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660066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3333FF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Vib</text:p>
          </table:table-cell>
          <table:table-cell office:value-type="string" table:style-name="ce2">
            <text:p>Vb</text:p>
          </table:table-cell>
          <table:table-cell office:value-type="string" table:style-name="ce2">
            <text:p>Vic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Ic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0.48366155" table:style-name="ce1">
            <text:p>0.48366155</text:p>
          </table:table-cell>
          <table:table-cell office:value-type="float" office:value="0.47214573999999998" table:style-name="ce1">
            <text:p>0.47214574</text:p>
          </table:table-cell>
          <table:table-cell office:value-type="float" office:value="6.2189999999999999E-5" table:style-name="ce1">
            <text:p>0.00006219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0.47214573999999998" table:formula="of:=[.E7]" table:style-name="ce1">
            <text:p>0.47214574</text:p>
          </table:table-cell>
          <table:table-cell office:value-type="float" office:value="1.1516E-4" table:formula="of:=[.G7]" table:style-name="ce1">
            <text:p>0.00011516</text:p>
          </table:table-cell>
          <table:table-cell office:value-type="float" office:value="0.49517721999999997" table:formula="of:=[.E24]" table:style-name="ce1">
            <text:p>0.49517722</text:p>
          </table:table-cell>
          <table:table-cell office:value-type="float" office:value="2.3032E-4" table:formula="of:=[.G24]" table:style-name="ce1">
            <text:p>0.00023032</text:p>
          </table:table-cell>
          <table:table-cell office:value-type="float" office:value="0.48366155" table:formula="of:=[.E41]" table:style-name="ce1">
            <text:p>0.48366155</text:p>
          </table:table-cell>
          <table:table-cell office:value-type="float" office:value="3.4547000000000001E-4" table:formula="of:=[.G41]" table:style-name="ce1">
            <text:p>0.00034547</text:p>
          </table:table-cell>
          <table:table-cell office:value-type="float" office:value="0.47214573999999998" table:formula="of:=[.E58]" table:style-name="ce1">
            <text:p>0.47214574</text:p>
          </table:table-cell>
          <table:table-cell office:value-type="float" office:value="4.6063000000000001E-4" table:formula="of:=[.G58]" table:style-name="ce1">
            <text:p>0.00046063</text:p>
          </table:table-cell>
          <table:table-cell office:value-type="float" office:value="0.46062997999999999" table:formula="of:=[.E75]" table:style-name="ce1">
            <text:p>0.46062998</text:p>
          </table:table-cell>
          <table:table-cell office:value-type="float" office:value="5.7578999999999996E-4" table:formula="of:=[.G75]" table:style-name="ce1">
            <text:p>0.00057579</text:p>
          </table:table-cell>
          <table:table-cell office:value-type="float" office:value="0.44911426999999998" table:formula="of:=[.E92]" table:style-name="ce1">
            <text:p>0.44911427</text:p>
          </table:table-cell>
          <table:table-cell office:value-type="float" office:value="6.9094000000000002E-4" table:formula="of:=[.G92]" table:style-name="ce1">
            <text:p>0.00069094</text:p>
          </table:table-cell>
          <table:table-cell office:value-type="float" office:value="0.43759851" table:formula="of:=[.E109]" table:style-name="ce1">
            <text:p>0.43759851</text:p>
          </table:table-cell>
          <table:table-cell office:value-type="float" office:value="8.0610000000000002E-4" table:formula="of:=[.G109]" table:style-name="ce1">
            <text:p>0.0008061</text:p>
          </table:table-cell>
          <table:table-cell office:value-type="float" office:value="0.43759851" table:formula="of:=[.E126]" table:style-name="ce1">
            <text:p>0.43759851</text:p>
          </table:table-cell>
          <table:table-cell office:value-type="float" office:value="8.0610000000000002E-4" table:formula="of:=[.G126]" table:style-name="ce1">
            <text:p>0.0008061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.99035443999999995" table:style-name="ce1">
            <text:p>0.99035444</text:p>
          </table:table-cell>
          <table:table-cell office:value-type="float" office:value="6.2189999999999999E-5" table:style-name="ce1">
            <text:p>0.00006219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0.99035443999999995" table:formula="of:=[.E8]" table:style-name="ce1">
            <text:p>0.99035444</text:p>
          </table:table-cell>
          <table:table-cell office:value-type="float" office:value="1.1516E-4" table:formula="of:=[.G8]" table:style-name="ce1">
            <text:p>0.00011516</text:p>
          </table:table-cell>
          <table:table-cell office:value-type="float" office:value="0.99035443999999995" table:formula="of:=[.E25]" table:style-name="ce1">
            <text:p>0.99035444</text:p>
          </table:table-cell>
          <table:table-cell office:value-type="float" office:value="1.1516E-4" table:formula="of:=[.G25]" table:style-name="ce1">
            <text:p>0.00011516</text:p>
          </table:table-cell>
          <table:table-cell office:value-type="float" office:value="0.97883872000000005" table:formula="of:=[.E42]" table:style-name="ce1">
            <text:p>0.97883872</text:p>
          </table:table-cell>
          <table:table-cell office:value-type="float" office:value="3.4547000000000001E-4" table:formula="of:=[.G42]" table:style-name="ce1">
            <text:p>0.00034547</text:p>
          </table:table-cell>
          <table:table-cell office:value-type="float" office:value="0.96732311000000004" table:formula="of:=[.E59]" table:style-name="ce1">
            <text:p>0.96732311</text:p>
          </table:table-cell>
          <table:table-cell office:value-type="float" office:value="3.4547000000000001E-4" table:formula="of:=[.G59]" table:style-name="ce1">
            <text:p>0.00034547</text:p>
          </table:table-cell>
          <table:table-cell office:value-type="float" office:value="0.95580730000000003" table:formula="of:=[.E76]" table:style-name="ce1">
            <text:p>0.9558073</text:p>
          </table:table-cell>
          <table:table-cell office:value-type="float" office:value="4.6063000000000001E-4" table:formula="of:=[.G76]" table:style-name="ce1">
            <text:p>0.00046063</text:p>
          </table:table-cell>
          <table:table-cell office:value-type="float" office:value="0.94429149000000001" table:formula="of:=[.E93]" table:style-name="ce1">
            <text:p>0.94429149</text:p>
          </table:table-cell>
          <table:table-cell office:value-type="float" office:value="5.7578999999999996E-4" table:formula="of:=[.G93]" table:style-name="ce1">
            <text:p>0.00057579</text:p>
          </table:table-cell>
          <table:table-cell office:value-type="float" office:value="0.93277568" table:formula="of:=[.E110]" table:style-name="ce1">
            <text:p>0.93277568</text:p>
          </table:table-cell>
          <table:table-cell office:value-type="float" office:value="6.9094999999999996E-4" table:formula="of:=[.G110]" table:style-name="ce1">
            <text:p>0.00069095</text:p>
          </table:table-cell>
          <table:table-cell office:value-type="float" office:value="0.93277568" table:formula="of:=[.E127]" table:style-name="ce1">
            <text:p>0.93277568</text:p>
          </table:table-cell>
          <table:table-cell office:value-type="float" office:value="6.9094999999999996E-4" table:formula="of:=[.G127]" table:style-name="ce1">
            <text:p>0.00069095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1.4740159500000001" table:style-name="ce1">
            <text:p>1.47401595</text:p>
          </table:table-cell>
          <table:table-cell office:value-type="float" office:value="1.4625001900000001" table:style-name="ce1">
            <text:p>1.46250019</text:p>
          </table:table-cell>
          <table:table-cell office:value-type="float" office:value="6.2189999999999999E-5" table:style-name="ce1">
            <text:p>0.00006219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1.4625001900000001" table:formula="of:=[.E9]" table:style-name="ce1">
            <text:p>1.46250019</text:p>
          </table:table-cell>
          <table:table-cell office:value-type="float" office:value="1.1516E-4" table:formula="of:=[.G9]" table:style-name="ce1">
            <text:p>0.00011516</text:p>
          </table:table-cell>
          <table:table-cell office:value-type="float" office:value="1.4509844700000001" table:formula="of:=[.E26]" table:style-name="ce1">
            <text:p>1.45098447</text:p>
          </table:table-cell>
          <table:table-cell office:value-type="float" office:value="2.3031000000000001E-4" table:formula="of:=[.G26]" table:style-name="ce1">
            <text:p>0.00023031</text:p>
          </table:table-cell>
          <table:table-cell office:value-type="float" office:value="1.43946876" table:formula="of:=[.E43]" table:style-name="ce1">
            <text:p>1.43946876</text:p>
          </table:table-cell>
          <table:table-cell office:value-type="float" office:value="3.4547000000000001E-4" table:formula="of:=[.G43]" table:style-name="ce1">
            <text:p>0.00034547</text:p>
          </table:table-cell>
          <table:table-cell office:value-type="float" office:value="1.43946876" table:formula="of:=[.E60]" table:style-name="ce1">
            <text:p>1.43946876</text:p>
          </table:table-cell>
          <table:table-cell office:value-type="float" office:value="3.4547000000000001E-4" table:formula="of:=[.G60]" table:style-name="ce1">
            <text:p>0.00034547</text:p>
          </table:table-cell>
          <table:table-cell office:value-type="float" office:value="1.427953" table:formula="of:=[.E77]" table:style-name="ce1">
            <text:p>1.427953</text:p>
          </table:table-cell>
          <table:table-cell office:value-type="float" office:value="4.6063000000000001E-4" table:formula="of:=[.G77]" table:style-name="ce1">
            <text:p>0.00046063</text:p>
          </table:table-cell>
          <table:table-cell office:value-type="float" office:value="1.4164373800000001" table:formula="of:=[.E94]" table:style-name="ce1">
            <text:p>1.41643738</text:p>
          </table:table-cell>
          <table:table-cell office:value-type="float" office:value="4.6063000000000001E-4" table:formula="of:=[.G94]" table:style-name="ce1">
            <text:p>0.00046063</text:p>
          </table:table-cell>
          <table:table-cell office:value-type="float" office:value="1.40492153" table:formula="of:=[.E111]" table:style-name="ce1">
            <text:p>1.40492153</text:p>
          </table:table-cell>
          <table:table-cell office:value-type="float" office:value="6.9094000000000002E-4" table:formula="of:=[.G111]" table:style-name="ce1">
            <text:p>0.00069094</text:p>
          </table:table-cell>
          <table:table-cell office:value-type="float" office:value="1.3934057900000001" table:formula="of:=[.E128]" table:style-name="ce1">
            <text:p>1.39340579</text:p>
          </table:table-cell>
          <table:table-cell office:value-type="float" office:value="8.0610000000000002E-4" table:formula="of:=[.G128]" table:style-name="ce1">
            <text:p>0.0008061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9691932599999999" table:style-name="ce1">
            <text:p>1.96919326</text:p>
          </table:table-cell>
          <table:table-cell office:value-type="float" office:value="6.2189999999999999E-5" table:style-name="ce1">
            <text:p>0.00006219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1.9691932599999999" table:formula="of:=[.E10]" table:style-name="ce1">
            <text:p>1.96919326</text:p>
          </table:table-cell>
          <table:table-cell office:value-type="float" office:value="1.1516E-4" table:formula="of:=[.G10]" table:style-name="ce1">
            <text:p>0.00011516</text:p>
          </table:table-cell>
          <table:table-cell office:value-type="float" office:value="1.9691932599999999" table:formula="of:=[.E27]" table:style-name="ce1">
            <text:p>1.96919326</text:p>
          </table:table-cell>
          <table:table-cell office:value-type="float" office:value="1.1516E-4" table:formula="of:=[.G27]" table:style-name="ce1">
            <text:p>0.00011516</text:p>
          </table:table-cell>
          <table:table-cell office:value-type="float" office:value="1.95767745" table:formula="of:=[.E44]" table:style-name="ce1">
            <text:p>1.95767745</text:p>
          </table:table-cell>
          <table:table-cell office:value-type="float" office:value="2.3031000000000001E-4" table:formula="of:=[.G44]" table:style-name="ce1">
            <text:p>0.00023031</text:p>
          </table:table-cell>
          <table:table-cell office:value-type="float" office:value="1.94616184" table:formula="of:=[.E61]" table:style-name="ce1">
            <text:p>1.94616184</text:p>
          </table:table-cell>
          <table:table-cell office:value-type="float" office:value="3.4547000000000001E-4" table:formula="of:=[.G61]" table:style-name="ce1">
            <text:p>0.00034547</text:p>
          </table:table-cell>
          <table:table-cell office:value-type="float" office:value="1.93464612" table:formula="of:=[.E78]" table:style-name="ce1">
            <text:p>1.93464612</text:p>
          </table:table-cell>
          <table:table-cell office:value-type="float" office:value="4.6063000000000001E-4" table:formula="of:=[.G78]" table:style-name="ce1">
            <text:p>0.00046063</text:p>
          </table:table-cell>
          <table:table-cell office:value-type="float" office:value="1.92313022" table:formula="of:=[.E95]" table:style-name="ce1">
            <text:p>1.92313022</text:p>
          </table:table-cell>
          <table:table-cell office:value-type="float" office:value="5.7578999999999996E-4" table:formula="of:=[.G95]" table:style-name="ce1">
            <text:p>0.00057579</text:p>
          </table:table-cell>
          <table:table-cell office:value-type="float" office:value="1.9116145099999999" table:formula="of:=[.E112]" table:style-name="ce1">
            <text:p>1.91161451</text:p>
          </table:table-cell>
          <table:table-cell office:value-type="float" office:value="6.9094000000000002E-4" table:formula="of:=[.G112]" table:style-name="ce1">
            <text:p>0.00069094</text:p>
          </table:table-cell>
          <table:table-cell office:value-type="float" office:value="1.9000988000000001" table:formula="of:=[.E129]" table:style-name="ce1">
            <text:p>1.9000988</text:p>
          </table:table-cell>
          <table:table-cell office:value-type="float" office:value="8.0610000000000002E-4" table:formula="of:=[.G129]" table:style-name="ce1">
            <text:p>0.0008061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2.49891781" table:style-name="ce1">
            <text:p>2.49891781</text:p>
          </table:table-cell>
          <table:table-cell office:value-type="float" office:value="2.4874019600000001" table:style-name="ce1">
            <text:p>2.48740196</text:p>
          </table:table-cell>
          <table:table-cell office:value-type="float" office:value="6.2189999999999999E-5" table:style-name="ce1">
            <text:p>0.00006219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2.4874019600000001" table:formula="of:=[.E11]" table:style-name="ce1">
            <text:p>2.48740196</text:p>
          </table:table-cell>
          <table:table-cell office:value-type="float" office:value="1.1516E-4" table:formula="of:=[.G11]" table:style-name="ce1">
            <text:p>0.00011516</text:p>
          </table:table-cell>
          <table:table-cell office:value-type="float" office:value="2.4758860999999999" table:formula="of:=[.E28]" table:style-name="ce1">
            <text:p>2.4758861</text:p>
          </table:table-cell>
          <table:table-cell office:value-type="float" office:value="2.3032E-4" table:formula="of:=[.G28]" table:style-name="ce1">
            <text:p>0.00023032</text:p>
          </table:table-cell>
          <table:table-cell office:value-type="float" office:value="2.4643704799999999" table:formula="of:=[.E45]" table:style-name="ce1">
            <text:p>2.46437048</text:p>
          </table:table-cell>
          <table:table-cell office:value-type="float" office:value="3.4547000000000001E-4" table:formula="of:=[.G45]" table:style-name="ce1">
            <text:p>0.00034547</text:p>
          </table:table-cell>
          <table:table-cell office:value-type="float" office:value="2.4528548699999999" table:formula="of:=[.E62]" table:style-name="ce1">
            <text:p>2.45285487</text:p>
          </table:table-cell>
          <table:table-cell office:value-type="float" office:value="4.6063000000000001E-4" table:formula="of:=[.G62]" table:style-name="ce1">
            <text:p>0.00046063</text:p>
          </table:table-cell>
          <table:table-cell office:value-type="float" office:value="2.4413390100000001" table:formula="of:=[.E79]" table:style-name="ce1">
            <text:p>2.44133901</text:p>
          </table:table-cell>
          <table:table-cell office:value-type="float" office:value="5.7578999999999996E-4" table:formula="of:=[.G79]" table:style-name="ce1">
            <text:p>0.00057579</text:p>
          </table:table-cell>
          <table:table-cell office:value-type="float" office:value="2.4413390100000001" table:formula="of:=[.E96]" table:style-name="ce1">
            <text:p>2.44133901</text:p>
          </table:table-cell>
          <table:table-cell office:value-type="float" office:value="5.7578999999999996E-4" table:formula="of:=[.G96]" table:style-name="ce1">
            <text:p>0.00057579</text:p>
          </table:table-cell>
          <table:table-cell office:value-type="float" office:value="2.4298233900000001" table:formula="of:=[.E113]" table:style-name="ce1">
            <text:p>2.42982339</text:p>
          </table:table-cell>
          <table:table-cell office:value-type="float" office:value="6.9094000000000002E-4" table:formula="of:=[.G113]" table:style-name="ce1">
            <text:p>0.00069094</text:p>
          </table:table-cell>
          <table:table-cell office:value-type="float" office:value="2.4183075399999998" table:formula="of:=[.E130]" table:style-name="ce1">
            <text:p>2.41830754</text:p>
          </table:table-cell>
          <table:table-cell office:value-type="float" office:value="8.0610000000000002E-4" table:formula="of:=[.G130]" table:style-name="ce1">
            <text:p>0.0008061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6.2189999999999999E-5" table:style-name="ce1">
            <text:p>0.00006219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2.9480319000000001" table:formula="of:=[.E12]" table:style-name="ce1">
            <text:p>2.9480319</text:p>
          </table:table-cell>
          <table:table-cell office:value-type="float" office:value="1.1516E-4" table:formula="of:=[.G12]" table:style-name="ce1">
            <text:p>0.00011516</text:p>
          </table:table-cell>
          <table:table-cell office:value-type="float" office:value="2.9480319000000001" table:formula="of:=[.E29]" table:style-name="ce1">
            <text:p>2.9480319</text:p>
          </table:table-cell>
          <table:table-cell office:value-type="float" office:value="1.1516E-4" table:formula="of:=[.G29]" table:style-name="ce1">
            <text:p>0.00011516</text:p>
          </table:table-cell>
          <table:table-cell office:value-type="float" office:value="2.9250003800000002" table:formula="of:=[.E46]" table:style-name="ce1">
            <text:p>2.92500038</text:p>
          </table:table-cell>
          <table:table-cell office:value-type="float" office:value="3.4547000000000001E-4" table:formula="of:=[.G46]" table:style-name="ce1">
            <text:p>0.00034547</text:p>
          </table:table-cell>
          <table:table-cell office:value-type="float" office:value="2.9250003800000002" table:formula="of:=[.E63]" table:style-name="ce1">
            <text:p>2.92500038</text:p>
          </table:table-cell>
          <table:table-cell office:value-type="float" office:value="3.4547000000000001E-4" table:formula="of:=[.G63]" table:style-name="ce1">
            <text:p>0.00034547</text:p>
          </table:table-cell>
          <table:table-cell office:value-type="float" office:value="2.9134847599999998" table:formula="of:=[.E80]" table:style-name="ce1">
            <text:p>2.91348476</text:p>
          </table:table-cell>
          <table:table-cell office:value-type="float" office:value="4.6063000000000001E-4" table:formula="of:=[.G80]" table:style-name="ce1">
            <text:p>0.00046063</text:p>
          </table:table-cell>
          <table:table-cell office:value-type="float" office:value="2.9019689500000001" table:formula="of:=[.E97]" table:style-name="ce1">
            <text:p>2.90196895</text:p>
          </table:table-cell>
          <table:table-cell office:value-type="float" office:value="5.7578999999999996E-4" table:formula="of:=[.G97]" table:style-name="ce1">
            <text:p>0.00057579</text:p>
          </table:table-cell>
          <table:table-cell office:value-type="float" office:value="2.8904533300000002" table:formula="of:=[.E114]" table:style-name="ce1">
            <text:p>2.89045333</text:p>
          </table:table-cell>
          <table:table-cell office:value-type="float" office:value="6.9094000000000002E-4" table:formula="of:=[.G114]" table:style-name="ce1">
            <text:p>0.00069094</text:p>
          </table:table-cell>
          <table:table-cell office:value-type="float" office:value="2.87893753" table:formula="of:=[.E131]" table:style-name="ce1">
            <text:p>2.87893753</text:p>
          </table:table-cell>
          <table:table-cell office:value-type="float" office:value="8.0610000000000002E-4" table:formula="of:=[.G131]" table:style-name="ce1">
            <text:p>0.0008061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3.46624088" table:style-name="ce1">
            <text:p>3.46624088</text:p>
          </table:table-cell>
          <table:table-cell office:value-type="float" office:value="6.2189999999999999E-5" table:style-name="ce1">
            <text:p>0.00006219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3.46624088" table:formula="of:=[.E13]" table:style-name="ce1">
            <text:p>3.46624088</text:p>
          </table:table-cell>
          <table:table-cell office:value-type="float" office:value="1.1516E-4" table:formula="of:=[.G13]" table:style-name="ce1">
            <text:p>0.00011516</text:p>
          </table:table-cell>
          <table:table-cell office:value-type="float" office:value="3.45472526" table:formula="of:=[.E30]" table:style-name="ce1">
            <text:p>3.45472526</text:p>
          </table:table-cell>
          <table:table-cell office:value-type="float" office:value="2.3031000000000001E-4" table:formula="of:=[.G30]" table:style-name="ce1">
            <text:p>0.00023031</text:p>
          </table:table-cell>
          <table:table-cell office:value-type="float" office:value="3.4432091699999998" table:formula="of:=[.E47]" table:style-name="ce1">
            <text:p>3.44320917</text:p>
          </table:table-cell>
          <table:table-cell office:value-type="float" office:value="3.4547000000000001E-4" table:formula="of:=[.G47]" table:style-name="ce1">
            <text:p>0.00034547</text:p>
          </table:table-cell>
          <table:table-cell office:value-type="float" office:value="3.4316935499999999" table:formula="of:=[.E64]" table:style-name="ce1">
            <text:p>3.43169355</text:p>
          </table:table-cell>
          <table:table-cell office:value-type="float" office:value="4.6063000000000001E-4" table:formula="of:=[.G64]" table:style-name="ce1">
            <text:p>0.00046063</text:p>
          </table:table-cell>
          <table:table-cell office:value-type="float" office:value="3.42017769" table:formula="of:=[.E81]" table:style-name="ce1">
            <text:p>3.42017769</text:p>
          </table:table-cell>
          <table:table-cell office:value-type="float" office:value="5.7578999999999996E-4" table:formula="of:=[.G81]" table:style-name="ce1">
            <text:p>0.00057579</text:p>
          </table:table-cell>
          <table:table-cell office:value-type="float" office:value="3.40866208" table:formula="of:=[.E98]" table:style-name="ce1">
            <text:p>3.40866208</text:p>
          </table:table-cell>
          <table:table-cell office:value-type="float" office:value="6.9094000000000002E-4" table:formula="of:=[.G98]" table:style-name="ce1">
            <text:p>0.00069094</text:p>
          </table:table-cell>
          <table:table-cell office:value-type="float" office:value="3.3971462200000002" table:formula="of:=[.E115]" table:style-name="ce1">
            <text:p>3.39714622</text:p>
          </table:table-cell>
          <table:table-cell office:value-type="float" office:value="8.0610000000000002E-4" table:formula="of:=[.G115]" table:style-name="ce1">
            <text:p>0.0008061</text:p>
          </table:table-cell>
          <table:table-cell office:value-type="float" office:value="3.3971462200000002" table:formula="of:=[.E132]" table:style-name="ce1">
            <text:p>3.39714622</text:p>
          </table:table-cell>
          <table:table-cell office:value-type="float" office:value="8.0610000000000002E-4" table:formula="of:=[.G132]" table:style-name="ce1">
            <text:p>0.0008061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6.2189999999999999E-5" table:style-name="ce1">
            <text:p>0.00006219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3.98444938" table:formula="of:=[.E14]" table:style-name="ce1">
            <text:p>3.98444938</text:p>
          </table:table-cell>
          <table:table-cell office:value-type="float" office:value="1.1516E-4" table:formula="of:=[.G14]" table:style-name="ce1">
            <text:p>0.00011516</text:p>
          </table:table-cell>
          <table:table-cell office:value-type="float" office:value="3.9729337600000001" table:formula="of:=[.E31]" table:style-name="ce1">
            <text:p>3.97293376</text:p>
          </table:table-cell>
          <table:table-cell office:value-type="float" office:value="2.3032E-4" table:formula="of:=[.G31]" table:style-name="ce1">
            <text:p>0.00023032</text:p>
          </table:table-cell>
          <table:table-cell office:value-type="float" office:value="3.9614179599999999" table:formula="of:=[.E48]" table:style-name="ce1">
            <text:p>3.96141796</text:p>
          </table:table-cell>
          <table:table-cell office:value-type="float" office:value="3.4548000000000001E-4" table:formula="of:=[.G48]" table:style-name="ce1">
            <text:p>0.00034548</text:p>
          </table:table-cell>
          <table:table-cell office:value-type="float" office:value="3.94990234" table:formula="of:=[.E65]" table:style-name="ce1">
            <text:p>3.94990234</text:p>
          </table:table-cell>
          <table:table-cell office:value-type="float" office:value="4.6063000000000001E-4" table:formula="of:=[.G65]" table:style-name="ce1">
            <text:p>0.00046063</text:p>
          </table:table-cell>
          <table:table-cell office:value-type="float" office:value="3.9383864399999999" table:formula="of:=[.E82]" table:style-name="ce1">
            <text:p>3.93838644</text:p>
          </table:table-cell>
          <table:table-cell office:value-type="float" office:value="5.7578999999999996E-4" table:formula="of:=[.G82]" table:style-name="ce1">
            <text:p>0.00057579</text:p>
          </table:table-cell>
          <table:table-cell office:value-type="float" office:value="3.92687082" table:formula="of:=[.E99]" table:style-name="ce1">
            <text:p>3.92687082</text:p>
          </table:table-cell>
          <table:table-cell office:value-type="float" office:value="6.9094999999999996E-4" table:formula="of:=[.G99]" table:style-name="ce1">
            <text:p>0.00069095</text:p>
          </table:table-cell>
          <table:table-cell office:value-type="float" office:value="3.91535491" table:formula="of:=[.E116]" table:style-name="ce1">
            <text:p>3.91535491</text:p>
          </table:table-cell>
          <table:table-cell office:value-type="float" office:value="8.0610999999999996E-4" table:formula="of:=[.G116]" table:style-name="ce1">
            <text:p>0.00080611</text:p>
          </table:table-cell>
          <table:table-cell office:value-type="float" office:value="3.9038393" table:formula="of:=[.E133]" table:style-name="ce1">
            <text:p>3.9038393</text:p>
          </table:table-cell>
          <table:table-cell office:value-type="float" office:value="9.2126000000000003E-4" table:formula="of:=[.G133]" table:style-name="ce1">
            <text:p>0.00092126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4.4565954200000002" table:style-name="ce1">
            <text:p>4.45659542</text:p>
          </table:table-cell>
          <table:table-cell office:value-type="float" office:value="4.4450798000000002" table:style-name="ce1">
            <text:p>4.4450798</text:p>
          </table:table-cell>
          <table:table-cell office:value-type="float" office:value="6.1420000000000005E-5" table:style-name="ce1">
            <text:p>0.00006142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4.4450798000000002" table:formula="of:=[.E15]" table:style-name="ce1">
            <text:p>4.4450798</text:p>
          </table:table-cell>
          <table:table-cell office:value-type="float" office:value="1.1516E-4" table:formula="of:=[.G15]" table:style-name="ce1">
            <text:p>0.00011516</text:p>
          </table:table-cell>
          <table:table-cell office:value-type="float" office:value="4.4450798000000002" table:formula="of:=[.E32]" table:style-name="ce1">
            <text:p>4.4450798</text:p>
          </table:table-cell>
          <table:table-cell office:value-type="float" office:value="2.3031000000000001E-4" table:formula="of:=[.G32]" table:style-name="ce1">
            <text:p>0.00023031</text:p>
          </table:table-cell>
          <table:table-cell office:value-type="float" office:value="4.4220480899999997" table:formula="of:=[.E49]" table:style-name="ce1">
            <text:p>4.42204809</text:p>
          </table:table-cell>
          <table:table-cell office:value-type="float" office:value="3.4547000000000001E-4" table:formula="of:=[.G49]" table:style-name="ce1">
            <text:p>0.00034547</text:p>
          </table:table-cell>
          <table:table-cell office:value-type="float" office:value="4.4220480899999997" table:formula="of:=[.E66]" table:style-name="ce1">
            <text:p>4.42204809</text:p>
          </table:table-cell>
          <table:table-cell office:value-type="float" office:value="4.6063000000000001E-4" table:formula="of:=[.G66]" table:style-name="ce1">
            <text:p>0.00046063</text:p>
          </table:table-cell>
          <table:table-cell office:value-type="float" office:value="4.4105324699999997" table:formula="of:=[.E83]" table:style-name="ce1">
            <text:p>4.41053247</text:p>
          </table:table-cell>
          <table:table-cell office:value-type="float" office:value="4.6063000000000001E-4" table:formula="of:=[.G83]" table:style-name="ce1">
            <text:p>0.00046063</text:p>
          </table:table-cell>
          <table:table-cell office:value-type="float" office:value="4.3990163799999999" table:formula="of:=[.E100]" table:style-name="ce1">
            <text:p>4.39901638</text:p>
          </table:table-cell>
          <table:table-cell office:value-type="float" office:value="6.9094999999999996E-4" table:formula="of:=[.G100]" table:style-name="ce1">
            <text:p>0.00069095</text:p>
          </table:table-cell>
          <table:table-cell office:value-type="float" office:value="4.38750076" table:formula="of:=[.E117]" table:style-name="ce1">
            <text:p>4.38750076</text:p>
          </table:table-cell>
          <table:table-cell office:value-type="float" office:value="6.9094999999999996E-4" table:formula="of:=[.G117]" table:style-name="ce1">
            <text:p>0.00069095</text:p>
          </table:table-cell>
          <table:table-cell office:value-type="float" office:value="4.3759851400000001" table:formula="of:=[.E134]" table:style-name="ce1">
            <text:p>4.37598514</text:p>
          </table:table-cell>
          <table:table-cell office:value-type="float" office:value="8.0610000000000002E-4" table:formula="of:=[.G134]" table:style-name="ce1">
            <text:p>0.0008061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4.98632001" table:style-name="ce1">
            <text:p>4.98632001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6.1420000000000005E-5" table:style-name="ce1">
            <text:p>0.00006142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4.9748039200000003" table:formula="of:=[.E16]" table:style-name="ce1">
            <text:p>4.97480392</text:p>
          </table:table-cell>
          <table:table-cell office:value-type="float" office:value="1.1516E-4" table:formula="of:=[.G16]" table:style-name="ce1">
            <text:p>0.00011516</text:p>
          </table:table-cell>
          <table:table-cell office:value-type="float" office:value="4.9517722099999997" table:formula="of:=[.E33]" table:style-name="ce1">
            <text:p>4.95177221</text:p>
          </table:table-cell>
          <table:table-cell office:value-type="float" office:value="2.3032E-4" table:formula="of:=[.G33]" table:style-name="ce1">
            <text:p>0.00023032</text:p>
          </table:table-cell>
          <table:table-cell office:value-type="float" office:value="4.9402565899999997" table:formula="of:=[.E50]" table:style-name="ce1">
            <text:p>4.94025659</text:p>
          </table:table-cell>
          <table:table-cell office:value-type="float" office:value="3.4547000000000001E-4" table:formula="of:=[.G50]" table:style-name="ce1">
            <text:p>0.00034547</text:p>
          </table:table-cell>
          <table:table-cell office:value-type="float" office:value="4.9287409699999998" table:formula="of:=[.E67]" table:style-name="ce1">
            <text:p>4.92874097</text:p>
          </table:table-cell>
          <table:table-cell office:value-type="float" office:value="4.6063000000000001E-4" table:formula="of:=[.G67]" table:style-name="ce1">
            <text:p>0.00046063</text:p>
          </table:table-cell>
          <table:table-cell office:value-type="float" office:value="4.9172253599999998" table:formula="of:=[.E84]" table:style-name="ce1">
            <text:p>4.91722536</text:p>
          </table:table-cell>
          <table:table-cell office:value-type="float" office:value="5.7578999999999996E-4" table:formula="of:=[.G84]" table:style-name="ce1">
            <text:p>0.00057579</text:p>
          </table:table-cell>
          <table:table-cell office:value-type="float" office:value="4.9057097399999998" table:formula="of:=[.E101]" table:style-name="ce1">
            <text:p>4.90570974</text:p>
          </table:table-cell>
          <table:table-cell office:value-type="float" office:value="6.9094000000000002E-4" table:formula="of:=[.G101]" table:style-name="ce1">
            <text:p>0.00069094</text:p>
          </table:table-cell>
          <table:table-cell office:value-type="float" office:value="4.8941936400000001" table:formula="of:=[.E118]" table:style-name="ce1">
            <text:p>4.89419364</text:p>
          </table:table-cell>
          <table:table-cell office:value-type="float" office:value="8.0610000000000002E-4" table:formula="of:=[.G118]" table:style-name="ce1">
            <text:p>0.0008061</text:p>
          </table:table-cell>
          <table:table-cell office:value-type="float" office:value="4.8826780300000001" table:formula="of:=[.E135]" table:style-name="ce1">
            <text:p>4.88267803</text:p>
          </table:table-cell>
          <table:table-cell office:value-type="float" office:value="9.2126000000000003E-4" table:formula="of:=[.G135]" table:style-name="ce1">
            <text:p>0.00092126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5.4469494799999998" table:style-name="ce1">
            <text:p>5.44694948</text:p>
          </table:table-cell>
          <table:table-cell office:value-type="float" office:value="5.4354338599999998" table:style-name="ce1">
            <text:p>5.43543386</text:p>
          </table:table-cell>
          <table:table-cell office:value-type="float" office:value="6.1420000000000005E-5" table:style-name="ce1">
            <text:p>0.00006142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5.4354338599999998" table:formula="of:=[.E17]" table:style-name="ce1">
            <text:p>5.43543386</text:p>
          </table:table-cell>
          <table:table-cell office:value-type="float" office:value="1.1516E-4" table:formula="of:=[.G17]" table:style-name="ce1">
            <text:p>0.00011516</text:p>
          </table:table-cell>
          <table:table-cell office:value-type="float" office:value="5.4239182399999999" table:formula="of:=[.E34]" table:style-name="ce1">
            <text:p>5.42391824</text:p>
          </table:table-cell>
          <table:table-cell office:value-type="float" office:value="2.3031000000000001E-4" table:formula="of:=[.G34]" table:style-name="ce1">
            <text:p>0.00023031</text:p>
          </table:table-cell>
          <table:table-cell office:value-type="float" office:value="5.4124026199999999" table:formula="of:=[.E51]" table:style-name="ce1">
            <text:p>5.41240262</text:p>
          </table:table-cell>
          <table:table-cell office:value-type="float" office:value="3.4547000000000001E-4" table:formula="of:=[.G51]" table:style-name="ce1">
            <text:p>0.00034547</text:p>
          </table:table-cell>
          <table:table-cell office:value-type="float" office:value="5.3893709100000002" table:formula="of:=[.E68]" table:style-name="ce1">
            <text:p>5.38937091</text:p>
          </table:table-cell>
          <table:table-cell office:value-type="float" office:value="4.6063000000000001E-4" table:formula="of:=[.G68]" table:style-name="ce1">
            <text:p>0.00046063</text:p>
          </table:table-cell>
          <table:table-cell office:value-type="float" office:value="5.3893709100000002" table:formula="of:=[.E85]" table:style-name="ce1">
            <text:p>5.38937091</text:p>
          </table:table-cell>
          <table:table-cell office:value-type="float" office:value="5.7578999999999996E-4" table:formula="of:=[.G85]" table:style-name="ce1">
            <text:p>0.00057579</text:p>
          </table:table-cell>
          <table:table-cell office:value-type="float" office:value="5.3663396800000003" table:formula="of:=[.E102]" table:style-name="ce1">
            <text:p>5.36633968</text:p>
          </table:table-cell>
          <table:table-cell office:value-type="float" office:value="8.0610000000000002E-4" table:formula="of:=[.G102]" table:style-name="ce1">
            <text:p>0.0008061</text:p>
          </table:table-cell>
          <table:table-cell office:value-type="float" office:value="5.3548240600000003" table:formula="of:=[.E119]" table:style-name="ce1">
            <text:p>5.35482406</text:p>
          </table:table-cell>
          <table:table-cell office:value-type="float" office:value="9.2124999999999998E-4" table:formula="of:=[.G119]" table:style-name="ce1">
            <text:p>0.00092125</text:p>
          </table:table-cell>
          <table:table-cell office:value-type="float" office:value="5.3433079699999997" table:formula="of:=[.E136]" table:style-name="ce1">
            <text:p>5.34330797</text:p>
          </table:table-cell>
          <table:table-cell office:value-type="float" office:value="1.0364199999999999E-3" table:formula="of:=[.G136]" table:style-name="ce1">
            <text:p>0.00103642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9536428399999997" table:style-name="ce1">
            <text:p>5.95364284</text:p>
          </table:table-cell>
          <table:table-cell office:value-type="float" office:value="6.1420000000000005E-5" table:style-name="ce1">
            <text:p>0.00006142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5.9536428399999997" table:formula="of:=[.E18]" table:style-name="ce1">
            <text:p>5.95364284</text:p>
          </table:table-cell>
          <table:table-cell office:value-type="float" office:value="1.1516E-4" table:formula="of:=[.G18]" table:style-name="ce1">
            <text:p>0.00011516</text:p>
          </table:table-cell>
          <table:table-cell office:value-type="float" office:value="5.9421272199999997" table:formula="of:=[.E35]" table:style-name="ce1">
            <text:p>5.94212722</text:p>
          </table:table-cell>
          <table:table-cell office:value-type="float" office:value="2.3031000000000001E-4" table:formula="of:=[.G35]" table:style-name="ce1">
            <text:p>0.00023031</text:p>
          </table:table-cell>
          <table:table-cell office:value-type="float" office:value="5.9190950300000003" table:formula="of:=[.E52]" table:style-name="ce1">
            <text:p>5.91909503</text:p>
          </table:table-cell>
          <table:table-cell office:value-type="float" office:value="4.6063000000000001E-4" table:formula="of:=[.G52]" table:style-name="ce1">
            <text:p>0.00046063</text:p>
          </table:table-cell>
          <table:table-cell office:value-type="float" office:value="5.9075794200000002" table:formula="of:=[.E69]" table:style-name="ce1">
            <text:p>5.90757942</text:p>
          </table:table-cell>
          <table:table-cell office:value-type="float" office:value="5.7578999999999996E-4" table:formula="of:=[.G69]" table:style-name="ce1">
            <text:p>0.00057579</text:p>
          </table:table-cell>
          <table:table-cell office:value-type="float" office:value="5.8960638000000003" table:formula="of:=[.E86]" table:style-name="ce1">
            <text:p>5.8960638</text:p>
          </table:table-cell>
          <table:table-cell office:value-type="float" office:value="6.9094999999999996E-4" table:formula="of:=[.G86]" table:style-name="ce1">
            <text:p>0.00069095</text:p>
          </table:table-cell>
          <table:table-cell office:value-type="float" office:value="5.8845481800000004" table:formula="of:=[.E103]" table:style-name="ce1">
            <text:p>5.88454818</text:p>
          </table:table-cell>
          <table:table-cell office:value-type="float" office:value="8.0610000000000002E-4" table:formula="of:=[.G103]" table:style-name="ce1">
            <text:p>0.0008061</text:p>
          </table:table-cell>
          <table:table-cell office:value-type="float" office:value="5.8615164699999998" table:formula="of:=[.E120]" table:style-name="ce1">
            <text:p>5.86151647</text:p>
          </table:table-cell>
          <table:table-cell office:value-type="float" office:value="1.0364199999999999E-3" table:formula="of:=[.G120]" table:style-name="ce1">
            <text:p>0.00103642</text:p>
          </table:table-cell>
          <table:table-cell office:value-type="float" office:value="5.8500008499999998" table:formula="of:=[.E137]" table:style-name="ce1">
            <text:p>5.85000085</text:p>
          </table:table-cell>
          <table:table-cell office:value-type="float" office:value="1.1515799999999999E-3" table:formula="of:=[.G137]" table:style-name="ce1">
            <text:p>0.00115158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6.4833669599999997" table:style-name="ce1">
            <text:p>6.48336696</text:p>
          </table:table-cell>
          <table:table-cell office:value-type="float" office:value="6.4718513399999997" table:style-name="ce1">
            <text:p>6.47185134</text:p>
          </table:table-cell>
          <table:table-cell office:value-type="float" office:value="6.1420000000000005E-5" table:style-name="ce1">
            <text:p>0.00006142</text:p>
          </table:table-cell>
          <table:table-cell office:value-type="float" office:value="1.1516E-4" table:style-name="ce1">
            <text:p>0.00011516</text:p>
          </table:table-cell>
          <table:table-cell table:number-columns-repeated="2" table:style-name="ce1"/>
          <table:table-cell office:value-type="float" office:value="6.4718513399999997" table:formula="of:=[.E19]" table:style-name="ce1">
            <text:p>6.47185134</text:p>
          </table:table-cell>
          <table:table-cell office:value-type="float" office:value="1.1516E-4" table:formula="of:=[.G19]" table:style-name="ce1">
            <text:p>0.00011516</text:p>
          </table:table-cell>
          <table:table-cell office:value-type="float" office:value="6.4488201099999998" table:formula="of:=[.E36]" table:style-name="ce1">
            <text:p>6.44882011</text:p>
          </table:table-cell>
          <table:table-cell office:value-type="float" office:value="3.4547000000000001E-4" table:formula="of:=[.G36]" table:style-name="ce1">
            <text:p>0.00034547</text:p>
          </table:table-cell>
          <table:table-cell office:value-type="float" office:value="6.4373040100000001" table:formula="of:=[.E53]" table:style-name="ce1">
            <text:p>6.43730401</text:p>
          </table:table-cell>
          <table:table-cell office:value-type="float" office:value="4.6063000000000001E-4" table:formula="of:=[.G53]" table:style-name="ce1">
            <text:p>0.00046063</text:p>
          </table:table-cell>
          <table:table-cell office:value-type="float" office:value="6.4257884000000001" table:formula="of:=[.E70]" table:style-name="ce1">
            <text:p>6.4257884</text:p>
          </table:table-cell>
          <table:table-cell office:value-type="float" office:value="5.7578999999999996E-4" table:formula="of:=[.G70]" table:style-name="ce1">
            <text:p>0.00057579</text:p>
          </table:table-cell>
          <table:table-cell office:value-type="float" office:value="6.4027571600000002" table:formula="of:=[.E87]" table:style-name="ce1">
            <text:p>6.40275716</text:p>
          </table:table-cell>
          <table:table-cell office:value-type="float" office:value="8.0610000000000002E-4" table:formula="of:=[.G87]" table:style-name="ce1">
            <text:p>0.0008061</text:p>
          </table:table-cell>
          <table:table-cell office:value-type="float" office:value="6.3797254499999996" table:formula="of:=[.E104]" table:style-name="ce1">
            <text:p>6.37972545</text:p>
          </table:table-cell>
          <table:table-cell office:value-type="float" office:value="1.0364199999999999E-3" table:formula="of:=[.G104]" table:style-name="ce1">
            <text:p>0.00103642</text:p>
          </table:table-cell>
          <table:table-cell office:value-type="float" office:value="6.3682098299999996" table:formula="of:=[.E121]" table:style-name="ce1">
            <text:p>6.36820983</text:p>
          </table:table-cell>
          <table:table-cell office:value-type="float" office:value="1.15157E-3" table:formula="of:=[.G121]" table:style-name="ce1">
            <text:p>0.00115157</text:p>
          </table:table-cell>
          <table:table-cell office:value-type="float" office:value="6.3451785999999997" table:formula="of:=[.E138]" table:style-name="ce1">
            <text:p>6.3451786</text:p>
          </table:table-cell>
          <table:table-cell office:value-type="float" office:value="1.38188E-3" table:formula="of:=[.G138]" table:style-name="ce1">
            <text:p>0.00138188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6.9324817599999999" table:style-name="ce1">
            <text:p>6.93248176</text:p>
          </table:table-cell>
          <table:table-cell office:value-type="float" office:value="6.1420000000000005E-5" table:style-name="ce1">
            <text:p>0.00006142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2" table:style-name="ce1"/>
          <table:table-cell office:value-type="float" office:value="6.9324817599999999" table:formula="of:=[.E20]" table:style-name="ce1">
            <text:p>6.93248176</text:p>
          </table:table-cell>
          <table:table-cell office:value-type="float" office:value="2.3031000000000001E-4" table:formula="of:=[.G20]" table:style-name="ce1">
            <text:p>0.00023031</text:p>
          </table:table-cell>
          <table:table-cell office:value-type="float" office:value="6.92096614" table:formula="of:=[.E37]" table:style-name="ce1">
            <text:p>6.92096614</text:p>
          </table:table-cell>
          <table:table-cell office:value-type="float" office:value="3.4547000000000001E-4" table:formula="of:=[.G37]" table:style-name="ce1">
            <text:p>0.00034547</text:p>
          </table:table-cell>
          <table:table-cell office:value-type="float" office:value="6.8979339499999996" table:formula="of:=[.E54]" table:style-name="ce1">
            <text:p>6.89793395</text:p>
          </table:table-cell>
          <table:table-cell office:value-type="float" office:value="5.7578999999999996E-4" table:formula="of:=[.G54]" table:style-name="ce1">
            <text:p>0.00057579</text:p>
          </table:table-cell>
          <table:table-cell office:value-type="float" office:value="6.8749027199999997" table:formula="of:=[.E71]" table:style-name="ce1">
            <text:p>6.87490272</text:p>
          </table:table-cell>
          <table:table-cell office:value-type="float" office:value="8.0610000000000002E-4" table:formula="of:=[.G71]" table:style-name="ce1">
            <text:p>0.0008061</text:p>
          </table:table-cell>
          <table:table-cell office:value-type="float" office:value="6.85187101" table:formula="of:=[.E88]" table:style-name="ce1">
            <text:p>6.85187101</text:p>
          </table:table-cell>
          <table:table-cell office:value-type="float" office:value="1.0364199999999999E-3" table:formula="of:=[.G88]" table:style-name="ce1">
            <text:p>0.00103642</text:p>
          </table:table-cell>
          <table:table-cell office:value-type="float" office:value="6.8288397700000001" table:formula="of:=[.E105]" table:style-name="ce1">
            <text:p>6.82883977</text:p>
          </table:table-cell>
          <table:table-cell office:value-type="float" office:value="1.26673E-3" table:formula="of:=[.G105]" table:style-name="ce1">
            <text:p>0.00126673</text:p>
          </table:table-cell>
          <table:table-cell office:value-type="float" office:value="6.8058085400000001" table:formula="of:=[.E122]" table:style-name="ce1">
            <text:p>6.80580854</text:p>
          </table:table-cell>
          <table:table-cell office:value-type="float" office:value="1.49704E-3" table:formula="of:=[.G122]" table:style-name="ce1">
            <text:p>0.00149704</text:p>
          </table:table-cell>
          <table:table-cell office:value-type="float" office:value="6.7827768300000004" table:formula="of:=[.E139]" table:style-name="ce1">
            <text:p>6.78277683</text:p>
          </table:table-cell>
          <table:table-cell office:value-type="float" office:value="1.72736E-3" table:formula="of:=[.G139]" table:style-name="ce1">
            <text:p>0.00172736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7.4737219799999997" table:style-name="ce1">
            <text:p>7.47372198</text:p>
          </table:table-cell>
          <table:table-cell office:value-type="float" office:value="7.45069026" table:style-name="ce1">
            <text:p>7.45069026</text:p>
          </table:table-cell>
          <table:table-cell office:value-type="float" office:value="6.1420000000000005E-5" table:style-name="ce1">
            <text:p>0.00006142</text:p>
          </table:table-cell>
          <table:table-cell office:value-type="float" office:value="2.3032E-4" table:style-name="ce1">
            <text:p>0.00023032</text:p>
          </table:table-cell>
          <table:table-cell table:number-columns-repeated="2" table:style-name="ce1"/>
          <table:table-cell office:value-type="float" office:value="7.45069026" table:formula="of:=[.E21]" table:style-name="ce1">
            <text:p>7.45069026</text:p>
          </table:table-cell>
          <table:table-cell office:value-type="float" office:value="2.3032E-4" table:formula="of:=[.G21]" table:style-name="ce1">
            <text:p>0.00023032</text:p>
          </table:table-cell>
          <table:table-cell office:value-type="float" office:value="7.4276590300000001" table:formula="of:=[.E38]" table:style-name="ce1">
            <text:p>7.42765903</text:p>
          </table:table-cell>
          <table:table-cell office:value-type="float" office:value="4.6063000000000001E-4" table:formula="of:=[.G38]" table:style-name="ce1">
            <text:p>0.00046063</text:p>
          </table:table-cell>
          <table:table-cell office:value-type="float" office:value="7.3931117000000004" table:formula="of:=[.E55]" table:style-name="ce1">
            <text:p>7.3931117</text:p>
          </table:table-cell>
          <table:table-cell office:value-type="float" office:value="8.0610000000000002E-4" table:formula="of:=[.G55]" table:style-name="ce1">
            <text:p>0.0008061</text:p>
          </table:table-cell>
          <table:table-cell office:value-type="float" office:value="7.3585643699999999" table:formula="of:=[.E72]" table:style-name="ce1">
            <text:p>7.35856437</text:p>
          </table:table-cell>
          <table:table-cell office:value-type="float" office:value="1.1515799999999999E-3" table:formula="of:=[.G72]" table:style-name="ce1">
            <text:p>0.00115158</text:p>
          </table:table-cell>
          <table:table-cell office:value-type="float" office:value="6.4142727800000001" table:formula="of:=[.E89]" table:style-name="ce1">
            <text:p>6.41427278</text:p>
          </table:table-cell>
          <table:table-cell office:value-type="float" office:value="1.047933E-2" table:formula="of:=[.G89]" table:style-name="ce1">
            <text:p>0.01047933</text:p>
          </table:table-cell>
          <table:table-cell office:value-type="float" office:value="6.3912415500000002" table:formula="of:=[.E106]" table:style-name="ce1">
            <text:p>6.39124155</text:p>
          </table:table-cell>
          <table:table-cell office:value-type="float" office:value="1.0709639999999999E-2" table:formula="of:=[.G106]" table:style-name="ce1">
            <text:p>0.01070964</text:p>
          </table:table-cell>
          <table:table-cell office:value-type="float" office:value="6.3797254499999996" table:formula="of:=[.E123]" table:style-name="ce1">
            <text:p>6.37972545</text:p>
          </table:table-cell>
          <table:table-cell office:value-type="float" office:value="1.0824800000000001E-2" table:formula="of:=[.G123]" table:style-name="ce1">
            <text:p>0.0108248</text:p>
          </table:table-cell>
          <table:table-cell office:value-type="float" office:value="6.3566942199999996" table:formula="of:=[.E140]" table:style-name="ce1">
            <text:p>6.35669422</text:p>
          </table:table-cell>
          <table:table-cell office:value-type="float" office:value="1.105512E-2" table:formula="of:=[.G140]" table:style-name="ce1">
            <text:p>0.01105512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7.9919309600000004" table:style-name="ce1">
            <text:p>7.99193096</text:p>
          </table:table-cell>
          <table:table-cell office:value-type="float" office:value="7.9573831500000001" table:style-name="ce1">
            <text:p>7.95738315</text:p>
          </table:table-cell>
          <table:table-cell office:value-type="float" office:value="6.0649999999999997E-5" table:style-name="ce1">
            <text:p>0.00006065</text:p>
          </table:table-cell>
          <table:table-cell office:value-type="float" office:value="3.4548000000000001E-4" table:style-name="ce1">
            <text:p>0.00034548</text:p>
          </table:table-cell>
          <table:table-cell table:number-columns-repeated="2" table:style-name="ce1"/>
          <table:table-cell office:value-type="float" office:value="7.9573831500000001" table:formula="of:=[.E22]" table:style-name="ce1">
            <text:p>7.95738315</text:p>
          </table:table-cell>
          <table:table-cell office:value-type="float" office:value="3.4548000000000001E-4" table:formula="of:=[.G22]" table:style-name="ce1">
            <text:p>0.00034548</text:p>
          </table:table-cell>
          <table:table-cell office:value-type="float" office:value="6.2530522299999998" table:formula="of:=[.E39]" table:style-name="ce1">
            <text:p>6.25305223</text:p>
          </table:table-cell>
          <table:table-cell office:value-type="float" office:value="1.7158469999999999E-2" table:formula="of:=[.G39]" table:style-name="ce1">
            <text:p>0.01715847</text:p>
          </table:table-cell>
          <table:table-cell office:value-type="float" office:value="6.2530522299999998" table:formula="of:=[.E56]" table:style-name="ce1">
            <text:p>6.25305223</text:p>
          </table:table-cell>
          <table:table-cell office:value-type="float" office:value="1.7158469999999999E-2" table:formula="of:=[.G56]" table:style-name="ce1">
            <text:p>0.01715847</text:p>
          </table:table-cell>
          <table:table-cell office:value-type="float" office:value="6.2300205200000001" table:formula="of:=[.E73]" table:style-name="ce1">
            <text:p>6.23002052</text:p>
          </table:table-cell>
          <table:table-cell office:value-type="float" office:value="1.7273630000000002E-2" table:formula="of:=[.G73]" table:style-name="ce1">
            <text:p>0.01727363</text:p>
          </table:table-cell>
          <table:table-cell office:value-type="float" office:value="6.2300205200000001" table:formula="of:=[.E90]" table:style-name="ce1">
            <text:p>6.23002052</text:p>
          </table:table-cell>
          <table:table-cell office:value-type="float" office:value="1.738878E-2" table:formula="of:=[.G90]" table:style-name="ce1">
            <text:p>0.01738878</text:p>
          </table:table-cell>
          <table:table-cell office:value-type="float" office:value="6.2185049000000001" table:formula="of:=[.E107]" table:style-name="ce1">
            <text:p>6.2185049</text:p>
          </table:table-cell>
          <table:table-cell office:value-type="float" office:value="1.7503939999999999E-2" table:formula="of:=[.G107]" table:style-name="ce1">
            <text:p>0.01750394</text:p>
          </table:table-cell>
          <table:table-cell office:value-type="float" office:value="6.2185049000000001" table:formula="of:=[.E124]" table:style-name="ce1">
            <text:p>6.2185049</text:p>
          </table:table-cell>
          <table:table-cell office:value-type="float" office:value="1.7503939999999999E-2" table:formula="of:=[.G124]" table:style-name="ce1">
            <text:p>0.01750394</text:p>
          </table:table-cell>
          <table:table-cell office:value-type="float" office:value="6.2069892800000002" table:formula="of:=[.E141]" table:style-name="ce1">
            <text:p>6.20698928</text:p>
          </table:table-cell>
          <table:table-cell office:value-type="float" office:value="1.7619099999999999E-2" table:formula="of:=[.G141]" table:style-name="ce1">
            <text:p>0.0176191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427953" table:style-name="ce1">
            <text:p>1.427953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8.4295291900000002" table:style-name="ce1">
            <text:p>8.42952919</text:p>
          </table:table-cell>
          <table:table-cell office:value-type="float" office:value="6.2069892800000002" table:style-name="ce1">
            <text:p>6.20698928</text:p>
          </table:table-cell>
          <table:table-cell office:value-type="float" office:value="5.6039999999999999E-5" table:style-name="ce1">
            <text:p>0.00005604</text:p>
          </table:table-cell>
          <table:table-cell office:value-type="float" office:value="2.2225399999999999E-2" table:style-name="ce1">
            <text:p>0.0222254</text:p>
          </table:table-cell>
          <table:table-cell table:number-columns-repeated="2" table:style-name="ce1"/>
          <table:table-cell office:value-type="float" office:value="6.2069892800000002" table:formula="of:=[.E23]" table:style-name="ce1">
            <text:p>6.20698928</text:p>
          </table:table-cell>
          <table:table-cell office:value-type="float" office:value="2.2225399999999999E-2" table:formula="of:=[.G23]" table:style-name="ce1">
            <text:p>0.0222254</text:p>
          </table:table-cell>
          <table:table-cell office:value-type="float" office:value="6.1954736700000002" table:formula="of:=[.E40]" table:style-name="ce1">
            <text:p>6.19547367</text:p>
          </table:table-cell>
          <table:table-cell office:value-type="float" office:value="2.245571E-2" table:formula="of:=[.G40]" table:style-name="ce1">
            <text:p>0.02245571</text:p>
          </table:table-cell>
          <table:table-cell office:value-type="float" office:value="6.1839580500000002" table:formula="of:=[.E57]" table:style-name="ce1">
            <text:p>6.18395805</text:p>
          </table:table-cell>
          <table:table-cell office:value-type="float" office:value="2.245571E-2" table:formula="of:=[.G57]" table:style-name="ce1">
            <text:p>0.02245571</text:p>
          </table:table-cell>
          <table:table-cell office:value-type="float" office:value="6.1724419499999996" table:formula="of:=[.E74]" table:style-name="ce1">
            <text:p>6.17244195</text:p>
          </table:table-cell>
          <table:table-cell office:value-type="float" office:value="2.257087E-2" table:formula="of:=[.G74]" table:style-name="ce1">
            <text:p>0.02257087</text:p>
          </table:table-cell>
          <table:table-cell office:value-type="float" office:value="6.1724419499999996" table:formula="of:=[.E91]" table:style-name="ce1">
            <text:p>6.17244195</text:p>
          </table:table-cell>
          <table:table-cell office:value-type="float" office:value="2.257087E-2" table:formula="of:=[.G91]" table:style-name="ce1">
            <text:p>0.02257087</text:p>
          </table:table-cell>
          <table:table-cell office:value-type="float" office:value="6.1609263399999996" table:formula="of:=[.E108]" table:style-name="ce1">
            <text:p>6.16092634</text:p>
          </table:table-cell>
          <table:table-cell office:value-type="float" office:value="2.2686029999999999E-2" table:formula="of:=[.G108]" table:style-name="ce1">
            <text:p>0.02268603</text:p>
          </table:table-cell>
          <table:table-cell office:value-type="float" office:value="6.1609263399999996" table:formula="of:=[.E125]" table:style-name="ce1">
            <text:p>6.16092634</text:p>
          </table:table-cell>
          <table:table-cell office:value-type="float" office:value="2.2686029999999999E-2" table:formula="of:=[.G125]" table:style-name="ce1">
            <text:p>0.02268603</text:p>
          </table:table-cell>
          <table:table-cell office:value-type="float" office:value="6.1378950999999997" table:formula="of:=[.E142]" table:style-name="ce1">
            <text:p>6.1378951</text:p>
          </table:table-cell>
          <table:table-cell office:value-type="float" office:value="2.291634E-2" table:formula="of:=[.G142]" table:style-name="ce1">
            <text:p>0.02291634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2.3032E-4" table:style-name="ce1">
            <text:p>0.0002303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.99035443999999995" table:style-name="ce1">
            <text:p>0.99035444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1.1516E-4" table:style-name="ce1">
            <text:p>0.000115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1.4740159500000001" table:style-name="ce1">
            <text:p>1.47401595</text:p>
          </table:table-cell>
          <table:table-cell office:value-type="float" office:value="1.4509844700000001" table:style-name="ce1">
            <text:p>1.45098447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9691932599999999" table:style-name="ce1">
            <text:p>1.96919326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1.1516E-4" table:style-name="ce1">
            <text:p>0.00011516</text:p>
          </table:table-cell>
          <table:table-cell table:number-columns-repeated="3" table:style-name="ce1"/>
          <table:table-cell table:style-name="ce1">
            <draw:frame draw:z-index="1" draw:id="id0" draw:style-name="a0" draw:name="Chart 1" svg:x="0.8094in" svg:y="0.1642in" svg:width="6.287in" svg:height="3.544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2.49891781" table:style-name="ce1">
            <text:p>2.49891781</text:p>
          </table:table-cell>
          <table:table-cell office:value-type="float" office:value="2.4758860999999999" table:style-name="ce1">
            <text:p>2.4758861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2.3032E-4" table:style-name="ce1">
            <text:p>0.0002303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1.1516E-4" table:style-name="ce1">
            <text:p>0.000115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3.45472526" table:style-name="ce1">
            <text:p>3.45472526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3.9729337600000001" table:style-name="ce1">
            <text:p>3.97293376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2.3032E-4" table:style-name="ce1">
            <text:p>0.0002303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4.4681110300000002" table:style-name="ce1">
            <text:p>4.46811103</text:p>
          </table:table-cell>
          <table:table-cell office:value-type="float" office:value="4.4450798000000002" table:style-name="ce1">
            <text:p>4.4450798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4.9517722099999997" table:style-name="ce1">
            <text:p>4.95177221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2.3032E-4" table:style-name="ce1">
            <text:p>0.000230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5.4469494799999998" table:style-name="ce1">
            <text:p>5.44694948</text:p>
          </table:table-cell>
          <table:table-cell office:value-type="float" office:value="5.4239182399999999" table:style-name="ce1">
            <text:p>5.42391824</text:p>
          </table:table-cell>
          <table:table-cell office:value-type="float" office:value="1.0978E-4" table:style-name="ce1">
            <text:p>0.00010978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9421272199999997" table:style-name="ce1">
            <text:p>5.94212722</text:p>
          </table:table-cell>
          <table:table-cell office:value-type="float" office:value="1.0978E-4" table:style-name="ce1">
            <text:p>0.00010978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6.4833669599999997" table:style-name="ce1">
            <text:p>6.48336696</text:p>
          </table:table-cell>
          <table:table-cell office:value-type="float" office:value="6.4488201099999998" table:style-name="ce1">
            <text:p>6.44882011</text:p>
          </table:table-cell>
          <table:table-cell office:value-type="float" office:value="1.0978E-4" table:style-name="ce1">
            <text:p>0.00010978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6.92096614" table:style-name="ce1">
            <text:p>6.92096614</text:p>
          </table:table-cell>
          <table:table-cell office:value-type="float" office:value="1.0978E-4" table:style-name="ce1">
            <text:p>0.00010978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7.4737219799999997" table:style-name="ce1">
            <text:p>7.47372198</text:p>
          </table:table-cell>
          <table:table-cell office:value-type="float" office:value="7.4276590300000001" table:style-name="ce1">
            <text:p>7.42765903</text:p>
          </table:table-cell>
          <table:table-cell office:value-type="float" office:value="1.0978E-4" table:style-name="ce1">
            <text:p>0.00010978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7.96889877" table:style-name="ce1">
            <text:p>7.96889877</text:p>
          </table:table-cell>
          <table:table-cell office:value-type="float" office:value="6.2530522299999998" table:style-name="ce1">
            <text:p>6.25305223</text:p>
          </table:table-cell>
          <table:table-cell office:value-type="float" office:value="1.0594000000000001E-4" table:style-name="ce1">
            <text:p>0.00010594</text:p>
          </table:table-cell>
          <table:table-cell office:value-type="float" office:value="1.7158469999999999E-2" table:style-name="ce1">
            <text:p>0.017158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1764767100000002" table:style-name="ce1">
            <text:p>2.17647671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8.4410448000000002" table:style-name="ce1">
            <text:p>8.4410448</text:p>
          </table:table-cell>
          <table:table-cell office:value-type="float" office:value="6.1954736700000002" table:style-name="ce1">
            <text:p>6.19547367</text:p>
          </table:table-cell>
          <table:table-cell office:value-type="float" office:value="1.0594000000000001E-4" table:style-name="ce1">
            <text:p>0.00010594</text:p>
          </table:table-cell>
          <table:table-cell office:value-type="float" office:value="2.245571E-2" table:style-name="ce1">
            <text:p>0.022455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0.48366155" table:style-name="ce1">
            <text:p>0.48366155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1.0133860100000001" table:style-name="ce1">
            <text:p>1.01338601</text:p>
          </table:table-cell>
          <table:table-cell office:value-type="float" office:value="0.97883872000000005" table:style-name="ce1">
            <text:p>0.97883872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1.4740159500000001" table:style-name="ce1">
            <text:p>1.47401595</text:p>
          </table:table-cell>
          <table:table-cell office:value-type="float" office:value="1.43946876" table:style-name="ce1">
            <text:p>1.43946876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95767745" table:style-name="ce1">
            <text:p>1.95767745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2.49891781" table:style-name="ce1">
            <text:p>2.49891781</text:p>
          </table:table-cell>
          <table:table-cell office:value-type="float" office:value="2.4643704799999999" table:style-name="ce1">
            <text:p>2.46437048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9250003800000002" table:style-name="ce1">
            <text:p>2.92500038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3.4432091699999998" table:style-name="ce1">
            <text:p>3.44320917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3.9614179599999999" table:style-name="ce1">
            <text:p>3.96141796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8000000000001E-4" table:style-name="ce1">
            <text:p>0.0003454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4.4565954200000002" table:style-name="ce1">
            <text:p>4.45659542</text:p>
          </table:table-cell>
          <table:table-cell office:value-type="float" office:value="4.4220480899999997" table:style-name="ce1">
            <text:p>4.42204809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2972450000000004" table:style-name="ce1">
            <text:p>0.5297245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4.9402565899999997" table:style-name="ce1">
            <text:p>4.94025659</text:p>
          </table:table-cell>
          <table:table-cell office:value-type="float" office:value="1.5969000000000001E-4" table:style-name="ce1">
            <text:p>0.0001596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5.4469494799999998" table:style-name="ce1">
            <text:p>5.44694948</text:p>
          </table:table-cell>
          <table:table-cell office:value-type="float" office:value="5.4124026199999999" table:style-name="ce1">
            <text:p>5.41240262</text:p>
          </table:table-cell>
          <table:table-cell office:value-type="float" office:value="1.5892E-4" table:style-name="ce1">
            <text:p>0.00015892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9190950300000003" table:style-name="ce1">
            <text:p>5.91909503</text:p>
          </table:table-cell>
          <table:table-cell office:value-type="float" office:value="1.5892E-4" table:style-name="ce1">
            <text:p>0.0001589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6.4833669599999997" table:style-name="ce1">
            <text:p>6.48336696</text:p>
          </table:table-cell>
          <table:table-cell office:value-type="float" office:value="6.4373040100000001" table:style-name="ce1">
            <text:p>6.43730401</text:p>
          </table:table-cell>
          <table:table-cell office:value-type="float" office:value="1.5892E-4" table:style-name="ce1">
            <text:p>0.0001589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6.8979339499999996" table:style-name="ce1">
            <text:p>6.89793395</text:p>
          </table:table-cell>
          <table:table-cell office:value-type="float" office:value="1.5892E-4" table:style-name="ce1">
            <text:p>0.0001589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7.4737219799999997" table:style-name="ce1">
            <text:p>7.47372198</text:p>
          </table:table-cell>
          <table:table-cell office:value-type="float" office:value="7.3931117000000004" table:style-name="ce1">
            <text:p>7.3931117</text:p>
          </table:table-cell>
          <table:table-cell office:value-type="float" office:value="1.5815E-4" table:style-name="ce1">
            <text:p>0.00015815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7.96889877" table:style-name="ce1">
            <text:p>7.96889877</text:p>
          </table:table-cell>
          <table:table-cell office:value-type="float" office:value="6.2530522299999998" table:style-name="ce1">
            <text:p>6.25305223</text:p>
          </table:table-cell>
          <table:table-cell office:value-type="float" office:value="1.5584999999999999E-4" table:style-name="ce1">
            <text:p>0.00015585</text:p>
          </table:table-cell>
          <table:table-cell office:value-type="float" office:value="1.7158469999999999E-2" table:style-name="ce1">
            <text:p>0.017158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.9250003800000002" table:style-name="ce1">
            <text:p>2.92500038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8.4295291900000002" table:style-name="ce1">
            <text:p>8.42952919</text:p>
          </table:table-cell>
          <table:table-cell office:value-type="float" office:value="6.1839580500000002" table:style-name="ce1">
            <text:p>6.18395805</text:p>
          </table:table-cell>
          <table:table-cell office:value-type="float" office:value="1.5584999999999999E-4" table:style-name="ce1">
            <text:p>0.00015585</text:p>
          </table:table-cell>
          <table:table-cell office:value-type="float" office:value="2.245571E-2" table:style-name="ce1">
            <text:p>0.022455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0.47214573999999998" table:style-name="ce1">
            <text:p>0.47214574</text:p>
          </table:table-cell>
          <table:table-cell office:value-type="float" office:value="2.0959E-4" table:style-name="ce1">
            <text:p>0.00020959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7352437" table:style-name="ce1">
            <text:p>3.67352437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.96732311000000004" table:style-name="ce1">
            <text:p>0.96732311</text:p>
          </table:table-cell>
          <table:table-cell office:value-type="float" office:value="2.0882E-4" table:style-name="ce1">
            <text:p>0.00020882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7352437" table:style-name="ce1">
            <text:p>3.67352437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1.4740159500000001" table:style-name="ce1">
            <text:p>1.47401595</text:p>
          </table:table-cell>
          <table:table-cell office:value-type="float" office:value="1.43946876" table:style-name="ce1">
            <text:p>1.43946876</text:p>
          </table:table-cell>
          <table:table-cell office:value-type="float" office:value="2.0882E-4" table:style-name="ce1">
            <text:p>0.00020882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94616184" table:style-name="ce1">
            <text:p>1.94616184</text:p>
          </table:table-cell>
          <table:table-cell office:value-type="float" office:value="2.0959E-4" table:style-name="ce1">
            <text:p>0.00020959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2.49891781" table:style-name="ce1">
            <text:p>2.49891781</text:p>
          </table:table-cell>
          <table:table-cell office:value-type="float" office:value="2.4528548699999999" table:style-name="ce1">
            <text:p>2.45285487</text:p>
          </table:table-cell>
          <table:table-cell office:value-type="float" office:value="2.0959E-4" table:style-name="ce1">
            <text:p>0.00020959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7352437" table:style-name="ce1">
            <text:p>3.67352437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9250003800000002" table:style-name="ce1">
            <text:p>2.92500038</text:p>
          </table:table-cell>
          <table:table-cell office:value-type="float" office:value="2.0882E-4" table:style-name="ce1">
            <text:p>0.00020882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7352437" table:style-name="ce1">
            <text:p>3.67352437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3.4316935499999999" table:style-name="ce1">
            <text:p>3.43169355</text:p>
          </table:table-cell>
          <table:table-cell office:value-type="float" office:value="2.0882E-4" table:style-name="ce1">
            <text:p>0.0002088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3.94990234" table:style-name="ce1">
            <text:p>3.94990234</text:p>
          </table:table-cell>
          <table:table-cell office:value-type="float" office:value="2.0959E-4" table:style-name="ce1">
            <text:p>0.00020959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4.4681110300000002" table:style-name="ce1">
            <text:p>4.46811103</text:p>
          </table:table-cell>
          <table:table-cell office:value-type="float" office:value="4.4220480899999997" table:style-name="ce1">
            <text:p>4.42204809</text:p>
          </table:table-cell>
          <table:table-cell office:value-type="float" office:value="2.0959E-4" table:style-name="ce1">
            <text:p>0.00020959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7352437" table:style-name="ce1">
            <text:p>3.673524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4.9287409699999998" table:style-name="ce1">
            <text:p>4.92874097</text:p>
          </table:table-cell>
          <table:table-cell office:value-type="float" office:value="2.0804999999999999E-4" table:style-name="ce1">
            <text:p>0.00020805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7352437" table:style-name="ce1">
            <text:p>3.673524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5.4354338599999998" table:style-name="ce1">
            <text:p>5.43543386</text:p>
          </table:table-cell>
          <table:table-cell office:value-type="float" office:value="5.3893709100000002" table:style-name="ce1">
            <text:p>5.38937091</text:p>
          </table:table-cell>
          <table:table-cell office:value-type="float" office:value="2.0804999999999999E-4" table:style-name="ce1">
            <text:p>0.00020805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9075794200000002" table:style-name="ce1">
            <text:p>5.90757942</text:p>
          </table:table-cell>
          <table:table-cell office:value-type="float" office:value="2.0882E-4" table:style-name="ce1">
            <text:p>0.0002088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6.4833669599999997" table:style-name="ce1">
            <text:p>6.48336696</text:p>
          </table:table-cell>
          <table:table-cell office:value-type="float" office:value="6.4257884000000001" table:style-name="ce1">
            <text:p>6.4257884</text:p>
          </table:table-cell>
          <table:table-cell office:value-type="float" office:value="2.0882E-4" table:style-name="ce1">
            <text:p>0.0002088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7352437" table:style-name="ce1">
            <text:p>3.673524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6.8749027199999997" table:style-name="ce1">
            <text:p>6.87490272</text:p>
          </table:table-cell>
          <table:table-cell office:value-type="float" office:value="2.0804999999999999E-4" table:style-name="ce1">
            <text:p>0.00020805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7.4737219799999997" table:style-name="ce1">
            <text:p>7.47372198</text:p>
          </table:table-cell>
          <table:table-cell office:value-type="float" office:value="7.3585643699999999" table:style-name="ce1">
            <text:p>7.35856437</text:p>
          </table:table-cell>
          <table:table-cell office:value-type="float" office:value="2.0804999999999999E-4" table:style-name="ce1">
            <text:p>0.00020805</text:p>
          </table:table-cell>
          <table:table-cell office:value-type="float" office:value="1.1515799999999999E-3" table:style-name="ce1">
            <text:p>0.001151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850399899999999" table:style-name="ce1">
            <text:p>3.68503999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7.9573831500000001" table:style-name="ce1">
            <text:p>7.95738315</text:p>
          </table:table-cell>
          <table:table-cell office:value-type="float" office:value="6.2300205200000001" table:style-name="ce1">
            <text:p>6.23002052</text:p>
          </table:table-cell>
          <table:table-cell office:value-type="float" office:value="2.0574999999999999E-4" table:style-name="ce1">
            <text:p>0.00020575</text:p>
          </table:table-cell>
          <table:table-cell office:value-type="float" office:value="1.7273630000000002E-2" table:style-name="ce1">
            <text:p>0.017273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.67352437" table:style-name="ce1">
            <text:p>3.67352437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8.4295291900000002" table:style-name="ce1">
            <text:p>8.42952919</text:p>
          </table:table-cell>
          <table:table-cell office:value-type="float" office:value="6.1724419499999996" table:style-name="ce1">
            <text:p>6.17244195</text:p>
          </table:table-cell>
          <table:table-cell office:value-type="float" office:value="2.0498000000000001E-4" table:style-name="ce1">
            <text:p>0.00020498</text:p>
          </table:table-cell>
          <table:table-cell office:value-type="float" office:value="2.257087E-2" table:style-name="ce1">
            <text:p>0.0225708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0.46062997999999999" table:style-name="ce1">
            <text:p>0.46062998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.95580730000000003" table:style-name="ce1">
            <text:p>0.9558073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1.4740159500000001" table:style-name="ce1">
            <text:p>1.47401595</text:p>
          </table:table-cell>
          <table:table-cell office:value-type="float" office:value="1.427953" table:style-name="ce1">
            <text:p>1.427953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93464612" table:style-name="ce1">
            <text:p>1.93464612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2.49891781" table:style-name="ce1">
            <text:p>2.49891781</text:p>
          </table:table-cell>
          <table:table-cell office:value-type="float" office:value="2.4413390100000001" table:style-name="ce1">
            <text:p>2.44133901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9134847599999998" table:style-name="ce1">
            <text:p>2.91348476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3.42017769" table:style-name="ce1">
            <text:p>3.42017769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3.9383864399999999" table:style-name="ce1">
            <text:p>3.93838644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4.4565954200000002" table:style-name="ce1">
            <text:p>4.45659542</text:p>
          </table:table-cell>
          <table:table-cell office:value-type="float" office:value="4.4105324699999997" table:style-name="ce1">
            <text:p>4.41053247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4.9172253599999998" table:style-name="ce1">
            <text:p>4.91722536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5.4469494799999998" table:style-name="ce1">
            <text:p>5.44694948</text:p>
          </table:table-cell>
          <table:table-cell office:value-type="float" office:value="5.3893709100000002" table:style-name="ce1">
            <text:p>5.38937091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8960638000000003" table:style-name="ce1">
            <text:p>5.8960638</text:p>
          </table:table-cell>
          <table:table-cell office:value-type="float" office:value="2.5871999999999999E-4" table:style-name="ce1">
            <text:p>0.00025872</text:p>
          </table:table-cell>
          <table:table-cell office:value-type="float" office:value="6.9094999999999996E-4" table:style-name="ce1">
            <text:p>0.000690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6.4833669599999997" table:style-name="ce1">
            <text:p>6.48336696</text:p>
          </table:table-cell>
          <table:table-cell office:value-type="float" office:value="6.4027571600000002" table:style-name="ce1">
            <text:p>6.40275716</text:p>
          </table:table-cell>
          <table:table-cell office:value-type="float" office:value="2.5795000000000001E-4" table:style-name="ce1">
            <text:p>0.00025795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6.85187101" table:style-name="ce1">
            <text:p>6.85187101</text:p>
          </table:table-cell>
          <table:table-cell office:value-type="float" office:value="2.5795000000000001E-4" table:style-name="ce1">
            <text:p>0.00025795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7.46220588" table:style-name="ce1">
            <text:p>7.46220588</text:p>
          </table:table-cell>
          <table:table-cell office:value-type="float" office:value="6.4142727800000001" table:style-name="ce1">
            <text:p>6.41427278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1.047933E-2" table:style-name="ce1">
            <text:p>0.010479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7.96889877" table:style-name="ce1">
            <text:p>7.96889877</text:p>
          </table:table-cell>
          <table:table-cell office:value-type="float" office:value="6.2300205200000001" table:style-name="ce1">
            <text:p>6.23002052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1.738878E-2" table:style-name="ce1">
            <text:p>0.017388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.4335636999999997" table:style-name="ce1">
            <text:p>4.4335637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8.4295291900000002" table:style-name="ce1">
            <text:p>8.42952919</text:p>
          </table:table-cell>
          <table:table-cell office:value-type="float" office:value="6.1724419499999996" table:style-name="ce1">
            <text:p>6.17244195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2.257087E-2" table:style-name="ce1">
            <text:p>0.0225708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0.44911426999999998" table:style-name="ce1">
            <text:p>0.44911427</text:p>
          </table:table-cell>
          <table:table-cell office:value-type="float" office:value="3.0862000000000001E-4" table:style-name="ce1">
            <text:p>0.00030862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.94429149000000001" table:style-name="ce1">
            <text:p>0.94429149</text:p>
          </table:table-cell>
          <table:table-cell office:value-type="float" office:value="3.0862000000000001E-4" table:style-name="ce1">
            <text:p>0.0003086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1.4625001900000001" table:style-name="ce1">
            <text:p>1.46250019</text:p>
          </table:table-cell>
          <table:table-cell office:value-type="float" office:value="1.4164373800000001" table:style-name="ce1">
            <text:p>1.41643738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936030300000002" table:style-name="ce1">
            <text:p>5.19360303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92313022" table:style-name="ce1">
            <text:p>1.92313022</text:p>
          </table:table-cell>
          <table:table-cell office:value-type="float" office:value="3.0862000000000001E-4" table:style-name="ce1">
            <text:p>0.0003086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2.49891781" table:style-name="ce1">
            <text:p>2.49891781</text:p>
          </table:table-cell>
          <table:table-cell office:value-type="float" office:value="2.4413390100000001" table:style-name="ce1">
            <text:p>2.44133901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9019689500000001" table:style-name="ce1">
            <text:p>2.90196895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3.40866208" table:style-name="ce1">
            <text:p>3.40866208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3.92687082" table:style-name="ce1">
            <text:p>3.92687082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6.9094999999999996E-4" table:style-name="ce1">
            <text:p>0.000690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4.4681110300000002" table:style-name="ce1">
            <text:p>4.46811103</text:p>
          </table:table-cell>
          <table:table-cell office:value-type="float" office:value="4.3990163799999999" table:style-name="ce1">
            <text:p>4.39901638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6.9094999999999996E-4" table:style-name="ce1">
            <text:p>0.000690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4.9057097399999998" table:style-name="ce1">
            <text:p>4.90570974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936030300000002" table:style-name="ce1">
            <text:p>5.19360303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5.4469494799999998" table:style-name="ce1">
            <text:p>5.44694948</text:p>
          </table:table-cell>
          <table:table-cell office:value-type="float" office:value="5.3663396800000003" table:style-name="ce1">
            <text:p>5.36633968</text:p>
          </table:table-cell>
          <table:table-cell office:value-type="float" office:value="3.0862000000000001E-4" table:style-name="ce1">
            <text:p>0.00030862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8845481800000004" table:style-name="ce1">
            <text:p>5.88454818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6.4833669599999997" table:style-name="ce1">
            <text:p>6.48336696</text:p>
          </table:table-cell>
          <table:table-cell office:value-type="float" office:value="6.3797254499999996" table:style-name="ce1">
            <text:p>6.37972545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6.8288397700000001" table:style-name="ce1">
            <text:p>6.82883977</text:p>
          </table:table-cell>
          <table:table-cell office:value-type="float" office:value="3.0784999999999997E-4" table:style-name="ce1">
            <text:p>0.00030785</text:p>
          </table:table-cell>
          <table:table-cell office:value-type="float" office:value="1.26673E-3" table:style-name="ce1">
            <text:p>0.001266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936030300000002" table:style-name="ce1">
            <text:p>5.19360303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7.46220588" table:style-name="ce1">
            <text:p>7.46220588</text:p>
          </table:table-cell>
          <table:table-cell office:value-type="float" office:value="6.3912415500000002" table:style-name="ce1">
            <text:p>6.39124155</text:p>
          </table:table-cell>
          <table:table-cell office:value-type="float" office:value="3.0632000000000001E-4" table:style-name="ce1">
            <text:p>0.00030632</text:p>
          </table:table-cell>
          <table:table-cell office:value-type="float" office:value="1.0709639999999999E-2" table:style-name="ce1">
            <text:p>0.0107096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7.96889877" table:style-name="ce1">
            <text:p>7.96889877</text:p>
          </table:table-cell>
          <table:table-cell office:value-type="float" office:value="6.2185049000000001" table:style-name="ce1">
            <text:p>6.2185049</text:p>
          </table:table-cell>
          <table:table-cell office:value-type="float" office:value="3.0554999999999997E-4" table:style-name="ce1">
            <text:p>0.00030555</text:p>
          </table:table-cell>
          <table:table-cell office:value-type="float" office:value="1.7503939999999999E-2" table:style-name="ce1">
            <text:p>0.017503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1820874200000002" table:style-name="ce1">
            <text:p>5.18208742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8.4295291900000002" table:style-name="ce1">
            <text:p>8.42952919</text:p>
          </table:table-cell>
          <table:table-cell office:value-type="float" office:value="6.1609263399999996" table:style-name="ce1">
            <text:p>6.16092634</text:p>
          </table:table-cell>
          <table:table-cell office:value-type="float" office:value="3.0554999999999997E-4" table:style-name="ce1">
            <text:p>0.00030555</text:p>
          </table:table-cell>
          <table:table-cell office:value-type="float" office:value="2.2686029999999999E-2" table:style-name="ce1">
            <text:p>0.0226860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0.43759851" table:style-name="ce1">
            <text:p>0.43759851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.93277568" table:style-name="ce1">
            <text:p>0.93277568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6.9094999999999996E-4" table:style-name="ce1">
            <text:p>0.000690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1.4740159500000001" table:style-name="ce1">
            <text:p>1.47401595</text:p>
          </table:table-cell>
          <table:table-cell office:value-type="float" office:value="1.40492153" table:style-name="ce1">
            <text:p>1.40492153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9116145099999999" table:style-name="ce1">
            <text:p>1.91161451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2.49891781" table:style-name="ce1">
            <text:p>2.49891781</text:p>
          </table:table-cell>
          <table:table-cell office:value-type="float" office:value="2.4298233900000001" table:style-name="ce1">
            <text:p>2.42982339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8904533300000002" table:style-name="ce1">
            <text:p>2.89045333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3.3971462200000002" table:style-name="ce1">
            <text:p>3.39714622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3.91535491" table:style-name="ce1">
            <text:p>3.91535491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8.0610999999999996E-4" table:style-name="ce1">
            <text:p>0.000806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4.4565954200000002" table:style-name="ce1">
            <text:p>4.45659542</text:p>
          </table:table-cell>
          <table:table-cell office:value-type="float" office:value="4.38750076" table:style-name="ce1">
            <text:p>4.38750076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6.9094999999999996E-4" table:style-name="ce1">
            <text:p>0.000690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4.8941936400000001" table:style-name="ce1">
            <text:p>4.89419364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5.4469494799999998" table:style-name="ce1">
            <text:p>5.44694948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9.2124999999999998E-4" table:style-name="ce1">
            <text:p>0.000921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8615164699999998" table:style-name="ce1">
            <text:p>5.86151647</text:p>
          </table:table-cell>
          <table:table-cell office:value-type="float" office:value="3.5851999999999998E-4" table:style-name="ce1">
            <text:p>0.00035852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6.4833669599999997" table:style-name="ce1">
            <text:p>6.48336696</text:p>
          </table:table-cell>
          <table:table-cell office:value-type="float" office:value="6.3682098299999996" table:style-name="ce1">
            <text:p>6.36820983</text:p>
          </table:table-cell>
          <table:table-cell office:value-type="float" office:value="3.5775999999999999E-4" table:style-name="ce1">
            <text:p>0.00035776</text:p>
          </table:table-cell>
          <table:table-cell office:value-type="float" office:value="1.15157E-3" table:style-name="ce1">
            <text:p>0.001151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6.8058085400000001" table:style-name="ce1">
            <text:p>6.80580854</text:p>
          </table:table-cell>
          <table:table-cell office:value-type="float" office:value="3.5775999999999999E-4" table:style-name="ce1">
            <text:p>0.00035776</text:p>
          </table:table-cell>
          <table:table-cell office:value-type="float" office:value="1.49704E-3" table:style-name="ce1">
            <text:p>0.0014970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7.46220588" table:style-name="ce1">
            <text:p>7.46220588</text:p>
          </table:table-cell>
          <table:table-cell office:value-type="float" office:value="6.3797254499999996" table:style-name="ce1">
            <text:p>6.37972545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1.0824800000000001E-2" table:style-name="ce1">
            <text:p>0.010824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7.96889877" table:style-name="ce1">
            <text:p>7.96889877</text:p>
          </table:table-cell>
          <table:table-cell office:value-type="float" office:value="6.2185049000000001" table:style-name="ce1">
            <text:p>6.2185049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1.7503939999999999E-2" table:style-name="ce1">
            <text:p>0.017503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.9421272199999997" table:style-name="ce1">
            <text:p>5.94212722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8.4295291900000002" table:style-name="ce1">
            <text:p>8.42952919</text:p>
          </table:table-cell>
          <table:table-cell office:value-type="float" office:value="6.1609263399999996" table:style-name="ce1">
            <text:p>6.16092634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2.2686029999999999E-2" table:style-name="ce1">
            <text:p>0.0226860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0.43759851" table:style-name="ce1">
            <text:p>0.43759851</text:p>
          </table:table-cell>
          <table:table-cell office:value-type="float" office:value="4.0918999999999998E-4" table:style-name="ce1">
            <text:p>0.00040919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.93277568" table:style-name="ce1">
            <text:p>0.93277568</text:p>
          </table:table-cell>
          <table:table-cell office:value-type="float" office:value="4.0918999999999998E-4" table:style-name="ce1">
            <text:p>0.00040919</text:p>
          </table:table-cell>
          <table:table-cell office:value-type="float" office:value="6.9094999999999996E-4" table:style-name="ce1">
            <text:p>0.000690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1.4740159500000001" table:style-name="ce1">
            <text:p>1.47401595</text:p>
          </table:table-cell>
          <table:table-cell office:value-type="float" office:value="1.3934057900000001" table:style-name="ce1">
            <text:p>1.39340579</text:p>
          </table:table-cell>
          <table:table-cell office:value-type="float" office:value="4.0918999999999998E-4" table:style-name="ce1">
            <text:p>0.00040919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9000988000000001" table:style-name="ce1">
            <text:p>1.9000988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2.49891781" table:style-name="ce1">
            <text:p>2.49891781</text:p>
          </table:table-cell>
          <table:table-cell office:value-type="float" office:value="2.4183075399999998" table:style-name="ce1">
            <text:p>2.41830754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6906504599999996" table:style-name="ce1">
            <text:p>6.69065046</text:p>
          </table:table-cell>
          <table:table-cell office:value-type="float" office:value="0.56427172999999997" table:style-name="ce1">
            <text:p>0.56427173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87893753" table:style-name="ce1">
            <text:p>2.87893753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3.3971462200000002" table:style-name="ce1">
            <text:p>3.39714622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3.9038393" table:style-name="ce1">
            <text:p>3.9038393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4.4565954200000002" table:style-name="ce1">
            <text:p>4.45659542</text:p>
          </table:table-cell>
          <table:table-cell office:value-type="float" office:value="4.3759851400000001" table:style-name="ce1">
            <text:p>4.37598514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4.8826780300000001" table:style-name="ce1">
            <text:p>4.88267803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5.4469494799999998" table:style-name="ce1">
            <text:p>5.44694948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136821700000002" table:style-name="ce1">
            <text:p>6.71368217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8500008499999998" table:style-name="ce1">
            <text:p>5.85000085</text:p>
          </table:table-cell>
          <table:table-cell office:value-type="float" office:value="4.0918999999999998E-4" table:style-name="ce1">
            <text:p>0.00040919</text:p>
          </table:table-cell>
          <table:table-cell office:value-type="float" office:value="1.1515799999999999E-3" table:style-name="ce1">
            <text:p>0.001151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6.4833669599999997" table:style-name="ce1">
            <text:p>6.48336696</text:p>
          </table:table-cell>
          <table:table-cell office:value-type="float" office:value="6.3451785999999997" table:style-name="ce1">
            <text:p>6.3451786</text:p>
          </table:table-cell>
          <table:table-cell office:value-type="float" office:value="4.0842999999999999E-4" table:style-name="ce1">
            <text:p>0.00040843</text:p>
          </table:table-cell>
          <table:table-cell office:value-type="float" office:value="1.38188E-3" table:style-name="ce1">
            <text:p>0.001381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6.7827768300000004" table:style-name="ce1">
            <text:p>6.78277683</text:p>
          </table:table-cell>
          <table:table-cell office:value-type="float" office:value="4.0766000000000001E-4" table:style-name="ce1">
            <text:p>0.00040766</text:p>
          </table:table-cell>
          <table:table-cell office:value-type="float" office:value="1.72736E-3" table:style-name="ce1">
            <text:p>0.001727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7.46220588" table:style-name="ce1">
            <text:p>7.46220588</text:p>
          </table:table-cell>
          <table:table-cell office:value-type="float" office:value="6.3566942199999996" table:style-name="ce1">
            <text:p>6.35669422</text:p>
          </table:table-cell>
          <table:table-cell office:value-type="float" office:value="4.0688999999999998E-4" table:style-name="ce1">
            <text:p>0.00040689</text:p>
          </table:table-cell>
          <table:table-cell office:value-type="float" office:value="1.105512E-2" table:style-name="ce1">
            <text:p>0.011055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7021665500000003" table:style-name="ce1">
            <text:p>6.70216655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7.96889877" table:style-name="ce1">
            <text:p>7.96889877</text:p>
          </table:table-cell>
          <table:table-cell office:value-type="float" office:value="6.2069892800000002" table:style-name="ce1">
            <text:p>6.20698928</text:p>
          </table:table-cell>
          <table:table-cell office:value-type="float" office:value="4.0688999999999998E-4" table:style-name="ce1">
            <text:p>0.00040689</text:p>
          </table:table-cell>
          <table:table-cell office:value-type="float" office:value="1.7619099999999999E-2" table:style-name="ce1">
            <text:p>0.017619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.6906504599999996" table:style-name="ce1">
            <text:p>6.69065046</text:p>
          </table:table-cell>
          <table:table-cell office:value-type="float" office:value="0.59881901000000004" table:style-name="ce1">
            <text:p>0.59881901</text:p>
          </table:table-cell>
          <table:table-cell office:value-type="float" office:value="8.4295291900000002" table:style-name="ce1">
            <text:p>8.42952919</text:p>
          </table:table-cell>
          <table:table-cell office:value-type="float" office:value="6.1378950999999997" table:style-name="ce1">
            <text:p>6.1378951</text:p>
          </table:table-cell>
          <table:table-cell office:value-type="float" office:value="4.0611999999999999E-4" table:style-name="ce1">
            <text:p>0.00040612</text:p>
          </table:table-cell>
          <table:table-cell office:value-type="float" office:value="2.291634E-2" table:style-name="ce1">
            <text:p>0.02291634</text:p>
          </table:table-cell>
          <table:table-cell table:number-columns-repeated="16377"/>
        </table:table-row>
        <table:table-row table:number-rows-repeated="1048434" table:style-name="ro1">
          <table:table-cell table:number-columns-repeated="16384"/>
        </table:table-row>
      </table:table>
      <table:table table:name="2N22222-Setup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2">
          <table:table-cell office:value-type="string" table:style-name="ce3">
            <text:p>Vib</text:p>
          </table:table-cell>
          <table:table-cell office:value-type="string" table:style-name="ce3">
            <text:p>Vic</text:p>
          </table:table-cell>
          <table:table-cell office:value-type="string" table:style-name="ce3">
            <text:p>Ib</text:p>
          </table:table-cell>
          <table:table-cell office:value-type="string" table:style-name="ce3">
            <text:p>Vce</text:p>
          </table:table-cell>
          <table:table-cell office:value-type="string" table:style-name="ce3">
            <text:p>Ic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0" table:style-name="ce1">
            <text:p>0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/>
          <table:table-cell table:style-name="ce1">
            <draw:frame draw:z-index="1" draw:id="id1" draw:style-name="a1" draw:name="Chart 1" svg:x="0.2862in" svg:y="0.0622in" svg:width="10.5252in" svg:height="7.365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0.99035443999999995" table:style-name="ce1">
            <text:p>0.99035444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1.9691932599999999" table:style-name="ce1">
            <text:p>1.96919326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4.9632883000000003" table:style-name="ce1">
            <text:p>4.9632883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8350000000000002E-5" table:style-name="ce1">
            <text:p>0.00005835</text:p>
          </table:table-cell>
          <table:table-cell office:value-type="float" office:value="5.9536428399999997" table:style-name="ce1">
            <text:p>5.95364284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5.8350000000000002E-5" table:style-name="ce1">
            <text:p>0.00005835</text:p>
          </table:table-cell>
          <table:table-cell office:value-type="float" office:value="6.9324817599999999" table:style-name="ce1">
            <text:p>6.93248176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7.9919309600000004" table:style-name="ce1">
            <text:p>7.99193096</text:p>
          </table:table-cell>
          <table:table-cell office:value-type="float" office:value="5.7580000000000001E-5" table:style-name="ce1">
            <text:p>0.00005758</text:p>
          </table:table-cell>
          <table:table-cell office:value-type="float" office:value="7.9573831500000001" table:style-name="ce1">
            <text:p>7.95738315</text:p>
          </table:table-cell>
          <table:table-cell office:value-type="float" office:value="3.4548000000000001E-4" table:style-name="ce1">
            <text:p>0.00034548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8.9247064500000004" table:style-name="ce1">
            <text:p>8.92470645</text:p>
          </table:table-cell>
          <table:table-cell office:value-type="float" office:value="5.3739999999999997E-5" table:style-name="ce1">
            <text:p>0.00005374</text:p>
          </table:table-cell>
          <table:table-cell office:value-type="float" office:value="6.1033477700000001" table:style-name="ce1">
            <text:p>6.10334777</text:p>
          </table:table-cell>
          <table:table-cell office:value-type="float" office:value="2.821359E-2" table:style-name="ce1">
            <text:p>0.02821359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0" table:style-name="ce1">
            <text:p>0</text:p>
          </table:table-cell>
          <table:table-cell office:value-type="float" office:value="1.5737999999999999E-4" table:style-name="ce1">
            <text:p>0.000157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1.5737999999999999E-4" table:style-name="ce1">
            <text:p>0.00015738</text:p>
          </table:table-cell>
          <table:table-cell office:value-type="float" office:value="0.97883872000000005" table:style-name="ce1">
            <text:p>0.97883872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1.95767745" table:style-name="ce1">
            <text:p>1.95767745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2.9365162800000002" table:style-name="ce1">
            <text:p>2.93651628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3.9614179599999999" table:style-name="ce1">
            <text:p>3.96141796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4.9517722099999997" table:style-name="ce1">
            <text:p>4.95177221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5.9306116099999997" table:style-name="ce1">
            <text:p>5.93061161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6.8979339499999996" table:style-name="ce1">
            <text:p>6.89793395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7.9458675300000001" table:style-name="ce1">
            <text:p>7.94586753</text:p>
          </table:table-cell>
          <table:table-cell office:value-type="float" office:value="1.5354E-4" table:style-name="ce1">
            <text:p>0.00015354</text:p>
          </table:table-cell>
          <table:table-cell office:value-type="float" office:value="6.1954736700000002" table:style-name="ce1">
            <text:p>6.19547367</text:p>
          </table:table-cell>
          <table:table-cell office:value-type="float" office:value="1.7503939999999999E-2" table:style-name="ce1">
            <text:p>0.01750394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8.9247064500000004" table:style-name="ce1">
            <text:p>8.92470645</text:p>
          </table:table-cell>
          <table:table-cell office:value-type="float" office:value="1.5354E-4" table:style-name="ce1">
            <text:p>0.00015354</text:p>
          </table:table-cell>
          <table:table-cell office:value-type="float" office:value="6.1033477700000001" table:style-name="ce1">
            <text:p>6.10334777</text:p>
          </table:table-cell>
          <table:table-cell office:value-type="float" office:value="2.821359E-2" table:style-name="ce1">
            <text:p>0.02821359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0" table:style-name="ce1">
            <text:p>0</text:p>
          </table:table-cell>
          <table:table-cell office:value-type="float" office:value="2.5719000000000002E-4" table:style-name="ce1">
            <text:p>0.000257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0.95580730000000003" table:style-name="ce1">
            <text:p>0.9558073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1.93464612" table:style-name="ce1">
            <text:p>1.93464612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2.9134847599999998" table:style-name="ce1">
            <text:p>2.91348476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3.9383864399999999" table:style-name="ce1">
            <text:p>3.93838644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4.4220480899999997" table:style-name="ce1">
            <text:p>4.42204809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4.9172253599999998" table:style-name="ce1">
            <text:p>4.91722536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5.8960638000000003" table:style-name="ce1">
            <text:p>5.8960638</text:p>
          </table:table-cell>
          <table:table-cell office:value-type="float" office:value="6.9094999999999996E-4" table:style-name="ce1">
            <text:p>0.00069095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6.85187101" table:style-name="ce1">
            <text:p>6.85187101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7.9573831500000001" table:style-name="ce1">
            <text:p>7.95738315</text:p>
          </table:table-cell>
          <table:table-cell office:value-type="float" office:value="2.5410999999999999E-4" table:style-name="ce1">
            <text:p>0.00025411</text:p>
          </table:table-cell>
          <table:table-cell office:value-type="float" office:value="6.1839580500000002" table:style-name="ce1">
            <text:p>6.18395805</text:p>
          </table:table-cell>
          <table:table-cell office:value-type="float" office:value="1.773425E-2" table:style-name="ce1">
            <text:p>0.01773425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8.9247064500000004" table:style-name="ce1">
            <text:p>8.92470645</text:p>
          </table:table-cell>
          <table:table-cell office:value-type="float" office:value="2.5410999999999999E-4" table:style-name="ce1">
            <text:p>0.00025411</text:p>
          </table:table-cell>
          <table:table-cell office:value-type="float" office:value="6.0918321600000001" table:style-name="ce1">
            <text:p>6.09183216</text:p>
          </table:table-cell>
          <table:table-cell office:value-type="float" office:value="2.832875E-2" table:style-name="ce1">
            <text:p>0.02832875</text:p>
          </table:table-cell>
          <table:table-cell table:number-columns-repeated="16379"/>
        </table:table-row>
        <table:table-row table:style-name="ro1">
          <table:table-cell office:value-type="float" office:value="5.9306116099999997" table:style-name="ce1">
            <text:p>5.93061161</text:p>
          </table:table-cell>
          <table:table-cell office:value-type="float" office:value="0" table:style-name="ce1">
            <text:p>0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3.5699000000000001E-4" table:style-name="ce1">
            <text:p>0.00035699</text:p>
          </table:table-cell>
          <table:table-cell office:value-type="float" office:value="0.93277568" table:style-name="ce1">
            <text:p>0.93277568</text:p>
          </table:table-cell>
          <table:table-cell office:value-type="float" office:value="6.9094999999999996E-4" table:style-name="ce1">
            <text:p>0.00069095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3.5699000000000001E-4" table:style-name="ce1">
            <text:p>0.00035699</text:p>
          </table:table-cell>
          <table:table-cell office:value-type="float" office:value="1.9116145099999999" table:style-name="ce1">
            <text:p>1.91161451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3.5699000000000001E-4" table:style-name="ce1">
            <text:p>0.00035699</text:p>
          </table:table-cell>
          <table:table-cell office:value-type="float" office:value="2.8904533300000002" table:style-name="ce1">
            <text:p>2.89045333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3.5699000000000001E-4" table:style-name="ce1">
            <text:p>0.00035699</text:p>
          </table:table-cell>
          <table:table-cell office:value-type="float" office:value="3.91535491" table:style-name="ce1">
            <text:p>3.91535491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4.8941936400000001" table:style-name="ce1">
            <text:p>4.89419364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5.8615164699999998" table:style-name="ce1">
            <text:p>5.86151647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6.8058085400000001" table:style-name="ce1">
            <text:p>6.80580854</text:p>
          </table:table-cell>
          <table:table-cell office:value-type="float" office:value="1.49704E-3" table:style-name="ce1">
            <text:p>0.00149704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7.9573831500000001" table:style-name="ce1">
            <text:p>7.95738315</text:p>
          </table:table-cell>
          <table:table-cell office:value-type="float" office:value="3.5469000000000001E-4" table:style-name="ce1">
            <text:p>0.00035469</text:p>
          </table:table-cell>
          <table:table-cell office:value-type="float" office:value="6.1724419499999996" table:style-name="ce1">
            <text:p>6.17244195</text:p>
          </table:table-cell>
          <table:table-cell office:value-type="float" office:value="1.784941E-2" table:style-name="ce1">
            <text:p>0.01784941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8.9247064500000004" table:style-name="ce1">
            <text:p>8.92470645</text:p>
          </table:table-cell>
          <table:table-cell office:value-type="float" office:value="3.5469000000000001E-4" table:style-name="ce1">
            <text:p>0.00035469</text:p>
          </table:table-cell>
          <table:table-cell office:value-type="float" office:value="6.0918321600000001" table:style-name="ce1">
            <text:p>6.09183216</text:p>
          </table:table-cell>
          <table:table-cell office:value-type="float" office:value="2.832875E-2" table:style-name="ce1">
            <text:p>0.02832875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0" table:style-name="ce1">
            <text:p>0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0.92125997000000004" table:style-name="ce1">
            <text:p>0.92125997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1.88858299" table:style-name="ce1">
            <text:p>1.88858299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2.86742191" table:style-name="ce1">
            <text:p>2.86742191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9"/>
        </table:table-row>
        <table:table-row table:style-name="ro1">
          <table:table-cell office:value-type="float" office:value="7.46220588" table:style-name="ce1">
            <text:p>7.46220588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4.5755999999999998E-4" table:style-name="ce1">
            <text:p>0.00045756</text:p>
          </table:table-cell>
          <table:table-cell office:value-type="float" office:value="3.8923236800000001" table:style-name="ce1">
            <text:p>3.89232368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4.8711624100000002" table:style-name="ce1">
            <text:p>4.87116241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5.8384852399999998" table:style-name="ce1">
            <text:p>5.83848524</text:p>
          </table:table-cell>
          <table:table-cell office:value-type="float" office:value="1.26673E-3" table:style-name="ce1">
            <text:p>0.00126673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6.9439973799999999" table:style-name="ce1">
            <text:p>6.94399738</text:p>
          </table:table-cell>
          <table:table-cell office:value-type="float" office:value="4.5602000000000001E-4" table:style-name="ce1">
            <text:p>0.00045602</text:p>
          </table:table-cell>
          <table:table-cell office:value-type="float" office:value="6.7482290200000001" table:style-name="ce1">
            <text:p>6.74822902</text:p>
          </table:table-cell>
          <table:table-cell office:value-type="float" office:value="1.9576799999999998E-3" table:style-name="ce1">
            <text:p>0.00195768</text:p>
          </table:table-cell>
          <table:table-cell table:number-columns-repeated="16379" table:style-name="ce1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7.9458675300000001" table:style-name="ce1">
            <text:p>7.94586753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6.1494107199999997" table:style-name="ce1">
            <text:p>6.14941072</text:p>
          </table:table-cell>
          <table:table-cell office:value-type="float" office:value="1.7964569999999999E-2" table:style-name="ce1">
            <text:p>0.01796457</text:p>
          </table:table-cell>
          <table:table-cell table:number-columns-repeated="3" table:style-name="ce1"/>
          <table:table-cell office:value-type="string" table:style-name="ce1">
            <text:p><text:s text:c="2"/>for (ib=100; ib&lt;700; ib+=100) {</text:p>
          </table:table-cell>
          <table:table-cell table:number-columns-repeated="16375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8.9247064500000004" table:style-name="ce1">
            <text:p>8.92470645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6.0803165400000001" table:style-name="ce1">
            <text:p>6.08031654</text:p>
          </table:table-cell>
          <table:table-cell office:value-type="float" office:value="2.8443900000000001E-2" table:style-name="ce1">
            <text:p>0.0284439</text:p>
          </table:table-cell>
          <table:table-cell table:number-columns-repeated="3" table:style-name="ce1"/>
          <table:table-cell office:value-type="string" table:style-name="ce1">
            <text:p><text:s text:c="4"/>baseCurrent = (double)ib / (double)1000000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0" table:style-name="ce1">
            <text:p>0</text:p>
          </table:table-cell>
          <table:table-cell office:value-type="float" office:value="5.5813E-4" table:style-name="ce1">
            <text:p>0.00055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4"/>setBaseCurrent (baseCurrent, 1);</text:p>
          </table:table-cell>
          <table:table-cell table:number-columns-repeated="16375"/>
        </table:table-row>
        <table:table-row table:style-name="ro1">
          <table:table-cell office:value-type="float" office:value="8.9822854900000006" table:style-name="ce1">
            <text:p>8.98228549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5.5889999999999998E-4" table:style-name="ce1">
            <text:p>0.0005589</text:p>
          </table:table-cell>
          <table:table-cell office:value-type="float" office:value="0.89822853999999996" table:style-name="ce1">
            <text:p>0.89822854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<text:s text:c="4"/>for (vc=0; vc&lt;60; vc+=10) {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5.5813E-4" table:style-name="ce1">
            <text:p>0.00055813</text:p>
          </table:table-cell>
          <table:table-cell office:value-type="float" office:value="1.8770671800000001" table:style-name="ce1">
            <text:p>1.87706718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9" table:style-name="ce1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5.5813E-4" table:style-name="ce1">
            <text:p>0.00055813</text:p>
          </table:table-cell>
          <table:table-cell office:value-type="float" office:value="2.84439039" table:style-name="ce1">
            <text:p>2.84439039</text:p>
          </table:table-cell>
          <table:table-cell office:value-type="float" office:value="1.15157E-3" table:style-name="ce1">
            <text:p>0.00115157</text:p>
          </table:table-cell>
          <table:table-cell table:number-columns-repeated="16379" table:style-name="ce1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5.5813E-4" table:style-name="ce1">
            <text:p>0.00055813</text:p>
          </table:table-cell>
          <table:table-cell office:value-type="float" office:value="3.86929225" table:style-name="ce1">
            <text:p>3.86929225</text:p>
          </table:table-cell>
          <table:table-cell office:value-type="float" office:value="1.15157E-3" table:style-name="ce1">
            <text:p>0.00115157</text:p>
          </table:table-cell>
          <table:table-cell table:number-columns-repeated="16379" table:style-name="ce1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5.5813E-4" table:style-name="ce1">
            <text:p>0.00055813</text:p>
          </table:table-cell>
          <table:table-cell office:value-type="float" office:value="4.8481306999999996" table:style-name="ce1">
            <text:p>4.8481307</text:p>
          </table:table-cell>
          <table:table-cell office:value-type="float" office:value="1.26673E-3" table:style-name="ce1">
            <text:p>0.00126673</text:p>
          </table:table-cell>
          <table:table-cell table:number-columns-repeated="16379" table:style-name="ce1"/>
        </table:table-row>
        <table:table-row table:style-name="ro1">
          <table:table-cell office:value-type="float" office:value="8.9592533099999994" table:style-name="ce1">
            <text:p>8.95925331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5.5659000000000004E-4" table:style-name="ce1">
            <text:p>0.00055659</text:p>
          </table:table-cell>
          <table:table-cell office:value-type="float" office:value="5.8039379100000001" table:style-name="ce1">
            <text:p>5.80393791</text:p>
          </table:table-cell>
          <table:table-cell office:value-type="float" office:value="1.61221E-3" table:style-name="ce1">
            <text:p>0.00161221</text:p>
          </table:table-cell>
          <table:table-cell table:number-columns-repeated="3" table:style-name="ce1"/>
          <table:table-cell office:value-type="string" table:style-name="ce1">
            <text:p><text:s text:c="6"/>collectorVoltage = (double)vc / (double)10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6.6906504599999996" table:style-name="ce1">
            <text:p>6.69065046</text:p>
          </table:table-cell>
          <table:table-cell office:value-type="float" office:value="2.6486299999999999E-3" table:style-name="ce1">
            <text:p>0.00264863</text:p>
          </table:table-cell>
          <table:table-cell table:number-columns-repeated="3" table:style-name="ce1"/>
          <table:table-cell office:value-type="string" table:style-name="ce1">
            <text:p><text:s text:c="6"/>setCollectorVoltage (collectorVoltage, 1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7.9458675300000001" table:style-name="ce1">
            <text:p>7.94586753</text:p>
          </table:table-cell>
          <table:table-cell office:value-type="float" office:value="5.5659000000000004E-4" table:style-name="ce1">
            <text:p>0.00055659</text:p>
          </table:table-cell>
          <table:table-cell office:value-type="float" office:value="6.1494107199999997" table:style-name="ce1">
            <text:p>6.14941072</text:p>
          </table:table-cell>
          <table:table-cell office:value-type="float" office:value="1.7964569999999999E-2" table:style-name="ce1">
            <text:p>0.01796457</text:p>
          </table:table-cell>
          <table:table-cell table:number-columns-repeated="3" table:style-name="ce1"/>
          <table:table-cell office:value-type="string" table:style-name="ce1">
            <text:p><text:s text:c="6"/>readValues(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8.9131908400000004" table:style-name="ce1">
            <text:p>8.91319084</text:p>
          </table:table-cell>
          <table:table-cell office:value-type="float" office:value="5.5659000000000004E-4" table:style-name="ce1">
            <text:p>0.00055659</text:p>
          </table:table-cell>
          <table:table-cell office:value-type="float" office:value="6.0687999699999997" table:style-name="ce1">
            <text:p>6.06879997</text:p>
          </table:table-cell>
          <table:table-cell office:value-type="float" office:value="2.8443909999999999E-2" table:style-name="ce1">
            <text:p>0.02844391</text:p>
          </table:table-cell>
          <table:table-cell table:number-columns-repeated="3" table:style-name="ce1"/>
          <table:table-cell office:value-type="string" table:style-name="ce1">
            <text:p>// <text:s text:c="5"/>Serial.print (mdata.Vib, 8);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// <text:s text:c="5"/>Serial.print (mdata.Vb, 8);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// <text:s text:c="5"/>Serial.print (mdata.Vic, 8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// <text:s text:c="5"/>Serial.print (mdata.Vc, 8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// <text:s text:c="5"/>Serial.print (mdata.ib, 8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// <text:s text:c="4"/>Serial.println (mdata.ic, 8);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<text:s text:c="6"/>Serial.print (mdata.ib, 8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<text:s text:c="6"/>Serial.print (mdata.Vc, 8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<text:s text:c="6"/>Serial.println (mdata.ic, 8);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<text:s text:c="4"/>}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<text:s text:c="2"/>}<text:s text:c="6"/></text:p>
          </table:table-cell>
          <table:table-cell table:number-columns-repeated="16375"/>
        </table:table-row>
        <table:table-row table:number-rows-repeated="1048497" table:style-name="ro1">
          <table:table-cell table:number-columns-repeated="16384"/>
        </table:table-row>
      </table:table>
      <table:table table:name="2N2222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2">
          <table:table-cell office:value-type="string" table:style-name="ce3">
            <text:p>Vib</text:p>
          </table:table-cell>
          <table:table-cell office:value-type="string" table:style-name="ce3">
            <text:p>Vic</text:p>
          </table:table-cell>
          <table:table-cell office:value-type="string" table:style-name="ce3">
            <text:p>Ib</text:p>
          </table:table-cell>
          <table:table-cell office:value-type="string" table:style-name="ce3">
            <text:p>Vce</text:p>
          </table:table-cell>
          <table:table-cell office:value-type="string" table:style-name="ce3">
            <text:p>Ic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0" table:style-name="ce1">
            <text:p>0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/>
          <table:table-cell table:style-name="ce1">
            <draw:frame draw:z-index="1" draw:id="id2" draw:style-name="a2" draw:name="Chart 1" svg:x="0.2862in" svg:y="0.0622in" svg:width="10.5252in" svg:height="7.365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1.7849411900000001" table:style-name="ce1">
            <text:p>1.7849411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2.40679168" table:style-name="ce1">
            <text:p>2.40679168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3.5583667700000001" table:style-name="ce1">
            <text:p>3.55836677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5.9110000000000002E-5" table:style-name="ce1">
            <text:p>0.00005911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0" table:style-name="ce1">
            <text:p>0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1.1630906999999999" table:style-name="ce1">
            <text:p>1.1630907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1.77342548" table:style-name="ce1">
            <text:p>1.77342548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2.3722443499999999" table:style-name="ce1">
            <text:p>2.37224435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2.9365162800000002" table:style-name="ce1">
            <text:p>2.93651628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3.5468509099999999" table:style-name="ce1">
            <text:p>3.54685091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4.1456699300000004" table:style-name="ce1">
            <text:p>4.14566993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4.7560048100000003" table:style-name="ce1">
            <text:p>4.75600481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5.3202767299999998" table:style-name="ce1">
            <text:p>5.32027673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0" table:style-name="ce1">
            <text:p>0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1.1400592300000001" table:style-name="ce1">
            <text:p>1.14005923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1.75039396" table:style-name="ce1">
            <text:p>1.75039396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2.40679168" table:style-name="ce1">
            <text:p>2.40679168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2.3607287399999999" table:style-name="ce1">
            <text:p>2.36072874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2.9134847599999998" table:style-name="ce1">
            <text:p>2.91348476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3.5123038200000001" table:style-name="ce1">
            <text:p>3.5123038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4.1226382199999998" table:style-name="ce1">
            <text:p>4.1226382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4.7329730899999998" table:style-name="ce1">
            <text:p>4.73297309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5.2857294000000001" table:style-name="ce1">
            <text:p>5.2857294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0" table:style-name="ce1">
            <text:p>0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1.12854349" table:style-name="ce1">
            <text:p>1.12854349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1.72736263" table:style-name="ce1">
            <text:p>1.72736263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2.3376972600000001" table:style-name="ce1">
            <text:p>2.33769726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2.8904533300000002" table:style-name="ce1">
            <text:p>2.89045333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3.5007879700000002" table:style-name="ce1">
            <text:p>3.50078797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4.0996069899999998" table:style-name="ce1">
            <text:p>4.09960699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4.7099418599999998" table:style-name="ce1">
            <text:p>4.70994186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3.5621999999999997E-4" table:style-name="ce1">
            <text:p>0.00035622</text:p>
          </table:table-cell>
          <table:table-cell office:value-type="float" office:value="5.2626981700000002" table:style-name="ce1">
            <text:p>5.26269817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0" table:style-name="ce1">
            <text:p>0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1.1055120199999999" table:style-name="ce1">
            <text:p>1.10551202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1.70433101" table:style-name="ce1">
            <text:p>1.70433101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2.30314993" table:style-name="ce1">
            <text:p>2.30314993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9"/>
        </table:table-row>
        <table:table-row table:style-name="ro1">
          <table:table-cell office:value-type="float" office:value="7.46220588" table:style-name="ce1">
            <text:p>7.46220588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4.5755999999999998E-4" table:style-name="ce1">
            <text:p>0.00045756</text:p>
          </table:table-cell>
          <table:table-cell office:value-type="float" office:value="2.86742191" table:style-name="ce1">
            <text:p>2.86742191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4.0765757499999999" table:style-name="ce1">
            <text:p>4.07657575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9" table:style-name="ce1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4.6869101500000001" table:style-name="ce1">
            <text:p>4.68691015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<text:s text:c="2"/>for (ib=100; ib&lt;700; ib+=100) {</text:p>
          </table:table-cell>
          <table:table-cell table:number-columns-repeated="16375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4.5679E-4" table:style-name="ce1">
            <text:p>0.00045679</text:p>
          </table:table-cell>
          <table:table-cell office:value-type="float" office:value="5.2396659799999998" table:style-name="ce1">
            <text:p>5.23966598</text:p>
          </table:table-cell>
          <table:table-cell office:value-type="float" office:value="1.1515799999999999E-3" table:style-name="ce1">
            <text:p>0.00115158</text:p>
          </table:table-cell>
          <table:table-cell table:number-columns-repeated="3" table:style-name="ce1"/>
          <table:table-cell office:value-type="string" table:style-name="ce1">
            <text:p><text:s text:c="4"/>baseCurrent = (double)ib / (double)1000000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0" table:style-name="ce1">
            <text:p>0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4"/>setBaseCurrent (baseCurrent, 1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0.47214573999999998" table:style-name="ce1">
            <text:p>0.47214574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<text:s text:c="4"/>for (vc=0; vc&lt;60; vc+=10) {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1.0824804299999999" table:style-name="ce1">
            <text:p>1.08248043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<text:s text:c="6"/>collectorVoltage = (double)vc / (double)10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1.6928152999999999" table:style-name="ce1">
            <text:p>1.6928153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<text:s text:c="6"/>setCollectorVoltage (collectorVoltage, 1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2.29163432" table:style-name="ce1">
            <text:p>2.29163432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<text:s text:c="6"/>readValues(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2.84439039" table:style-name="ce1">
            <text:p>2.84439039</text:p>
          </table:table-cell>
          <table:table-cell office:value-type="float" office:value="1.15157E-3" table:style-name="ce1">
            <text:p>0.00115157</text:p>
          </table:table-cell>
          <table:table-cell table:number-columns-repeated="3" table:style-name="ce1"/>
          <table:table-cell office:value-type="string" table:style-name="ce1">
            <text:p>// <text:s text:c="5"/>Serial.print (mdata.Vib, 8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3.45472526" table:style-name="ce1">
            <text:p>3.45472526</text:p>
          </table:table-cell>
          <table:table-cell office:value-type="float" office:value="1.15157E-3" table:style-name="ce1">
            <text:p>0.00115157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4.0535440400000002" table:style-name="ce1">
            <text:p>4.05354404</text:p>
          </table:table-cell>
          <table:table-cell office:value-type="float" office:value="1.26673E-3" table:style-name="ce1">
            <text:p>0.00126673</text:p>
          </table:table-cell>
          <table:table-cell table:number-columns-repeated="3" table:style-name="ce1"/>
          <table:table-cell office:value-type="string" table:style-name="ce1">
            <text:p>// <text:s text:c="5"/>Serial.print (mdata.Vb, 8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4.6638784400000004" table:style-name="ce1">
            <text:p>4.66387844</text:p>
          </table:table-cell>
          <table:table-cell office:value-type="float" office:value="1.2667399999999999E-3" table:style-name="ce1">
            <text:p>0.00126674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5.5736000000000002E-4" table:style-name="ce1">
            <text:p>0.00055736</text:p>
          </table:table-cell>
          <table:table-cell office:value-type="float" office:value="5.2051191299999999" table:style-name="ce1">
            <text:p>5.20511913</text:p>
          </table:table-cell>
          <table:table-cell office:value-type="float" office:value="1.49705E-3" table:style-name="ce1">
            <text:p>0.00149705</text:p>
          </table:table-cell>
          <table:table-cell table:number-columns-repeated="3" table:style-name="ce1"/>
          <table:table-cell office:value-type="string" table:style-name="ce1">
            <text:p>// <text:s text:c="5"/>Serial.print (mdata.Vic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0" table:style-name="ce1">
            <text:p>0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0.46062997999999999" table:style-name="ce1">
            <text:p>0.46062998</text:p>
          </table:table-cell>
          <table:table-cell office:value-type="float" office:value="1.15157E-3" table:style-name="ce1">
            <text:p>0.00115157</text:p>
          </table:table-cell>
          <table:table-cell table:number-columns-repeated="3" table:style-name="ce1"/>
          <table:table-cell office:value-type="string" table:style-name="ce1">
            <text:p>// <text:s text:c="5"/>Serial.print (mdata.Vc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1.0594489499999999" table:style-name="ce1">
            <text:p>1.05944895</text:p>
          </table:table-cell>
          <table:table-cell office:value-type="float" office:value="1.26673E-3" table:style-name="ce1">
            <text:p>0.00126673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1.6697836800000001" table:style-name="ce1">
            <text:p>1.66978368</text:p>
          </table:table-cell>
          <table:table-cell office:value-type="float" office:value="1.26673E-3" table:style-name="ce1">
            <text:p>0.00126673</text:p>
          </table:table-cell>
          <table:table-cell table:number-columns-repeated="3" table:style-name="ce1"/>
          <table:table-cell office:value-type="string" table:style-name="ce1">
            <text:p>// <text:s text:c="5"/>Serial.print (mdata.ib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2.2686025999999999" table:style-name="ce1">
            <text:p>2.2686026</text:p>
          </table:table-cell>
          <table:table-cell office:value-type="float" office:value="1.26673E-3" table:style-name="ce1">
            <text:p>0.00126673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2.8213586799999999" table:style-name="ce1">
            <text:p>2.82135868</text:p>
          </table:table-cell>
          <table:table-cell office:value-type="float" office:value="1.38189E-3" table:style-name="ce1">
            <text:p>0.00138189</text:p>
          </table:table-cell>
          <table:table-cell table:number-columns-repeated="3" table:style-name="ce1"/>
          <table:table-cell office:value-type="string" table:style-name="ce1">
            <text:p>// <text:s text:c="4"/>Serial.println (mdata.ic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3.4316935499999999" table:style-name="ce1">
            <text:p>3.43169355</text:p>
          </table:table-cell>
          <table:table-cell office:value-type="float" office:value="1.38189E-3" table:style-name="ce1">
            <text:p>0.00138189</text:p>
          </table:table-cell>
          <table:table-cell table:number-columns-repeated="16379" table:style-name="ce1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4.0305128000000003" table:style-name="ce1">
            <text:p>4.0305128</text:p>
          </table:table-cell>
          <table:table-cell office:value-type="float" office:value="1.38189E-3" table:style-name="ce1">
            <text:p>0.00138189</text:p>
          </table:table-cell>
          <table:table-cell table:number-columns-repeated="3" table:style-name="ce1"/>
          <table:table-cell office:value-type="string" table:style-name="ce1">
            <text:p><text:s text:c="6"/>Serial.print (mdata.ib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4.6293315799999997" table:style-name="ce1">
            <text:p>4.62933158</text:p>
          </table:table-cell>
          <table:table-cell office:value-type="float" office:value="1.61221E-3" table:style-name="ce1">
            <text:p>0.00161221</text:p>
          </table:table-cell>
          <table:table-cell table:number-columns-repeated="3" table:style-name="ce1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6.5793000000000004E-4" table:style-name="ce1">
            <text:p>0.00065793</text:p>
          </table:table-cell>
          <table:table-cell office:value-type="float" office:value="5.1820874200000002" table:style-name="ce1">
            <text:p>5.18208742</text:p>
          </table:table-cell>
          <table:table-cell office:value-type="float" office:value="1.72737E-3" table:style-name="ce1">
            <text:p>0.00172737</text:p>
          </table:table-cell>
          <table:table-cell table:number-columns-repeated="3" table:style-name="ce1"/>
          <table:table-cell office:value-type="string" table:style-name="ce1">
            <text:p><text:s text:c="6"/>Serial.print (mdata.Vc, 8);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0" table:style-name="ce1">
            <text:p>0</text:p>
          </table:table-cell>
          <table:table-cell office:value-type="float" office:value="7.4469E-4" table:style-name="ce1">
            <text:p>0.00074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7.4392000000000002E-4" table:style-name="ce1">
            <text:p>0.00074392</text:p>
          </table:table-cell>
          <table:table-cell office:value-type="float" office:value="0.43759851" table:style-name="ce1">
            <text:p>0.43759851</text:p>
          </table:table-cell>
          <table:table-cell office:value-type="float" office:value="1.38189E-3" table:style-name="ce1">
            <text:p>0.00138189</text:p>
          </table:table-cell>
          <table:table-cell table:number-columns-repeated="3" table:style-name="ce1"/>
          <table:table-cell office:value-type="string" table:style-name="ce1">
            <text:p><text:s text:c="6"/>Serial.println (mdata.ic, 8);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7.4469E-4" table:style-name="ce1">
            <text:p>0.00074469</text:p>
          </table:table-cell>
          <table:table-cell office:value-type="float" office:value="1.0364174799999999" table:style-name="ce1">
            <text:p>1.03641748</text:p>
          </table:table-cell>
          <table:table-cell office:value-type="float" office:value="1.49705E-3" table:style-name="ce1">
            <text:p>0.00149705</text:p>
          </table:table-cell>
          <table:table-cell table:number-columns-repeated="3" table:style-name="ce1"/>
          <table:table-cell office:value-type="string" table:style-name="ce1">
            <text:p><text:s text:c="4"/>}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7.4392000000000002E-4" table:style-name="ce1">
            <text:p>0.00074392</text:p>
          </table:table-cell>
          <table:table-cell office:value-type="float" office:value="1.64675226" table:style-name="ce1">
            <text:p>1.64675226</text:p>
          </table:table-cell>
          <table:table-cell office:value-type="float" office:value="1.49705E-3" table:style-name="ce1">
            <text:p>0.00149705</text:p>
          </table:table-cell>
          <table:table-cell table:number-columns-repeated="3" table:style-name="ce1"/>
          <table:table-cell office:value-type="string" table:style-name="ce1">
            <text:p><text:s text:c="2"/>}<text:s text:c="6"/>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7.4392000000000002E-4" table:style-name="ce1">
            <text:p>0.00074392</text:p>
          </table:table-cell>
          <table:table-cell office:value-type="float" office:value="2.24557137" table:style-name="ce1">
            <text:p>2.24557137</text:p>
          </table:table-cell>
          <table:table-cell office:value-type="float" office:value="1.49705E-3" table:style-name="ce1">
            <text:p>0.00149705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7.4392000000000002E-4" table:style-name="ce1">
            <text:p>0.00074392</text:p>
          </table:table-cell>
          <table:table-cell office:value-type="float" office:value="2.7983272000000001" table:style-name="ce1">
            <text:p>2.7983272</text:p>
          </table:table-cell>
          <table:table-cell office:value-type="float" office:value="1.6122E-3" table:style-name="ce1">
            <text:p>0.0016122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7.4392000000000002E-4" table:style-name="ce1">
            <text:p>0.00074392</text:p>
          </table:table-cell>
          <table:table-cell office:value-type="float" office:value="3.40866208" table:style-name="ce1">
            <text:p>3.40866208</text:p>
          </table:table-cell>
          <table:table-cell office:value-type="float" office:value="1.6122E-3" table:style-name="ce1">
            <text:p>0.0016122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7.4392000000000002E-4" table:style-name="ce1">
            <text:p>0.00074392</text:p>
          </table:table-cell>
          <table:table-cell office:value-type="float" office:value="4.0074810899999997" table:style-name="ce1">
            <text:p>4.00748109</text:p>
          </table:table-cell>
          <table:table-cell office:value-type="float" office:value="1.72736E-3" table:style-name="ce1">
            <text:p>0.00172736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7.4392000000000002E-4" table:style-name="ce1">
            <text:p>0.00074392</text:p>
          </table:table-cell>
          <table:table-cell office:value-type="float" office:value="4.60629987" table:style-name="ce1">
            <text:p>4.60629987</text:p>
          </table:table-cell>
          <table:table-cell office:value-type="float" office:value="1.8425200000000001E-3" table:style-name="ce1">
            <text:p>0.00184252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7.4392000000000002E-4" table:style-name="ce1">
            <text:p>0.00074392</text:p>
          </table:table-cell>
          <table:table-cell office:value-type="float" office:value="5.1590561800000003" table:style-name="ce1">
            <text:p>5.15905618</text:p>
          </table:table-cell>
          <table:table-cell office:value-type="float" office:value="1.9576799999999998E-3" table:style-name="ce1">
            <text:p>0.00195768</text:p>
          </table:table-cell>
          <table:table-cell table:number-columns-repeated="16379"/>
        </table:table-row>
        <table:table-row table:number-rows-repeated="1048495" table:style-name="ro1">
          <table:table-cell table:number-columns-repeated="16384"/>
        </table:table-row>
      </table:table>
      <table:table table:name="2N3904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2">
          <table:table-cell office:value-type="string" table:style-name="ce3">
            <text:p>Vib</text:p>
          </table:table-cell>
          <table:table-cell office:value-type="string" table:style-name="ce3">
            <text:p>Vic</text:p>
          </table:table-cell>
          <table:table-cell office:value-type="string" table:style-name="ce3">
            <text:p>Ib</text:p>
          </table:table-cell>
          <table:table-cell office:value-type="string" table:style-name="ce3">
            <text:p>Vce</text:p>
          </table:table-cell>
          <table:table-cell office:value-type="string" table:style-name="ce3">
            <text:p>Ic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0" table:style-name="ce1">
            <text:p>0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/>
          <table:table-cell table:style-name="ce1">
            <draw:frame draw:z-index="1" draw:id="id3" draw:style-name="a3" draw:name="Chart 1" svg:x="0.2862in" svg:y="0.0622in" svg:width="10.5252in" svg:height="7.365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427953" table:style-name="ce1">
            <text:p>1.427953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5.9880000000000003E-5" table:style-name="ce1">
            <text:p>0.00005988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0" table:style-name="ce1">
            <text:p>0</text:p>
          </table:table-cell>
          <table:table-cell office:value-type="float" office:value="1.5737999999999999E-4" table:style-name="ce1">
            <text:p>0.000157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1.5737999999999999E-4" table:style-name="ce1">
            <text:p>0.00015738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1.17460656" table:style-name="ce1">
            <text:p>1.17460656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1.7849411900000001" table:style-name="ce1">
            <text:p>1.7849411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2.40679168" table:style-name="ce1">
            <text:p>2.40679168</text:p>
          </table:table-cell>
          <table:table-cell office:value-type="float" office:value="1.5737999999999999E-4" table:style-name="ce1">
            <text:p>0.00015738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1.5737999999999999E-4" table:style-name="ce1">
            <text:p>0.00015738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3.5583667700000001" table:style-name="ce1">
            <text:p>3.55836677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1.5737999999999999E-4" table:style-name="ce1">
            <text:p>0.00015738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2.9250003800000002" table:style-name="ce1">
            <text:p>2.92500038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1.5661000000000001E-4" table:style-name="ce1">
            <text:p>0.00015661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0" table:style-name="ce1">
            <text:p>0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1.1630906999999999" table:style-name="ce1">
            <text:p>1.1630907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1.77342548" table:style-name="ce1">
            <text:p>1.77342548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2.3722443499999999" table:style-name="ce1">
            <text:p>2.37224435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5641999999999999E-4" table:style-name="ce1">
            <text:p>0.00025642</text:p>
          </table:table-cell>
          <table:table-cell office:value-type="float" office:value="2.9365162800000002" table:style-name="ce1">
            <text:p>2.93651628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3.5468509099999999" table:style-name="ce1">
            <text:p>3.54685091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4.1571860300000001" table:style-name="ce1">
            <text:p>4.15718603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4.7560048100000003" table:style-name="ce1">
            <text:p>4.75600481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4.4335636999999997" table:style-name="ce1">
            <text:p>4.4335637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2.5565000000000001E-4" table:style-name="ce1">
            <text:p>0.00025565</text:p>
          </table:table-cell>
          <table:table-cell office:value-type="float" office:value="5.3202767299999998" table:style-name="ce1">
            <text:p>5.32027673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0" table:style-name="ce1">
            <text:p>0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0.54124021" table:style-name="ce1">
            <text:p>0.54124021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1.15157496" table:style-name="ce1">
            <text:p>1.15157496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5.9306116099999997" table:style-name="ce1">
            <text:p>5.93061161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3.5469000000000001E-4" table:style-name="ce1">
            <text:p>0.00035469</text:p>
          </table:table-cell>
          <table:table-cell office:value-type="float" office:value="1.75039396" table:style-name="ce1">
            <text:p>1.75039396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2.3607287399999999" table:style-name="ce1">
            <text:p>2.36072874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2.9134847599999998" table:style-name="ce1">
            <text:p>2.91348476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3.52381944" table:style-name="ce1">
            <text:p>3.52381944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4.1341543100000004" table:style-name="ce1">
            <text:p>4.13415431</text:p>
          </table:table-cell>
          <table:table-cell office:value-type="float" office:value="3.4547000000000001E-4" table:style-name="ce1">
            <text:p>0.00034547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4.7444887099999997" table:style-name="ce1">
            <text:p>4.74448871</text:p>
          </table:table-cell>
          <table:table-cell office:value-type="float" office:value="4.6063000000000001E-4" table:style-name="ce1">
            <text:p>0.00046063</text:p>
          </table:table-cell>
          <table:table-cell table:number-columns-repeated="16379"/>
        </table:table-row>
        <table:table-row table:style-name="ro1">
          <table:table-cell office:value-type="float" office:value="5.9421272199999997" table:style-name="ce1">
            <text:p>5.94212722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3.5544999999999999E-4" table:style-name="ce1">
            <text:p>0.00035545</text:p>
          </table:table-cell>
          <table:table-cell office:value-type="float" office:value="5.2972450200000001" table:style-name="ce1">
            <text:p>5.2972450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0" table:style-name="ce1">
            <text:p>0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0.51820873999999995" table:style-name="ce1">
            <text:p>0.51820874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1.12854349" table:style-name="ce1">
            <text:p>1.12854349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1.72736263" table:style-name="ce1">
            <text:p>1.72736263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7.46220588" table:style-name="ce1">
            <text:p>7.46220588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4.5602000000000001E-4" table:style-name="ce1">
            <text:p>0.00045602</text:p>
          </table:table-cell>
          <table:table-cell office:value-type="float" office:value="2.3376972600000001" table:style-name="ce1">
            <text:p>2.33769726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2.8904533300000002" table:style-name="ce1">
            <text:p>2.89045333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3.5007879700000002" table:style-name="ce1">
            <text:p>3.50078797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16379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4.1111225999999998" table:style-name="ce1">
            <text:p>4.1111226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 table:style-name="ce1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4.7214574799999998" table:style-name="ce1">
            <text:p>4.72145748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3" table:style-name="ce1"/>
          <table:table-cell office:value-type="string" table:style-name="ce1">
            <text:p><text:s text:c="2"/>for (ib=100; ib&lt;700; ib+=100) {</text:p>
          </table:table-cell>
          <table:table-cell table:number-columns-repeated="16375"/>
        </table:table-row>
        <table:table-row table:style-name="ro1">
          <table:table-cell office:value-type="float" office:value="7.45069026" table:style-name="ce1">
            <text:p>7.45069026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4.5525999999999997E-4" table:style-name="ce1">
            <text:p>0.00045526</text:p>
          </table:table-cell>
          <table:table-cell office:value-type="float" office:value="5.2857294000000001" table:style-name="ce1">
            <text:p>5.2857294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3" table:style-name="ce1"/>
          <table:table-cell office:value-type="string" table:style-name="ce1">
            <text:p><text:s text:c="4"/>baseCurrent = (double)ib / (double)1000000;</text:p>
          </table:table-cell>
          <table:table-cell table:number-columns-repeated="16375"/>
        </table:table-row>
        <table:table-row table:style-name="ro1">
          <table:table-cell office:value-type="float" office:value="8.9592533099999994" table:style-name="ce1">
            <text:p>8.95925331</text:p>
          </table:table-cell>
          <table:table-cell office:value-type="float" office:value="0" table:style-name="ce1">
            <text:p>0</text:p>
          </table:table-cell>
          <table:table-cell office:value-type="float" office:value="5.5506000000000002E-4" table:style-name="ce1">
            <text:p>0.00055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4"/>setBaseCurrent (baseCurrent, 1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5.5583E-4" table:style-name="ce1">
            <text:p>0.00055583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6.9094000000000002E-4" table:style-name="ce1">
            <text:p>0.00069094</text:p>
          </table:table-cell>
          <table:table-cell table:number-columns-repeated="3" table:style-name="ce1"/>
          <table:table-cell office:value-type="string" table:style-name="ce1">
            <text:p><text:s text:c="4"/>for (vc=0; vc&lt;60; vc+=10) {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5.5583E-4" table:style-name="ce1">
            <text:p>0.00055583</text:p>
          </table:table-cell>
          <table:table-cell office:value-type="float" office:value="1.1055120199999999" table:style-name="ce1">
            <text:p>1.10551202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3" table:style-name="ce1"/>
          <table:table-cell office:value-type="string" table:style-name="ce1">
            <text:p><text:s text:c="6"/>collectorVoltage = (double)vc / (double)10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5.5583E-4" table:style-name="ce1">
            <text:p>0.00055583</text:p>
          </table:table-cell>
          <table:table-cell office:value-type="float" office:value="1.71584677" table:style-name="ce1">
            <text:p>1.71584677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3" table:style-name="ce1"/>
          <table:table-cell office:value-type="string" table:style-name="ce1">
            <text:p><text:s text:c="6"/>setCollectorVoltage (collectorVoltage, 1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5.5583E-4" table:style-name="ce1">
            <text:p>0.00055583</text:p>
          </table:table-cell>
          <table:table-cell office:value-type="float" office:value="2.3146657899999998" table:style-name="ce1">
            <text:p>2.31466579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3" table:style-name="ce1"/>
          <table:table-cell office:value-type="string" table:style-name="ce1">
            <text:p><text:s text:c="6"/>readValues(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5.5583E-4" table:style-name="ce1">
            <text:p>0.00055583</text:p>
          </table:table-cell>
          <table:table-cell office:value-type="float" office:value="2.86742191" table:style-name="ce1">
            <text:p>2.86742191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3" table:style-name="ce1"/>
          <table:table-cell office:value-type="string" table:style-name="ce1">
            <text:p>// <text:s text:c="5"/>Serial.print (mdata.Vib, 8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3.5583667700000001" table:style-name="ce1">
            <text:p>3.55836677</text:p>
          </table:table-cell>
          <table:table-cell office:value-type="float" office:value="5.5583E-4" table:style-name="ce1">
            <text:p>0.00055583</text:p>
          </table:table-cell>
          <table:table-cell office:value-type="float" office:value="3.4777564999999999" table:style-name="ce1">
            <text:p>3.4777565</text:p>
          </table:table-cell>
          <table:table-cell office:value-type="float" office:value="8.0610000000000002E-4" table:style-name="ce1">
            <text:p>0.0008061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5.5583E-4" table:style-name="ce1">
            <text:p>0.00055583</text:p>
          </table:table-cell>
          <table:table-cell office:value-type="float" office:value="4.0765757499999999" table:style-name="ce1">
            <text:p>4.07657575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3" table:style-name="ce1"/>
          <table:table-cell office:value-type="string" table:style-name="ce1">
            <text:p>// <text:s text:c="5"/>Serial.print (mdata.Vb, 8);</text:p>
          </table:table-cell>
          <table:table-cell table:number-columns-repeated="16375"/>
        </table:table-row>
        <table:table-row table:style-name="ro1">
          <table:table-cell office:value-type="float" office:value="8.9707689199999994" table:style-name="ce1">
            <text:p>8.97076892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5.5583E-4" table:style-name="ce1">
            <text:p>0.00055583</text:p>
          </table:table-cell>
          <table:table-cell office:value-type="float" office:value="4.6869101500000001" table:style-name="ce1">
            <text:p>4.68691015</text:p>
          </table:table-cell>
          <table:table-cell office:value-type="float" office:value="9.2126000000000003E-4" table:style-name="ce1">
            <text:p>0.00092126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8.9592533099999994" table:style-name="ce1">
            <text:p>8.95925331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5.5506000000000002E-4" table:style-name="ce1">
            <text:p>0.00055506</text:p>
          </table:table-cell>
          <table:table-cell office:value-type="float" office:value="5.2396659799999998" table:style-name="ce1">
            <text:p>5.23966598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// <text:s text:c="5"/>Serial.print (mdata.Vic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0" table:style-name="ce1">
            <text:p>0</text:p>
          </table:table-cell>
          <table:table-cell office:value-type="float" office:value="6.5640000000000002E-4" table:style-name="ce1">
            <text:p>0.0006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6.5640000000000002E-4" table:style-name="ce1">
            <text:p>0.0006564</text:p>
          </table:table-cell>
          <table:table-cell office:value-type="float" office:value="0.47214573999999998" table:style-name="ce1">
            <text:p>0.47214574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// <text:s text:c="5"/>Serial.print (mdata.Vc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6.5563000000000004E-4" table:style-name="ce1">
            <text:p>0.00065563</text:p>
          </table:table-cell>
          <table:table-cell office:value-type="float" office:value="1.0824804299999999" table:style-name="ce1">
            <text:p>1.08248043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1.7849411900000001" table:style-name="ce1">
            <text:p>1.78494119</text:p>
          </table:table-cell>
          <table:table-cell office:value-type="float" office:value="6.5563000000000004E-4" table:style-name="ce1">
            <text:p>0.00065563</text:p>
          </table:table-cell>
          <table:table-cell office:value-type="float" office:value="1.6812994400000001" table:style-name="ce1">
            <text:p>1.68129944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// <text:s text:c="5"/>Serial.print (mdata.ib, 8);</text:p>
          </table:table-cell>
          <table:table-cell table:number-columns-repeated="16375"/>
        </table:table-row>
        <table:table-row table:style-name="ro1">
          <table:table-cell office:value-type="float" office:value="10.46781635" table:style-name="ce1">
            <text:p>10.46781635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6.5563000000000004E-4" table:style-name="ce1">
            <text:p>0.00065563</text:p>
          </table:table-cell>
          <table:table-cell office:value-type="float" office:value="2.29163432" table:style-name="ce1">
            <text:p>2.29163432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6.5563000000000004E-4" table:style-name="ce1">
            <text:p>0.00065563</text:p>
          </table:table-cell>
          <table:table-cell office:value-type="float" office:value="2.84439039" table:style-name="ce1">
            <text:p>2.84439039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3" table:style-name="ce1"/>
          <table:table-cell office:value-type="string" table:style-name="ce1">
            <text:p>// <text:s text:c="4"/>Serial.println (mdata.ic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3.5583667700000001" table:style-name="ce1">
            <text:p>3.55836677</text:p>
          </table:table-cell>
          <table:table-cell office:value-type="float" office:value="6.5563000000000004E-4" table:style-name="ce1">
            <text:p>0.00065563</text:p>
          </table:table-cell>
          <table:table-cell office:value-type="float" office:value="3.45472526" table:style-name="ce1">
            <text:p>3.45472526</text:p>
          </table:table-cell>
          <table:table-cell office:value-type="float" office:value="1.0364199999999999E-3" table:style-name="ce1">
            <text:p>0.00103642</text:p>
          </table:table-cell>
          <table:table-cell table:number-columns-repeated="16379" table:style-name="ce1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6.5563000000000004E-4" table:style-name="ce1">
            <text:p>0.00065563</text:p>
          </table:table-cell>
          <table:table-cell office:value-type="float" office:value="4.0535440400000002" table:style-name="ce1">
            <text:p>4.05354404</text:p>
          </table:table-cell>
          <table:table-cell office:value-type="float" office:value="1.1515799999999999E-3" table:style-name="ce1">
            <text:p>0.00115158</text:p>
          </table:table-cell>
          <table:table-cell table:number-columns-repeated="3" table:style-name="ce1"/>
          <table:table-cell office:value-type="string" table:style-name="ce1">
            <text:p><text:s text:c="6"/>Serial.print (mdata.ib, 8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6.5563000000000004E-4" table:style-name="ce1">
            <text:p>0.00065563</text:p>
          </table:table-cell>
          <table:table-cell office:value-type="float" office:value="4.6638784400000004" table:style-name="ce1">
            <text:p>4.66387844</text:p>
          </table:table-cell>
          <table:table-cell office:value-type="float" office:value="1.1515799999999999E-3" table:style-name="ce1">
            <text:p>0.00115158</text:p>
          </table:table-cell>
          <table:table-cell table:number-columns-repeated="3" table:style-name="ce1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office:value-type="float" office:value="10.47933197" table:style-name="ce1">
            <text:p>10.47933197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6.5563000000000004E-4" table:style-name="ce1">
            <text:p>0.00065563</text:p>
          </table:table-cell>
          <table:table-cell office:value-type="float" office:value="5.2166347499999999" table:style-name="ce1">
            <text:p>5.21663475</text:p>
          </table:table-cell>
          <table:table-cell office:value-type="float" office:value="1.26673E-3" table:style-name="ce1">
            <text:p>0.00126673</text:p>
          </table:table-cell>
          <table:table-cell table:number-columns-repeated="3" table:style-name="ce1"/>
          <table:table-cell office:value-type="string" table:style-name="ce1">
            <text:p><text:s text:c="6"/>Serial.print (mdata.Vc, 8);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0" table:style-name="ce1">
            <text:p>0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0.44911426999999998" table:style-name="ce1">
            <text:p>0.44911427</text:p>
          </table:table-cell>
          <table:table-cell office:value-type="float" office:value="1.26673E-3" table:style-name="ce1">
            <text:p>0.00126673</text:p>
          </table:table-cell>
          <table:table-cell table:number-columns-repeated="3" table:style-name="ce1"/>
          <table:table-cell office:value-type="string" table:style-name="ce1">
            <text:p><text:s text:c="6"/>Serial.println (mdata.ic, 8);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1.17460656" table:style-name="ce1">
            <text:p>1.17460656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1.0594489499999999" table:style-name="ce1">
            <text:p>1.05944895</text:p>
          </table:table-cell>
          <table:table-cell office:value-type="float" office:value="1.1515799999999999E-3" table:style-name="ce1">
            <text:p>0.00115158</text:p>
          </table:table-cell>
          <table:table-cell table:number-columns-repeated="3" table:style-name="ce1"/>
          <table:table-cell office:value-type="string" table:style-name="ce1">
            <text:p><text:s text:c="4"/>}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1.7849411900000001" table:style-name="ce1">
            <text:p>1.78494119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1.65826797" table:style-name="ce1">
            <text:p>1.65826797</text:p>
          </table:table-cell>
          <table:table-cell office:value-type="float" office:value="1.26673E-3" table:style-name="ce1">
            <text:p>0.00126673</text:p>
          </table:table-cell>
          <table:table-cell table:number-columns-repeated="3" table:style-name="ce1"/>
          <table:table-cell office:value-type="string" table:style-name="ce1">
            <text:p><text:s text:c="2"/>}<text:s text:c="6"/></text:p>
          </table:table-cell>
          <table:table-cell table:number-columns-repeated="16375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2.3837602100000002" table:style-name="ce1">
            <text:p>2.38376021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2.2570869899999999" table:style-name="ce1">
            <text:p>2.25708699</text:p>
          </table:table-cell>
          <table:table-cell office:value-type="float" office:value="1.26673E-3" table:style-name="ce1">
            <text:p>0.00126673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2.8213586799999999" table:style-name="ce1">
            <text:p>2.82135868</text:p>
          </table:table-cell>
          <table:table-cell office:value-type="float" office:value="1.26673E-3" table:style-name="ce1">
            <text:p>0.00126673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3.5583667700000001" table:style-name="ce1">
            <text:p>3.55836677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3.42017769" table:style-name="ce1">
            <text:p>3.42017769</text:p>
          </table:table-cell>
          <table:table-cell office:value-type="float" office:value="1.38189E-3" table:style-name="ce1">
            <text:p>0.00138189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4.0305128000000003" table:style-name="ce1">
            <text:p>4.0305128</text:p>
          </table:table-cell>
          <table:table-cell office:value-type="float" office:value="1.38189E-3" table:style-name="ce1">
            <text:p>0.00138189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4.6293315799999997" table:style-name="ce1">
            <text:p>4.62933158</text:p>
          </table:table-cell>
          <table:table-cell office:value-type="float" office:value="1.49705E-3" table:style-name="ce1">
            <text:p>0.00149705</text:p>
          </table:table-cell>
          <table:table-cell table:number-columns-repeated="16379" table:style-name="ce1"/>
        </table:table-row>
        <table:table-row table:style-name="ro1">
          <table:table-cell office:value-type="float" office:value="11.780612939999999" table:style-name="ce1">
            <text:p>11.78061294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7.4237999999999995E-4" table:style-name="ce1">
            <text:p>0.00074238</text:p>
          </table:table-cell>
          <table:table-cell office:value-type="float" office:value="5.1820874200000002" table:style-name="ce1">
            <text:p>5.18208742</text:p>
          </table:table-cell>
          <table:table-cell office:value-type="float" office:value="1.61221E-3" table:style-name="ce1">
            <text:p>0.00161221</text:p>
          </table:table-cell>
          <table:table-cell table:number-columns-repeated="16379"/>
        </table:table-row>
        <table:table-row table:number-rows-repeated="1048495" table:style-name="ro1">
          <table:table-cell table:number-columns-repeated="16384"/>
        </table:table-row>
      </table:table>
      <table:table table:name="2N3053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2">
          <table:table-cell office:value-type="string" table:style-name="ce3">
            <text:p>Vib</text:p>
          </table:table-cell>
          <table:table-cell office:value-type="string" table:style-name="ce3">
            <text:p>Vic</text:p>
          </table:table-cell>
          <table:table-cell office:value-type="string" table:style-name="ce3">
            <text:p>Ib</text:p>
          </table:table-cell>
          <table:table-cell office:value-type="string" table:style-name="ce3">
            <text:p>Vce</text:p>
          </table:table-cell>
          <table:table-cell office:value-type="string" table:style-name="ce3">
            <text:p>Ic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0" table:style-name="ce1">
            <text:p>0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/>
          <table:table-cell table:style-name="ce1">
            <draw:frame draw:z-index="1" draw:id="id4" draw:style-name="a4" draw:name="Chart 1" svg:x="0.2862in" svg:y="0.0622in" svg:width="10.5252in" svg:height="7.365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2.40679168" table:style-name="ce1">
            <text:p>2.4067916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3.5583667700000001" table:style-name="ce1">
            <text:p>3.55836677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1151575" table:style-name="ce1">
            <text:p>0.1151575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0" table:style-name="ce1">
            <text:p>0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0.58730325000000005" table:style-name="ce1">
            <text:p>0.58730325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1.7849411900000001" table:style-name="ce1">
            <text:p>1.7849411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2.40679168" table:style-name="ce1">
            <text:p>2.40679168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3.5583667700000001" table:style-name="ce1">
            <text:p>3.55836677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0.52972450000000004" table:style-name="ce1">
            <text:p>0.5297245</text:p>
          </table:table-cell>
          <table:table-cell office:value-type="float" office:value="5.3548240600000003" table:style-name="ce1">
            <text:p>5.35482406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5.3317923499999997" table:style-name="ce1">
            <text:p>5.33179235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0" table:style-name="ce1">
            <text:p>0</text:p>
          </table:table-cell>
          <table:table-cell office:value-type="float" office:value="2.917E-5" table:style-name="ce1">
            <text:p>0.000029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0.23031499" table:style-name="ce1">
            <text:p>0.23031499</text:p>
          </table:table-cell>
          <table:table-cell office:value-type="float" office:value="3.4547200000000001E-3" table:style-name="ce1">
            <text:p>0.00345472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0.82913398000000005" table:style-name="ce1">
            <text:p>0.82913398</text:p>
          </table:table-cell>
          <table:table-cell office:value-type="float" office:value="3.5698800000000001E-3" table:style-name="ce1">
            <text:p>0.00356988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1.7964570500000001" table:style-name="ce1">
            <text:p>1.79645705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1.43946876" table:style-name="ce1">
            <text:p>1.43946876</text:p>
          </table:table-cell>
          <table:table-cell office:value-type="float" office:value="3.5698800000000001E-3" table:style-name="ce1">
            <text:p>0.00356988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2.03828787" table:style-name="ce1">
            <text:p>2.03828787</text:p>
          </table:table-cell>
          <table:table-cell office:value-type="float" office:value="3.5698800000000001E-3" table:style-name="ce1">
            <text:p>0.00356988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2.60255956" table:style-name="ce1">
            <text:p>2.60255956</text:p>
          </table:table-cell>
          <table:table-cell office:value-type="float" office:value="3.5698800000000001E-3" table:style-name="ce1">
            <text:p>0.00356988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3.5698823900000001" table:style-name="ce1">
            <text:p>3.56988239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3.2013785800000001" table:style-name="ce1">
            <text:p>3.20137858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4.18021726" table:style-name="ce1">
            <text:p>4.18021726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3.8117132100000002" table:style-name="ce1">
            <text:p>3.81171321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4.79055213" table:style-name="ce1">
            <text:p>4.79055213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4.4220480899999997" table:style-name="ce1">
            <text:p>4.42204809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16379"/>
        </table:table-row>
        <table:table-row table:style-name="ro1">
          <table:table-cell office:value-type="float" office:value="0.95580730000000003" table:style-name="ce1">
            <text:p>0.9558073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2.457E-5" table:style-name="ce1">
            <text:p>0.00002457</text:p>
          </table:table-cell>
          <table:table-cell office:value-type="float" office:value="4.98632001" table:style-name="ce1">
            <text:p>4.98632001</text:p>
          </table:table-cell>
          <table:table-cell office:value-type="float" office:value="3.5698800000000001E-3" table:style-name="ce1">
            <text:p>0.00356988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0" table:style-name="ce1">
            <text:p>0</text:p>
          </table:table-cell>
          <table:table-cell office:value-type="float" office:value="5.6039999999999999E-5" table:style-name="ce1">
            <text:p>0.000056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5.2200000000000002E-5" table:style-name="ce1">
            <text:p>0.0000522</text:p>
          </table:table-cell>
          <table:table-cell office:value-type="float" office:value="8.0610260000000003E-2" table:style-name="ce1">
            <text:p>0.08061026</text:p>
          </table:table-cell>
          <table:table-cell office:value-type="float" office:value="4.9517700000000003E-3" table:style-name="ce1">
            <text:p>0.00495177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1.18612217" table:style-name="ce1">
            <text:p>1.18612217</text:p>
          </table:table-cell>
          <table:table-cell office:value-type="float" office:value="5.1440000000000002E-5" table:style-name="ce1">
            <text:p>0.00005144</text:p>
          </table:table-cell>
          <table:table-cell office:value-type="float" office:value="0.32244099999999998" table:style-name="ce1">
            <text:p>0.322441</text:p>
          </table:table-cell>
          <table:table-cell office:value-type="float" office:value="8.63681E-3" table:style-name="ce1">
            <text:p>0.00863681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1.7849411900000001" table:style-name="ce1">
            <text:p>1.78494119</text:p>
          </table:table-cell>
          <table:table-cell office:value-type="float" office:value="5.0670000000000001E-5" table:style-name="ce1">
            <text:p>0.00005067</text:p>
          </table:table-cell>
          <table:table-cell office:value-type="float" office:value="0.93277568" table:style-name="ce1">
            <text:p>0.93277568</text:p>
          </table:table-cell>
          <table:table-cell office:value-type="float" office:value="8.5216500000000004E-3" table:style-name="ce1">
            <text:p>0.00852165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2.39527606" table:style-name="ce1">
            <text:p>2.39527606</text:p>
          </table:table-cell>
          <table:table-cell office:value-type="float" office:value="5.1440000000000002E-5" table:style-name="ce1">
            <text:p>0.00005144</text:p>
          </table:table-cell>
          <table:table-cell office:value-type="float" office:value="1.53159475" table:style-name="ce1">
            <text:p>1.53159475</text:p>
          </table:table-cell>
          <table:table-cell office:value-type="float" office:value="8.63681E-3" table:style-name="ce1">
            <text:p>0.00863681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5.1440000000000002E-5" table:style-name="ce1">
            <text:p>0.00005144</text:p>
          </table:table-cell>
          <table:table-cell office:value-type="float" office:value="2.08435082" table:style-name="ce1">
            <text:p>2.08435082</text:p>
          </table:table-cell>
          <table:table-cell office:value-type="float" office:value="8.63681E-3" table:style-name="ce1">
            <text:p>0.00863681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3.5583667700000001" table:style-name="ce1">
            <text:p>3.55836677</text:p>
          </table:table-cell>
          <table:table-cell office:value-type="float" office:value="5.1440000000000002E-5" table:style-name="ce1">
            <text:p>0.00005144</text:p>
          </table:table-cell>
          <table:table-cell office:value-type="float" office:value="2.6946854500000001" table:style-name="ce1">
            <text:p>2.69468545</text:p>
          </table:table-cell>
          <table:table-cell office:value-type="float" office:value="8.63681E-3" table:style-name="ce1">
            <text:p>0.00863681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4.1687016400000001" table:style-name="ce1">
            <text:p>4.16870164</text:p>
          </table:table-cell>
          <table:table-cell office:value-type="float" office:value="5.1440000000000002E-5" table:style-name="ce1">
            <text:p>0.00005144</text:p>
          </table:table-cell>
          <table:table-cell office:value-type="float" office:value="3.2935044699999998" table:style-name="ce1">
            <text:p>3.29350447</text:p>
          </table:table-cell>
          <table:table-cell office:value-type="float" office:value="8.7519699999999995E-3" table:style-name="ce1">
            <text:p>0.00875197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5.1440000000000002E-5" table:style-name="ce1">
            <text:p>0.00005144</text:p>
          </table:table-cell>
          <table:table-cell office:value-type="float" office:value="3.9038393" table:style-name="ce1">
            <text:p>3.9038393</text:p>
          </table:table-cell>
          <table:table-cell office:value-type="float" office:value="8.7519699999999995E-3" table:style-name="ce1">
            <text:p>0.00875197</text:p>
          </table:table-cell>
          <table:table-cell table:number-columns-repeated="16379"/>
        </table:table-row>
        <table:table-row table:style-name="ro1">
          <table:table-cell office:value-type="float" office:value="1.38189005" table:style-name="ce1">
            <text:p>1.38189005</text:p>
          </table:table-cell>
          <table:table-cell office:value-type="float" office:value="5.3433079699999997" table:style-name="ce1">
            <text:p>5.34330797</text:p>
          </table:table-cell>
          <table:table-cell office:value-type="float" office:value="5.1440000000000002E-5" table:style-name="ce1">
            <text:p>0.00005144</text:p>
          </table:table-cell>
          <table:table-cell office:value-type="float" office:value="4.4565954200000002" table:style-name="ce1">
            <text:p>4.45659542</text:p>
          </table:table-cell>
          <table:table-cell office:value-type="float" office:value="8.8671300000000008E-3" table:style-name="ce1">
            <text:p>0.00886713</text:p>
          </table:table-cell>
          <table:table-cell table:number-columns-repeated="16379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0" table:style-name="ce1">
            <text:p>0</text:p>
          </table:table-cell>
          <table:table-cell office:value-type="float" office:value="8.6749999999999994E-5" table:style-name="ce1">
            <text:p>0.00008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8.2910000000000004E-5" table:style-name="ce1">
            <text:p>0.00008291</text:p>
          </table:table-cell>
          <table:table-cell office:value-type="float" office:value="5.7578749999999998E-2" table:style-name="ce1">
            <text:p>0.05757875</text:p>
          </table:table-cell>
          <table:table-cell office:value-type="float" office:value="5.1820900000000003E-3" table:style-name="ce1">
            <text:p>0.00518209</text:p>
          </table:table-cell>
          <table:table-cell table:number-columns-repeated="16379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1.17460656" table:style-name="ce1">
            <text:p>1.17460656</text:p>
          </table:table-cell>
          <table:table-cell office:value-type="float" office:value="8.2150000000000005E-5" table:style-name="ce1">
            <text:p>0.00008215</text:p>
          </table:table-cell>
          <table:table-cell office:value-type="float" office:value="0.10364176" table:style-name="ce1">
            <text:p>0.10364176</text:p>
          </table:table-cell>
          <table:table-cell office:value-type="float" office:value="1.0709649999999999E-2" table:style-name="ce1">
            <text:p>0.01070965</text:p>
          </table:table-cell>
          <table:table-cell table:number-columns-repeated="16379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1.7849411900000001" table:style-name="ce1">
            <text:p>1.78494119</text:p>
          </table:table-cell>
          <table:table-cell office:value-type="float" office:value="8.1379999999999997E-5" table:style-name="ce1">
            <text:p>0.00008138</text:p>
          </table:table-cell>
          <table:table-cell office:value-type="float" office:value="0.34547252000000001" table:style-name="ce1">
            <text:p>0.34547252</text:p>
          </table:table-cell>
          <table:table-cell office:value-type="float" office:value="1.439469E-2" table:style-name="ce1">
            <text:p>0.01439469</text:p>
          </table:table-cell>
          <table:table-cell table:number-columns-repeated="16379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2.3837602100000002" table:style-name="ce1">
            <text:p>2.38376021</text:p>
          </table:table-cell>
          <table:table-cell office:value-type="float" office:value="8.1379999999999997E-5" table:style-name="ce1">
            <text:p>0.00008138</text:p>
          </table:table-cell>
          <table:table-cell office:value-type="float" office:value="0.94429149000000001" table:style-name="ce1">
            <text:p>0.94429149</text:p>
          </table:table-cell>
          <table:table-cell office:value-type="float" office:value="1.439469E-2" table:style-name="ce1">
            <text:p>0.01439469</text:p>
          </table:table-cell>
          <table:table-cell table:number-columns-repeated="16379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2.9480319000000001" table:style-name="ce1">
            <text:p>2.9480319</text:p>
          </table:table-cell>
          <table:table-cell office:value-type="float" office:value="8.1379999999999997E-5" table:style-name="ce1">
            <text:p>0.00008138</text:p>
          </table:table-cell>
          <table:table-cell office:value-type="float" office:value="1.49704751" table:style-name="ce1">
            <text:p>1.49704751</text:p>
          </table:table-cell>
          <table:table-cell office:value-type="float" office:value="1.450984E-2" table:style-name="ce1">
            <text:p>0.01450984</text:p>
          </table:table-cell>
          <table:table-cell table:number-columns-repeated="16379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3.5468509099999999" table:style-name="ce1">
            <text:p>3.54685091</text:p>
          </table:table-cell>
          <table:table-cell office:value-type="float" office:value="8.1379999999999997E-5" table:style-name="ce1">
            <text:p>0.00008138</text:p>
          </table:table-cell>
          <table:table-cell office:value-type="float" office:value="2.09586644" table:style-name="ce1">
            <text:p>2.09586644</text:p>
          </table:table-cell>
          <table:table-cell office:value-type="float" office:value="1.450984E-2" table:style-name="ce1">
            <text:p>0.01450984</text:p>
          </table:table-cell>
          <table:table-cell table:number-columns-repeated="16379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4.1571860300000001" table:style-name="ce1">
            <text:p>4.15718603</text:p>
          </table:table-cell>
          <table:table-cell office:value-type="float" office:value="8.2150000000000005E-5" table:style-name="ce1">
            <text:p>0.00008215</text:p>
          </table:table-cell>
          <table:table-cell office:value-type="float" office:value="2.6946854500000001" table:style-name="ce1">
            <text:p>2.69468545</text:p>
          </table:table-cell>
          <table:table-cell office:value-type="float" office:value="1.4625010000000001E-2" table:style-name="ce1">
            <text:p>0.01462501</text:p>
          </table:table-cell>
          <table:table-cell table:number-columns-repeated="16379" table:style-name="ce1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4.77903652" table:style-name="ce1">
            <text:p>4.77903652</text:p>
          </table:table-cell>
          <table:table-cell office:value-type="float" office:value="8.2150000000000005E-5" table:style-name="ce1">
            <text:p>0.00008215</text:p>
          </table:table-cell>
          <table:table-cell office:value-type="float" office:value="3.3050203300000001" table:style-name="ce1">
            <text:p>3.30502033</text:p>
          </table:table-cell>
          <table:table-cell office:value-type="float" office:value="1.474016E-2" table:style-name="ce1">
            <text:p>0.01474016</text:p>
          </table:table-cell>
          <table:table-cell table:number-columns-repeated="3" table:style-name="ce1"/>
          <table:table-cell office:value-type="string" table:style-name="ce1">
            <text:p><text:s text:c="2"/>for (ib=100; ib&lt;700; ib+=100) {</text:p>
          </table:table-cell>
          <table:table-cell table:number-columns-repeated="16375"/>
        </table:table-row>
        <table:table-row table:style-name="ro1">
          <table:table-cell office:value-type="float" office:value="1.85403575" table:style-name="ce1">
            <text:p>1.85403575</text:p>
          </table:table-cell>
          <table:table-cell office:value-type="float" office:value="5.3317923499999997" table:style-name="ce1">
            <text:p>5.33179235</text:p>
          </table:table-cell>
          <table:table-cell office:value-type="float" office:value="8.1379999999999997E-5" table:style-name="ce1">
            <text:p>0.00008138</text:p>
          </table:table-cell>
          <table:table-cell office:value-type="float" office:value="3.8577761599999998" table:style-name="ce1">
            <text:p>3.85777616</text:p>
          </table:table-cell>
          <table:table-cell office:value-type="float" office:value="1.474016E-2" table:style-name="ce1">
            <text:p>0.01474016</text:p>
          </table:table-cell>
          <table:table-cell table:number-columns-repeated="3" table:style-name="ce1"/>
          <table:table-cell office:value-type="string" table:style-name="ce1">
            <text:p><text:s text:c="4"/>baseCurrent = (double)ib / (double)1000000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0" table:style-name="ce1">
            <text:p>0</text:p>
          </table:table-cell>
          <table:table-cell office:value-type="float" office:value="1.1438999999999999E-4" table:style-name="ce1">
            <text:p>0.00011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4"/>setBaseCurrent (baseCurrent, 1)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1.1055E-4" table:style-name="ce1">
            <text:p>0.00011055</text:p>
          </table:table-cell>
          <table:table-cell office:value-type="float" office:value="4.6063E-2" table:style-name="ce1">
            <text:p>0.046063</text:p>
          </table:table-cell>
          <table:table-cell office:value-type="float" office:value="5.2972499999999999E-3" table:style-name="ce1">
            <text:p>0.00529725</text:p>
          </table:table-cell>
          <table:table-cell table:number-columns-repeated="3" table:style-name="ce1"/>
          <table:table-cell office:value-type="string" table:style-name="ce1">
            <text:p><text:s text:c="4"/>for (vc=0; vc&lt;60; vc+=10) {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1.17460656" table:style-name="ce1">
            <text:p>1.17460656</text:p>
          </table:table-cell>
          <table:table-cell office:value-type="float" office:value="1.0978E-4" table:style-name="ce1">
            <text:p>0.00010978</text:p>
          </table:table-cell>
          <table:table-cell office:value-type="float" office:value="8.0610260000000003E-2" table:style-name="ce1">
            <text:p>0.08061026</text:p>
          </table:table-cell>
          <table:table-cell office:value-type="float" office:value="1.093996E-2" table:style-name="ce1">
            <text:p>0.01093996</text:p>
          </table:table-cell>
          <table:table-cell table:number-columns-repeated="3" table:style-name="ce1"/>
          <table:table-cell office:value-type="string" table:style-name="ce1">
            <text:p><text:s text:c="6"/>collectorVoltage = (double)vc / (double)10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1.77342548" table:style-name="ce1">
            <text:p>1.77342548</text:p>
          </table:table-cell>
          <table:table-cell office:value-type="float" office:value="1.0902E-4" table:style-name="ce1">
            <text:p>0.00010902</text:p>
          </table:table-cell>
          <table:table-cell office:value-type="float" office:value="0.12667323999999999" table:style-name="ce1">
            <text:p>0.12667324</text:p>
          </table:table-cell>
          <table:table-cell office:value-type="float" office:value="1.6467519999999999E-2" table:style-name="ce1">
            <text:p>0.01646752</text:p>
          </table:table-cell>
          <table:table-cell table:number-columns-repeated="3" table:style-name="ce1"/>
          <table:table-cell office:value-type="string" table:style-name="ce1">
            <text:p><text:s text:c="6"/>setCollectorVoltage (collectorVoltage, 1)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2.3722443499999999" table:style-name="ce1">
            <text:p>2.37224435</text:p>
          </table:table-cell>
          <table:table-cell office:value-type="float" office:value="1.0902E-4" table:style-name="ce1">
            <text:p>0.00010902</text:p>
          </table:table-cell>
          <table:table-cell office:value-type="float" office:value="0.41456699000000002" table:style-name="ce1">
            <text:p>0.41456699</text:p>
          </table:table-cell>
          <table:table-cell office:value-type="float" office:value="1.957677E-2" table:style-name="ce1">
            <text:p>0.01957677</text:p>
          </table:table-cell>
          <table:table-cell table:number-columns-repeated="3" table:style-name="ce1"/>
          <table:table-cell office:value-type="string" table:style-name="ce1">
            <text:p><text:s text:c="6"/>readValues()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2.9365162800000002" table:style-name="ce1">
            <text:p>2.93651628</text:p>
          </table:table-cell>
          <table:table-cell office:value-type="float" office:value="1.0902E-4" table:style-name="ce1">
            <text:p>0.00010902</text:p>
          </table:table-cell>
          <table:table-cell office:value-type="float" office:value="0.96732311000000004" table:style-name="ce1">
            <text:p>0.96732311</text:p>
          </table:table-cell>
          <table:table-cell office:value-type="float" office:value="1.969193E-2" table:style-name="ce1">
            <text:p>0.01969193</text:p>
          </table:table-cell>
          <table:table-cell table:number-columns-repeated="3" table:style-name="ce1"/>
          <table:table-cell office:value-type="string" table:style-name="ce1">
            <text:p>// <text:s text:c="5"/>Serial.print (mdata.Vib, 8)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3.5468509099999999" table:style-name="ce1">
            <text:p>3.54685091</text:p>
          </table:table-cell>
          <table:table-cell office:value-type="float" office:value="1.0902E-4" table:style-name="ce1">
            <text:p>0.00010902</text:p>
          </table:table-cell>
          <table:table-cell office:value-type="float" office:value="1.56614198" table:style-name="ce1">
            <text:p>1.56614198</text:p>
          </table:table-cell>
          <table:table-cell office:value-type="float" office:value="1.9807089999999999E-2" table:style-name="ce1">
            <text:p>0.01980709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4.1571860300000001" table:style-name="ce1">
            <text:p>4.15718603</text:p>
          </table:table-cell>
          <table:table-cell office:value-type="float" office:value="1.0902E-4" table:style-name="ce1">
            <text:p>0.00010902</text:p>
          </table:table-cell>
          <table:table-cell office:value-type="float" office:value="2.1649608599999999" table:style-name="ce1">
            <text:p>2.16496086</text:p>
          </table:table-cell>
          <table:table-cell office:value-type="float" office:value="1.9922249999999999E-2" table:style-name="ce1">
            <text:p>0.01992225</text:p>
          </table:table-cell>
          <table:table-cell table:number-columns-repeated="3" table:style-name="ce1"/>
          <table:table-cell office:value-type="string" table:style-name="ce1">
            <text:p>// <text:s text:c="5"/>Serial.print (mdata.Vb, 8)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4.7675204200000003" table:style-name="ce1">
            <text:p>4.76752042</text:p>
          </table:table-cell>
          <table:table-cell office:value-type="float" office:value="1.0902E-4" table:style-name="ce1">
            <text:p>0.00010902</text:p>
          </table:table-cell>
          <table:table-cell office:value-type="float" office:value="2.7522640200000001" table:style-name="ce1">
            <text:p>2.75226402</text:p>
          </table:table-cell>
          <table:table-cell office:value-type="float" office:value="2.015256E-2" table:style-name="ce1">
            <text:p>0.02015256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2.2686025999999999" table:style-name="ce1">
            <text:p>2.2686026</text:p>
          </table:table-cell>
          <table:table-cell office:value-type="float" office:value="5.3317923499999997" table:style-name="ce1">
            <text:p>5.33179235</text:p>
          </table:table-cell>
          <table:table-cell office:value-type="float" office:value="1.0902E-4" table:style-name="ce1">
            <text:p>0.00010902</text:p>
          </table:table-cell>
          <table:table-cell office:value-type="float" office:value="3.3165359400000001" table:style-name="ce1">
            <text:p>3.31653594</text:p>
          </table:table-cell>
          <table:table-cell office:value-type="float" office:value="2.015256E-2" table:style-name="ce1">
            <text:p>0.02015256</text:p>
          </table:table-cell>
          <table:table-cell table:number-columns-repeated="3" table:style-name="ce1"/>
          <table:table-cell office:value-type="string" table:style-name="ce1">
            <text:p>// <text:s text:c="5"/>Serial.print (mdata.Vic, 8);</text:p>
          </table:table-cell>
          <table:table-cell table:number-columns-repeated="16375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0" table:style-name="ce1">
            <text:p>0</text:p>
          </table:table-cell>
          <table:table-cell office:value-type="float" office:value="1.4202999999999999E-4" table:style-name="ce1">
            <text:p>0.000142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1.3896000000000001E-4" table:style-name="ce1">
            <text:p>0.00013896</text:p>
          </table:table-cell>
          <table:table-cell office:value-type="float" office:value="3.4547250000000002E-2" table:style-name="ce1">
            <text:p>0.03454725</text:p>
          </table:table-cell>
          <table:table-cell office:value-type="float" office:value="5.4124000000000004E-3" table:style-name="ce1">
            <text:p>0.0054124</text:p>
          </table:table-cell>
          <table:table-cell table:number-columns-repeated="3" table:style-name="ce1"/>
          <table:table-cell office:value-type="string" table:style-name="ce1">
            <text:p>// <text:s text:c="5"/>Serial.print (mdata.Vc, 8);</text:p>
          </table:table-cell>
          <table:table-cell table:number-columns-repeated="16375"/>
        </table:table-row>
        <table:table-row table:style-name="ro1">
          <table:table-cell office:value-type="float" office:value="2.6831698400000001" table:style-name="ce1">
            <text:p>2.68316984</text:p>
          </table:table-cell>
          <table:table-cell office:value-type="float" office:value="1.17460656" table:style-name="ce1">
            <text:p>1.17460656</text:p>
          </table:table-cell>
          <table:table-cell office:value-type="float" office:value="1.3742E-4" table:style-name="ce1">
            <text:p>0.00013742</text:p>
          </table:table-cell>
          <table:table-cell office:value-type="float" office:value="6.9094509999999998E-2" table:style-name="ce1">
            <text:p>0.06909451</text:p>
          </table:table-cell>
          <table:table-cell office:value-type="float" office:value="1.105512E-2" table:style-name="ce1">
            <text:p>0.01105512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1.77342548" table:style-name="ce1">
            <text:p>1.77342548</text:p>
          </table:table-cell>
          <table:table-cell office:value-type="float" office:value="1.3742E-4" table:style-name="ce1">
            <text:p>0.00013742</text:p>
          </table:table-cell>
          <table:table-cell office:value-type="float" office:value="0.10364176" table:style-name="ce1">
            <text:p>0.10364176</text:p>
          </table:table-cell>
          <table:table-cell office:value-type="float" office:value="1.6697839999999999E-2" table:style-name="ce1">
            <text:p>0.01669784</text:p>
          </table:table-cell>
          <table:table-cell table:number-columns-repeated="3" table:style-name="ce1"/>
          <table:table-cell office:value-type="string" table:style-name="ce1">
            <text:p>// <text:s text:c="5"/>Serial.print (mdata.ib, 8);</text:p>
          </table:table-cell>
          <table:table-cell table:number-columns-repeated="16375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2.3722443499999999" table:style-name="ce1">
            <text:p>2.37224435</text:p>
          </table:table-cell>
          <table:table-cell office:value-type="float" office:value="1.3664999999999999E-4" table:style-name="ce1">
            <text:p>0.00013665</text:p>
          </table:table-cell>
          <table:table-cell office:value-type="float" office:value="0.14970475" table:style-name="ce1">
            <text:p>0.14970475</text:p>
          </table:table-cell>
          <table:table-cell office:value-type="float" office:value="2.2225399999999999E-2" table:style-name="ce1">
            <text:p>0.0222254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2.9365162800000002" table:style-name="ce1">
            <text:p>2.93651628</text:p>
          </table:table-cell>
          <table:table-cell office:value-type="float" office:value="1.3664999999999999E-4" table:style-name="ce1">
            <text:p>0.00013665</text:p>
          </table:table-cell>
          <table:table-cell office:value-type="float" office:value="0.43759851" table:style-name="ce1">
            <text:p>0.43759851</text:p>
          </table:table-cell>
          <table:table-cell office:value-type="float" office:value="2.498918E-2" table:style-name="ce1">
            <text:p>0.02498918</text:p>
          </table:table-cell>
          <table:table-cell table:number-columns-repeated="3" table:style-name="ce1"/>
          <table:table-cell office:value-type="string" table:style-name="ce1">
            <text:p>// <text:s text:c="4"/>Serial.println (mdata.ic, 8);</text:p>
          </table:table-cell>
          <table:table-cell table:number-columns-repeated="16375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3.5353352999999998" table:style-name="ce1">
            <text:p>3.5353353</text:p>
          </table:table-cell>
          <table:table-cell office:value-type="float" office:value="1.3664999999999999E-4" table:style-name="ce1">
            <text:p>0.00013665</text:p>
          </table:table-cell>
          <table:table-cell office:value-type="float" office:value="1.02490174" table:style-name="ce1">
            <text:p>1.02490174</text:p>
          </table:table-cell>
          <table:table-cell office:value-type="float" office:value="2.5104339999999999E-2" table:style-name="ce1">
            <text:p>0.02510434</text:p>
          </table:table-cell>
          <table:table-cell table:number-columns-repeated="16379" table:style-name="ce1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4.1456699300000004" table:style-name="ce1">
            <text:p>4.14566993</text:p>
          </table:table-cell>
          <table:table-cell office:value-type="float" office:value="1.3664999999999999E-4" table:style-name="ce1">
            <text:p>0.00013665</text:p>
          </table:table-cell>
          <table:table-cell office:value-type="float" office:value="1.62372088" table:style-name="ce1">
            <text:p>1.62372088</text:p>
          </table:table-cell>
          <table:table-cell office:value-type="float" office:value="2.5219490000000001E-2" table:style-name="ce1">
            <text:p>0.02521949</text:p>
          </table:table-cell>
          <table:table-cell table:number-columns-repeated="3" table:style-name="ce1"/>
          <table:table-cell office:value-type="string" table:style-name="ce1">
            <text:p><text:s text:c="6"/>Serial.print (mdata.ib, 8);</text:p>
          </table:table-cell>
          <table:table-cell table:number-columns-repeated="16375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4.7675204200000003" table:style-name="ce1">
            <text:p>4.76752042</text:p>
          </table:table-cell>
          <table:table-cell office:value-type="float" office:value="1.3664999999999999E-4" table:style-name="ce1">
            <text:p>0.00013665</text:p>
          </table:table-cell>
          <table:table-cell office:value-type="float" office:value="2.2225399000000001" table:style-name="ce1">
            <text:p>2.2225399</text:p>
          </table:table-cell>
          <table:table-cell office:value-type="float" office:value="2.544981E-2" table:style-name="ce1">
            <text:p>0.02544981</text:p>
          </table:table-cell>
          <table:table-cell table:number-columns-repeated="3" table:style-name="ce1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office:value-type="float" office:value="2.6946854500000001" table:style-name="ce1">
            <text:p>2.69468545</text:p>
          </table:table-cell>
          <table:table-cell office:value-type="float" office:value="5.3202767299999998" table:style-name="ce1">
            <text:p>5.32027673</text:p>
          </table:table-cell>
          <table:table-cell office:value-type="float" office:value="1.3664999999999999E-4" table:style-name="ce1">
            <text:p>0.00013665</text:p>
          </table:table-cell>
          <table:table-cell office:value-type="float" office:value="2.7637801099999999" table:style-name="ce1">
            <text:p>2.76378011</text:p>
          </table:table-cell>
          <table:table-cell office:value-type="float" office:value="2.5564969999999999E-2" table:style-name="ce1">
            <text:p>0.02556497</text:p>
          </table:table-cell>
          <table:table-cell table:number-columns-repeated="3" table:style-name="ce1"/>
          <table:table-cell office:value-type="string" table:style-name="ce1">
            <text:p><text:s text:c="6"/>Serial.print (mdata.Vc, 8);</text:p>
          </table:table-cell>
          <table:table-cell table:number-columns-repeated="16375"/>
        </table:table-row>
        <table:table-row table:style-name="ro1">
          <table:table-cell office:value-type="float" office:value="3.1092524500000001" table:style-name="ce1">
            <text:p>3.10925245</text:p>
          </table:table-cell>
          <table:table-cell office:value-type="float" office:value="0" table:style-name="ce1">
            <text:p>0</text:p>
          </table:table-cell>
          <table:table-cell office:value-type="float" office:value="1.6966999999999999E-4" table:style-name="ce1">
            <text:p>0.00016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office:value-type="float" office:value="3.1092524500000001" table:style-name="ce1">
            <text:p>3.10925245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1.6658999999999999E-4" table:style-name="ce1">
            <text:p>0.00016659</text:p>
          </table:table-cell>
          <table:table-cell office:value-type="float" office:value="3.4547250000000002E-2" table:style-name="ce1">
            <text:p>0.03454725</text:p>
          </table:table-cell>
          <table:table-cell office:value-type="float" office:value="5.4124000000000004E-3" table:style-name="ce1">
            <text:p>0.0054124</text:p>
          </table:table-cell>
          <table:table-cell table:number-columns-repeated="3" table:style-name="ce1"/>
          <table:table-cell office:value-type="string" table:style-name="ce1">
            <text:p><text:s text:c="6"/>Serial.println (mdata.ic, 8);</text:p>
          </table:table-cell>
          <table:table-cell table:number-columns-repeated="16375"/>
        </table:table-row>
        <table:table-row table:style-name="ro1">
          <table:table-cell office:value-type="float" office:value="3.1207682999999999" table:style-name="ce1">
            <text:p>3.1207683</text:p>
          </table:table-cell>
          <table:table-cell office:value-type="float" office:value="1.17460656" table:style-name="ce1">
            <text:p>1.17460656</text:p>
          </table:table-cell>
          <table:table-cell office:value-type="float" office:value="1.6658999999999999E-4" table:style-name="ce1">
            <text:p>0.00016659</text:p>
          </table:table-cell>
          <table:table-cell office:value-type="float" office:value="5.7578749999999998E-2" table:style-name="ce1">
            <text:p>0.05757875</text:p>
          </table:table-cell>
          <table:table-cell office:value-type="float" office:value="1.1170279999999999E-2" table:style-name="ce1">
            <text:p>0.01117028</text:p>
          </table:table-cell>
          <table:table-cell table:number-columns-repeated="3" table:style-name="ce1"/>
          <table:table-cell office:value-type="string" table:style-name="ce1">
            <text:p><text:s text:c="4"/>}</text:p>
          </table:table-cell>
          <table:table-cell table:number-columns-repeated="16375"/>
        </table:table-row>
        <table:table-row table:style-name="ro1">
          <table:table-cell office:value-type="float" office:value="3.1207682999999999" table:style-name="ce1">
            <text:p>3.1207683</text:p>
          </table:table-cell>
          <table:table-cell office:value-type="float" office:value="1.77342548" table:style-name="ce1">
            <text:p>1.77342548</text:p>
          </table:table-cell>
          <table:table-cell office:value-type="float" office:value="1.6583E-4" table:style-name="ce1">
            <text:p>0.00016583</text:p>
          </table:table-cell>
          <table:table-cell office:value-type="float" office:value="8.0610260000000003E-2" table:style-name="ce1">
            <text:p>0.08061026</text:p>
          </table:table-cell>
          <table:table-cell office:value-type="float" office:value="1.6928149999999999E-2" table:style-name="ce1">
            <text:p>0.01692815</text:p>
          </table:table-cell>
          <table:table-cell table:number-columns-repeated="3" table:style-name="ce1"/>
          <table:table-cell office:value-type="string" table:style-name="ce1">
            <text:p><text:s text:c="2"/>}<text:s text:c="6"/></text:p>
          </table:table-cell>
          <table:table-cell table:number-columns-repeated="16375"/>
        </table:table-row>
        <table:table-row table:style-name="ro1">
          <table:table-cell office:value-type="float" office:value="3.1092524500000001" table:style-name="ce1">
            <text:p>3.10925245</text:p>
          </table:table-cell>
          <table:table-cell office:value-type="float" office:value="2.3722443499999999" table:style-name="ce1">
            <text:p>2.37224435</text:p>
          </table:table-cell>
          <table:table-cell office:value-type="float" office:value="1.6428999999999999E-4" table:style-name="ce1">
            <text:p>0.00016429</text:p>
          </table:table-cell>
          <table:table-cell office:value-type="float" office:value="0.1151575" table:style-name="ce1">
            <text:p>0.1151575</text:p>
          </table:table-cell>
          <table:table-cell office:value-type="float" office:value="2.257087E-2" table:style-name="ce1">
            <text:p>0.02257087</text:p>
          </table:table-cell>
          <table:table-cell table:number-columns-repeated="16379" table:style-name="ce1"/>
        </table:table-row>
        <table:table-row table:style-name="ro1">
          <table:table-cell office:value-type="float" office:value="3.1207682999999999" table:style-name="ce1">
            <text:p>3.1207683</text:p>
          </table:table-cell>
          <table:table-cell office:value-type="float" office:value="2.9250003800000002" table:style-name="ce1">
            <text:p>2.92500038</text:p>
          </table:table-cell>
          <table:table-cell office:value-type="float" office:value="1.6506E-4" table:style-name="ce1">
            <text:p>0.00016506</text:p>
          </table:table-cell>
          <table:table-cell office:value-type="float" office:value="0.17273626" table:style-name="ce1">
            <text:p>0.17273626</text:p>
          </table:table-cell>
          <table:table-cell office:value-type="float" office:value="2.7522640000000001E-2" table:style-name="ce1">
            <text:p>0.02752264</text:p>
          </table:table-cell>
          <table:table-cell table:number-columns-repeated="16379" table:style-name="ce1"/>
        </table:table-row>
        <table:table-row table:style-name="ro1">
          <table:table-cell office:value-type="float" office:value="3.1092524500000001" table:style-name="ce1">
            <text:p>3.10925245</text:p>
          </table:table-cell>
          <table:table-cell office:value-type="float" office:value="3.5353352999999998" table:style-name="ce1">
            <text:p>3.5353353</text:p>
          </table:table-cell>
          <table:table-cell office:value-type="float" office:value="1.6428999999999999E-4" table:style-name="ce1">
            <text:p>0.00016429</text:p>
          </table:table-cell>
          <table:table-cell office:value-type="float" office:value="0.50669297999999996" table:style-name="ce1">
            <text:p>0.50669298</text:p>
          </table:table-cell>
          <table:table-cell office:value-type="float" office:value="3.0286420000000001E-2" table:style-name="ce1">
            <text:p>0.03028642</text:p>
          </table:table-cell>
          <table:table-cell table:number-columns-repeated="16379" table:style-name="ce1"/>
        </table:table-row>
        <table:table-row table:style-name="ro1">
          <table:table-cell office:value-type="float" office:value="3.1092524500000001" table:style-name="ce1">
            <text:p>3.10925245</text:p>
          </table:table-cell>
          <table:table-cell office:value-type="float" office:value="4.0535440400000002" table:style-name="ce1">
            <text:p>4.05354404</text:p>
          </table:table-cell>
          <table:table-cell office:value-type="float" office:value="1.6428999999999999E-4" table:style-name="ce1">
            <text:p>0.00016429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3.0516740000000001E-2" table:style-name="ce1">
            <text:p>0.03051674</text:p>
          </table:table-cell>
          <table:table-cell table:number-columns-repeated="16379" table:style-name="ce1"/>
        </table:table-row>
        <table:table-row table:style-name="ro1">
          <table:table-cell office:value-type="float" office:value="3.1092524500000001" table:style-name="ce1">
            <text:p>3.10925245</text:p>
          </table:table-cell>
          <table:table-cell office:value-type="float" office:value="4.5026583599999999" table:style-name="ce1">
            <text:p>4.50265836</text:p>
          </table:table-cell>
          <table:table-cell office:value-type="float" office:value="1.6428999999999999E-4" table:style-name="ce1">
            <text:p>0.00016429</text:p>
          </table:table-cell>
          <table:table-cell office:value-type="float" office:value="1.43946876" table:style-name="ce1">
            <text:p>1.43946876</text:p>
          </table:table-cell>
          <table:table-cell office:value-type="float" office:value="3.0631889999999998E-2" table:style-name="ce1">
            <text:p>0.03063189</text:p>
          </table:table-cell>
          <table:table-cell table:number-columns-repeated="16379" table:style-name="ce1"/>
        </table:table-row>
        <table:table-row table:style-name="ro1">
          <table:table-cell office:value-type="float" office:value="3.1207682999999999" table:style-name="ce1">
            <text:p>3.1207683</text:p>
          </table:table-cell>
          <table:table-cell office:value-type="float" office:value="4.9287409699999998" table:style-name="ce1">
            <text:p>4.92874097</text:p>
          </table:table-cell>
          <table:table-cell office:value-type="float" office:value="1.6506E-4" table:style-name="ce1">
            <text:p>0.00016506</text:p>
          </table:table-cell>
          <table:table-cell office:value-type="float" office:value="1.84251995" table:style-name="ce1">
            <text:p>1.84251995</text:p>
          </table:table-cell>
          <table:table-cell office:value-type="float" office:value="3.0862210000000001E-2" table:style-name="ce1">
            <text:p>0.03086221</text:p>
          </table:table-cell>
          <table:table-cell table:number-columns-repeated="16379"/>
        </table:table-row>
        <table:table-row table:style-name="ro1">
          <table:table-cell office:value-type="float" office:value="3.58139801" table:style-name="ce1">
            <text:p>3.58139801</text:p>
          </table:table-cell>
          <table:table-cell office:value-type="float" office:value="0" table:style-name="ce1">
            <text:p>0</text:p>
          </table:table-cell>
          <table:table-cell office:value-type="float" office:value="2.0037000000000001E-4" table:style-name="ce1">
            <text:p>0.00020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.58139801" table:style-name="ce1">
            <text:p>3.58139801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1.9807000000000001E-4" table:style-name="ce1">
            <text:p>0.00019807</text:p>
          </table:table-cell>
          <table:table-cell office:value-type="float" office:value="2.30315E-2" table:style-name="ce1">
            <text:p>0.0230315</text:p>
          </table:table-cell>
          <table:table-cell office:value-type="float" office:value="5.5275599999999999E-3" table:style-name="ce1">
            <text:p>0.00552756</text:p>
          </table:table-cell>
          <table:table-cell table:number-columns-repeated="16379"/>
        </table:table-row>
        <table:table-row table:style-name="ro1">
          <table:table-cell office:value-type="float" office:value="3.58139801" table:style-name="ce1">
            <text:p>3.58139801</text:p>
          </table:table-cell>
          <table:table-cell office:value-type="float" office:value="1.17460656" table:style-name="ce1">
            <text:p>1.17460656</text:p>
          </table:table-cell>
          <table:table-cell office:value-type="float" office:value="1.973E-4" table:style-name="ce1">
            <text:p>0.0001973</text:p>
          </table:table-cell>
          <table:table-cell office:value-type="float" office:value="4.6063E-2" table:style-name="ce1">
            <text:p>0.046063</text:p>
          </table:table-cell>
          <table:table-cell office:value-type="float" office:value="1.1285440000000001E-2" table:style-name="ce1">
            <text:p>0.01128544</text:p>
          </table:table-cell>
          <table:table-cell table:number-columns-repeated="16379"/>
        </table:table-row>
        <table:table-row table:style-name="ro1">
          <table:table-cell office:value-type="float" office:value="3.58139801" table:style-name="ce1">
            <text:p>3.58139801</text:p>
          </table:table-cell>
          <table:table-cell office:value-type="float" office:value="1.77342548" table:style-name="ce1">
            <text:p>1.77342548</text:p>
          </table:table-cell>
          <table:table-cell office:value-type="float" office:value="1.9654000000000001E-4" table:style-name="ce1">
            <text:p>0.00019654</text:p>
          </table:table-cell>
          <table:table-cell office:value-type="float" office:value="6.9094509999999998E-2" table:style-name="ce1">
            <text:p>0.06909451</text:p>
          </table:table-cell>
          <table:table-cell office:value-type="float" office:value="1.7043309999999999E-2" table:style-name="ce1">
            <text:p>0.01704331</text:p>
          </table:table-cell>
          <table:table-cell table:number-columns-repeated="16379"/>
        </table:table-row>
        <table:table-row table:style-name="ro1">
          <table:table-cell office:value-type="float" office:value="3.58139801" table:style-name="ce1">
            <text:p>3.58139801</text:p>
          </table:table-cell>
          <table:table-cell office:value-type="float" office:value="2.3722443499999999" table:style-name="ce1">
            <text:p>2.37224435</text:p>
          </table:table-cell>
          <table:table-cell office:value-type="float" office:value="1.9577E-4" table:style-name="ce1">
            <text:p>0.00019577</text:p>
          </table:table-cell>
          <table:table-cell office:value-type="float" office:value="9.2126E-2" table:style-name="ce1">
            <text:p>0.092126</text:p>
          </table:table-cell>
          <table:table-cell office:value-type="float" office:value="2.2801180000000001E-2" table:style-name="ce1">
            <text:p>0.02280118</text:p>
          </table:table-cell>
          <table:table-cell table:number-columns-repeated="16379"/>
        </table:table-row>
        <table:table-row table:style-name="ro1">
          <table:table-cell office:value-type="float" office:value="3.58139801" table:style-name="ce1">
            <text:p>3.58139801</text:p>
          </table:table-cell>
          <table:table-cell office:value-type="float" office:value="2.9250003800000002" table:style-name="ce1">
            <text:p>2.92500038</text:p>
          </table:table-cell>
          <table:table-cell office:value-type="float" office:value="1.95E-4" table:style-name="ce1">
            <text:p>0.000195</text:p>
          </table:table-cell>
          <table:table-cell office:value-type="float" office:value="0.12667323999999999" table:style-name="ce1">
            <text:p>0.12667324</text:p>
          </table:table-cell>
          <table:table-cell office:value-type="float" office:value="2.7983270000000001E-2" table:style-name="ce1">
            <text:p>0.02798327</text:p>
          </table:table-cell>
          <table:table-cell table:number-columns-repeated="16379"/>
        </table:table-row>
        <table:table-row table:style-name="ro1">
          <table:table-cell office:value-type="float" office:value="3.58139801" table:style-name="ce1">
            <text:p>3.58139801</text:p>
          </table:table-cell>
          <table:table-cell office:value-type="float" office:value="3.3050203300000001" table:style-name="ce1">
            <text:p>3.30502033</text:p>
          </table:table-cell>
          <table:table-cell office:value-type="float" office:value="1.95E-4" table:style-name="ce1">
            <text:p>0.000195</text:p>
          </table:table-cell>
          <table:table-cell office:value-type="float" office:value="0.16122049999999999" table:style-name="ce1">
            <text:p>0.1612205</text:p>
          </table:table-cell>
          <table:table-cell office:value-type="float" office:value="3.1437989999999999E-2" table:style-name="ce1">
            <text:p>0.03143799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3.58139801" table:style-name="ce1">
            <text:p>3.58139801</text:p>
          </table:table-cell>
          <table:table-cell office:value-type="float" office:value="3.2935044699999998" table:style-name="ce1">
            <text:p>3.29350447</text:p>
          </table:table-cell>
          <table:table-cell office:value-type="float" office:value="1.95E-4" table:style-name="ce1">
            <text:p>0.000195</text:p>
          </table:table-cell>
          <table:table-cell office:value-type="float" office:value="0.16122049999999999" table:style-name="ce1">
            <text:p>0.1612205</text:p>
          </table:table-cell>
          <table:table-cell office:value-type="float" office:value="3.1322839999999998E-2" table:style-name="ce1">
            <text:p>0.03132284</text:p>
          </table:table-cell>
          <table:table-cell table:number-columns-repeated="16379"/>
        </table:table-row>
        <table:table-row table:style-name="ro1">
          <table:table-cell office:value-type="float" office:value="3.58139801" table:style-name="ce1">
            <text:p>3.58139801</text:p>
          </table:table-cell>
          <table:table-cell office:value-type="float" office:value="3.2819888499999998" table:style-name="ce1">
            <text:p>3.28198885</text:p>
          </table:table-cell>
          <table:table-cell office:value-type="float" office:value="1.95E-4" table:style-name="ce1">
            <text:p>0.000195</text:p>
          </table:table-cell>
          <table:table-cell office:value-type="float" office:value="0.16122049999999999" table:style-name="ce1">
            <text:p>0.1612205</text:p>
          </table:table-cell>
          <table:table-cell office:value-type="float" office:value="3.1207680000000002E-2" table:style-name="ce1">
            <text:p>0.03120768</text:p>
          </table:table-cell>
          <table:table-cell table:number-columns-repeated="16379"/>
        </table:table-row>
        <table:table-row table:style-name="ro1">
          <table:table-cell office:value-type="float" office:value="4.0074810899999997" table:style-name="ce1">
            <text:p>4.00748109</text:p>
          </table:table-cell>
          <table:table-cell office:value-type="float" office:value="0" table:style-name="ce1">
            <text:p>0</text:p>
          </table:table-cell>
          <table:table-cell office:value-type="float" office:value="2.2877999999999999E-4" table:style-name="ce1">
            <text:p>0.000228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.0074810899999997" table:style-name="ce1">
            <text:p>4.00748109</text:p>
          </table:table-cell>
          <table:table-cell office:value-type="float" office:value="0.57578748999999996" table:style-name="ce1">
            <text:p>0.57578749</text:p>
          </table:table-cell>
          <table:table-cell office:value-type="float" office:value="2.2647999999999999E-4" table:style-name="ce1">
            <text:p>0.00022648</text:p>
          </table:table-cell>
          <table:table-cell office:value-type="float" office:value="2.30315E-2" table:style-name="ce1">
            <text:p>0.0230315</text:p>
          </table:table-cell>
          <table:table-cell office:value-type="float" office:value="5.5275599999999999E-3" table:style-name="ce1">
            <text:p>0.00552756</text:p>
          </table:table-cell>
          <table:table-cell table:number-columns-repeated="16379"/>
        </table:table-row>
        <table:table-row table:style-name="ro1">
          <table:table-cell office:value-type="float" office:value="4.0074810899999997" table:style-name="ce1">
            <text:p>4.00748109</text:p>
          </table:table-cell>
          <table:table-cell office:value-type="float" office:value="1.17460656" table:style-name="ce1">
            <text:p>1.17460656</text:p>
          </table:table-cell>
          <table:table-cell office:value-type="float" office:value="2.2494E-4" table:style-name="ce1">
            <text:p>0.00022494</text:p>
          </table:table-cell>
          <table:table-cell office:value-type="float" office:value="4.6063E-2" table:style-name="ce1">
            <text:p>0.046063</text:p>
          </table:table-cell>
          <table:table-cell office:value-type="float" office:value="1.1285440000000001E-2" table:style-name="ce1">
            <text:p>0.01128544</text:p>
          </table:table-cell>
          <table:table-cell table:number-columns-repeated="16379"/>
        </table:table-row>
        <table:table-row table:style-name="ro1">
          <table:table-cell office:value-type="float" office:value="4.0074810899999997" table:style-name="ce1">
            <text:p>4.00748109</text:p>
          </table:table-cell>
          <table:table-cell office:value-type="float" office:value="1.77342548" table:style-name="ce1">
            <text:p>1.77342548</text:p>
          </table:table-cell>
          <table:table-cell office:value-type="float" office:value="2.2494E-4" table:style-name="ce1">
            <text:p>0.00022494</text:p>
          </table:table-cell>
          <table:table-cell office:value-type="float" office:value="6.9094509999999998E-2" table:style-name="ce1">
            <text:p>0.06909451</text:p>
          </table:table-cell>
          <table:table-cell office:value-type="float" office:value="1.7043309999999999E-2" table:style-name="ce1">
            <text:p>0.01704331</text:p>
          </table:table-cell>
          <table:table-cell table:number-columns-repeated="16379"/>
        </table:table-row>
        <table:table-row table:style-name="ro1">
          <table:table-cell office:value-type="float" office:value="4.0074810899999997" table:style-name="ce1">
            <text:p>4.00748109</text:p>
          </table:table-cell>
          <table:table-cell office:value-type="float" office:value="2.3722443499999999" table:style-name="ce1">
            <text:p>2.37224435</text:p>
          </table:table-cell>
          <table:table-cell office:value-type="float" office:value="2.2416999999999999E-4" table:style-name="ce1">
            <text:p>0.00022417</text:p>
          </table:table-cell>
          <table:table-cell office:value-type="float" office:value="8.0610260000000003E-2" table:style-name="ce1">
            <text:p>0.08061026</text:p>
          </table:table-cell>
          <table:table-cell office:value-type="float" office:value="2.291634E-2" table:style-name="ce1">
            <text:p>0.02291634</text:p>
          </table:table-cell>
          <table:table-cell table:number-columns-repeated="16379"/>
        </table:table-row>
        <table:table-row table:style-name="ro1">
          <table:table-cell office:value-type="float" office:value="4.0074810899999997" table:style-name="ce1">
            <text:p>4.00748109</text:p>
          </table:table-cell>
          <table:table-cell office:value-type="float" office:value="2.9250003800000002" table:style-name="ce1">
            <text:p>2.92500038</text:p>
          </table:table-cell>
          <table:table-cell office:value-type="float" office:value="2.2341E-4" table:style-name="ce1">
            <text:p>0.00022341</text:p>
          </table:table-cell>
          <table:table-cell office:value-type="float" office:value="0.10364176" table:style-name="ce1">
            <text:p>0.10364176</text:p>
          </table:table-cell>
          <table:table-cell office:value-type="float" office:value="2.821359E-2" table:style-name="ce1">
            <text:p>0.02821359</text:p>
          </table:table-cell>
          <table:table-cell table:number-columns-repeated="16379"/>
        </table:table-row>
        <table:table-row table:style-name="ro1">
          <table:table-cell office:value-type="float" office:value="4.0074810899999997" table:style-name="ce1">
            <text:p>4.00748109</text:p>
          </table:table-cell>
          <table:table-cell office:value-type="float" office:value="3.25895738" table:style-name="ce1">
            <text:p>3.25895738</text:p>
          </table:table-cell>
          <table:table-cell office:value-type="float" office:value="2.2341E-4" table:style-name="ce1">
            <text:p>0.00022341</text:p>
          </table:table-cell>
          <table:table-cell office:value-type="float" office:value="0.12667323999999999" table:style-name="ce1">
            <text:p>0.12667324</text:p>
          </table:table-cell>
          <table:table-cell office:value-type="float" office:value="3.1322839999999998E-2" table:style-name="ce1">
            <text:p>0.03132284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4.0074810899999997" table:style-name="ce1">
            <text:p>4.00748109</text:p>
          </table:table-cell>
          <table:table-cell office:value-type="float" office:value="3.2474417600000001" table:style-name="ce1">
            <text:p>3.24744176</text:p>
          </table:table-cell>
          <table:table-cell office:value-type="float" office:value="2.2341E-4" table:style-name="ce1">
            <text:p>0.00022341</text:p>
          </table:table-cell>
          <table:table-cell office:value-type="float" office:value="0.12667323999999999" table:style-name="ce1">
            <text:p>0.12667324</text:p>
          </table:table-cell>
          <table:table-cell office:value-type="float" office:value="3.120769E-2" table:style-name="ce1">
            <text:p>0.03120769</text:p>
          </table:table-cell>
          <table:table-cell table:number-columns-repeated="16379"/>
        </table:table-row>
        <table:table-row table:style-name="ro1">
          <table:table-cell office:value-type="float" office:value="4.0074810899999997" table:style-name="ce1">
            <text:p>4.00748109</text:p>
          </table:table-cell>
          <table:table-cell office:value-type="float" office:value="3.2359256699999999" table:style-name="ce1">
            <text:p>3.23592567</text:p>
          </table:table-cell>
          <table:table-cell office:value-type="float" office:value="2.2341E-4" table:style-name="ce1">
            <text:p>0.00022341</text:p>
          </table:table-cell>
          <table:table-cell office:value-type="float" office:value="0.12667323999999999" table:style-name="ce1">
            <text:p>0.12667324</text:p>
          </table:table-cell>
          <table:table-cell office:value-type="float" office:value="3.1092519999999998E-2" table:style-name="ce1">
            <text:p>0.03109252</text:p>
          </table:table-cell>
          <table:table-cell table:number-columns-repeated="16379"/>
        </table:table-row>
        <table:table-row table:number-rows-repeated="1048475" table:style-name="ro1">
          <table:table-cell table:number-columns-repeated="16384"/>
        </table:table-row>
      </table:table>
      <table:table table:name="2N7000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2">
          <table:table-cell office:value-type="string" table:style-name="ce3">
            <text:p>Vib</text:p>
          </table:table-cell>
          <table:table-cell office:value-type="string" table:style-name="ce3">
            <text:p>Vic</text:p>
          </table:table-cell>
          <table:table-cell office:value-type="string" table:style-name="ce3">
            <text:p>Ib</text:p>
          </table:table-cell>
          <table:table-cell office:value-type="string" table:style-name="ce3">
            <text:p>Vce</text:p>
          </table:table-cell>
          <table:table-cell office:value-type="string" table:style-name="ce3">
            <text:p>Ic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/>
          <table:table-cell table:style-name="ce1">
            <draw:frame draw:z-index="1" draw:id="id5" draw:style-name="a5" draw:name="Chart 1" svg:x="0.2862in" svg:y="0.0622in" svg:width="10.5252in" svg:height="7.365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3.9959654800000002" table:style-name="ce1">
            <text:p>3.995965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9.2099999999999999E-6" table:style-name="ce1">
            <text:p>0.00000921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7.9919309600000004" table:style-name="ce1">
            <text:p>7.9919309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9.9799999999999993E-6" table:style-name="ce1">
            <text:p>0.00000998</text:p>
          </table:table-cell>
          <table:table-cell office:value-type="float" office:value="8.9822854900000006" table:style-name="ce1">
            <text:p>8.982285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1.00187027" table:style-name="ce1">
            <text:p>1.001870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1.98070898" table:style-name="ce1">
            <text:p>1.9807089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0" table:style-name="ce1">
            <text:p>3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2.9595475100000002" table:style-name="ce1">
            <text:p>2.959547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4.9748039200000003" table:style-name="ce1">
            <text:p>4.9748039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0" table:style-name="ce1">
            <text:p>6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5.9651584599999996" table:style-name="ce1">
            <text:p>5.965158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6.9555129999999998" table:style-name="ce1">
            <text:p>6.9555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7.98041439" table:style-name="ce1">
            <text:p>7.98041439</text:p>
          </table:table-cell>
          <table:table-cell office:value-type="float" office:value="1.1517E-4" table:style-name="ce1">
            <text:p>0.00011517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1.075E-5" table:style-name="ce1">
            <text:p>0.00001075</text:p>
          </table:table-cell>
          <table:table-cell office:value-type="float" office:value="8.9822854900000006" table:style-name="ce1">
            <text:p>8.982285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0.99035443999999995" table:style-name="ce1">
            <text:p>0.99035444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1.9691932599999999" table:style-name="ce1">
            <text:p>1.96919326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2.9365162800000002" table:style-name="ce1">
            <text:p>2.93651628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0" table:style-name="ce1">
            <text:p>4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3.9729337600000001" table:style-name="ce1">
            <text:p>3.97293376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4.9632883000000003" table:style-name="ce1">
            <text:p>4.9632883</text:p>
          </table:table-cell>
          <table:table-cell office:value-type="float" office:value="1.1516E-4" table:style-name="ce1">
            <text:p>0.0001151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5.9421272199999997" table:style-name="ce1">
            <text:p>5.94212722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0" table:style-name="ce1">
            <text:p>7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6.9324817599999999" table:style-name="ce1">
            <text:p>6.93248176</text:p>
          </table:table-cell>
          <table:table-cell office:value-type="float" office:value="2.3031000000000001E-4" table:style-name="ce1">
            <text:p>0.0002303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7.96889877" table:style-name="ce1">
            <text:p>7.96889877</text:p>
          </table:table-cell>
          <table:table-cell office:value-type="float" office:value="2.3032E-4" table:style-name="ce1">
            <text:p>0.0002303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1.152E-5" table:style-name="ce1">
            <text:p>0.00001152</text:p>
          </table:table-cell>
          <table:table-cell office:value-type="float" office:value="8.9707689199999994" table:style-name="ce1">
            <text:p>8.97076892</text:p>
          </table:table-cell>
          <table:table-cell office:value-type="float" office:value="1.1517E-4" table:style-name="ce1">
            <text:p>0.0001151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0.94429149000000001" table:style-name="ce1">
            <text:p>0.94429149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1.92313022" table:style-name="ce1">
            <text:p>1.9231302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2.9019689500000001" table:style-name="ce1">
            <text:p>2.90196895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3.9383864399999999" table:style-name="ce1">
            <text:p>3.93838644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4.9172253599999998" table:style-name="ce1">
            <text:p>4.91722536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0" table:style-name="ce1">
            <text:p>6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5.9075794200000002" table:style-name="ce1">
            <text:p>5.90757942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6.8979339499999996" table:style-name="ce1">
            <text:p>6.89793395</text:p>
          </table:table-cell>
          <table:table-cell office:value-type="float" office:value="5.7578999999999996E-4" table:style-name="ce1">
            <text:p>0.0005757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7.9343514400000004" table:style-name="ce1">
            <text:p>7.93435144</text:p>
          </table:table-cell>
          <table:table-cell office:value-type="float" office:value="5.7580000000000001E-4" table:style-name="ce1">
            <text:p>0.000575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.2279999999999999E-5" table:style-name="ce1">
            <text:p>0.00001228</text:p>
          </table:table-cell>
          <table:table-cell office:value-type="float" office:value="8.9131908400000004" table:style-name="ce1">
            <text:p>8.91319084</text:p>
          </table:table-cell>
          <table:table-cell office:value-type="float" office:value="5.7578000000000002E-4" table:style-name="ce1">
            <text:p>0.00057578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0.84064970000000006" table:style-name="ce1">
            <text:p>0.8406497</text:p>
          </table:table-cell>
          <table:table-cell office:value-type="float" office:value="1.61221E-3" table:style-name="ce1">
            <text:p>0.00161221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1.8194885199999999" table:style-name="ce1">
            <text:p>1.81948852</text:p>
          </table:table-cell>
          <table:table-cell office:value-type="float" office:value="1.6122E-3" table:style-name="ce1">
            <text:p>0.0016122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0" table:style-name="ce1">
            <text:p>3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2.7983272000000001" table:style-name="ce1">
            <text:p>2.7983272</text:p>
          </table:table-cell>
          <table:table-cell office:value-type="float" office:value="1.6122E-3" table:style-name="ce1">
            <text:p>0.0016122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0" table:style-name="ce1">
            <text:p>4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3.8232290199999999" table:style-name="ce1">
            <text:p>3.82322902</text:p>
          </table:table-cell>
          <table:table-cell office:value-type="float" office:value="1.6122E-3" table:style-name="ce1">
            <text:p>0.0016122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0" table:style-name="ce1">
            <text:p>5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4.8135833699999999" table:style-name="ce1">
            <text:p>4.81358337</text:p>
          </table:table-cell>
          <table:table-cell office:value-type="float" office:value="1.61221E-3" table:style-name="ce1">
            <text:p>0.00161221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60" table:style-name="ce1">
            <text:p>6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5.8039379100000001" table:style-name="ce1">
            <text:p>5.80393791</text:p>
          </table:table-cell>
          <table:table-cell office:value-type="float" office:value="1.61221E-3" table:style-name="ce1">
            <text:p>0.00161221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6.7942924400000004" table:style-name="ce1">
            <text:p>6.79429244</text:p>
          </table:table-cell>
          <table:table-cell office:value-type="float" office:value="1.61221E-3" table:style-name="ce1">
            <text:p>0.00161221</text:p>
          </table:table-cell>
          <table:table-cell table:number-columns-repeated="16379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0" table:style-name="ce1">
            <text:p>8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7.8191943100000003" table:style-name="ce1">
            <text:p>7.81919431</text:p>
          </table:table-cell>
          <table:table-cell office:value-type="float" office:value="1.72737E-3" table:style-name="ce1">
            <text:p>0.00172737</text:p>
          </table:table-cell>
          <table:table-cell table:number-columns-repeated="3" table:style-name="ce1"/>
          <table:table-cell office:value-type="string" table:style-name="ce1">
            <text:p><text:s text:c="2"/>for (ib=100; ib&lt;700; ib+=100) {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90" table:style-name="ce1">
            <text:p>90</text:p>
          </table:table-cell>
          <table:table-cell office:value-type="float" office:value="1.305E-5" table:style-name="ce1">
            <text:p>0.00001305</text:p>
          </table:table-cell>
          <table:table-cell office:value-type="float" office:value="8.8210649399999994" table:style-name="ce1">
            <text:p>8.82106494</text:p>
          </table:table-cell>
          <table:table-cell office:value-type="float" office:value="1.61221E-3" table:style-name="ce1">
            <text:p>0.00161221</text:p>
          </table:table-cell>
          <table:table-cell table:number-columns-repeated="3" table:style-name="ce1"/>
          <table:table-cell office:value-type="string" table:style-name="ce1">
            <text:p><text:s text:c="4"/>baseCurrent = (double)ib / (double)1000000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4"/>setBaseCurrent (baseCurrent, 1)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0" table:style-name="ce1">
            <text:p>1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0.63336619999999999" table:style-name="ce1">
            <text:p>0.6333662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3" table:style-name="ce1"/>
          <table:table-cell office:value-type="string" table:style-name="ce1">
            <text:p><text:s text:c="4"/>for (vc=0; vc&lt;60; vc+=10) {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1.62372088" table:style-name="ce1">
            <text:p>1.62372088</text:p>
          </table:table-cell>
          <table:table-cell office:value-type="float" office:value="3.5698800000000001E-3" table:style-name="ce1">
            <text:p>0.00356988</text:p>
          </table:table-cell>
          <table:table-cell table:number-columns-repeated="3" table:style-name="ce1"/>
          <table:table-cell office:value-type="string" table:style-name="ce1">
            <text:p><text:s text:c="6"/>collectorVoltage = (double)vc / (double)10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2.5910437100000001" table:style-name="ce1">
            <text:p>2.59104371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3" table:style-name="ce1"/>
          <table:table-cell office:value-type="string" table:style-name="ce1">
            <text:p><text:s text:c="6"/>setCollectorVoltage (collectorVoltage, 1)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3.6159455700000001" table:style-name="ce1">
            <text:p>3.61594557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3" table:style-name="ce1"/>
          <table:table-cell office:value-type="string" table:style-name="ce1">
            <text:p><text:s text:c="6"/>readValues()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1.4589999999999999E-5" table:style-name="ce1">
            <text:p>0.00001459</text:p>
          </table:table-cell>
          <table:table-cell office:value-type="float" office:value="4.60629987" table:style-name="ce1">
            <text:p>4.60629987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3" table:style-name="ce1"/>
          <table:table-cell office:value-type="string" table:style-name="ce1">
            <text:p>// <text:s text:c="5"/>Serial.print (mdata.Vib, 8)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0" table:style-name="ce1">
            <text:p>6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5.5966544100000002" table:style-name="ce1">
            <text:p>5.59665441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6.5754933299999996" table:style-name="ce1">
            <text:p>6.57549333</text:p>
          </table:table-cell>
          <table:table-cell office:value-type="float" office:value="3.8002000000000001E-3" table:style-name="ce1">
            <text:p>0.0038002</text:p>
          </table:table-cell>
          <table:table-cell table:number-columns-repeated="3" table:style-name="ce1"/>
          <table:table-cell office:value-type="string" table:style-name="ce1">
            <text:p>// <text:s text:c="5"/>Serial.print (mdata.Vb, 8)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0" table:style-name="ce1">
            <text:p>8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7.6119108200000003" table:style-name="ce1">
            <text:p>7.61191082</text:p>
          </table:table-cell>
          <table:table-cell office:value-type="float" office:value="3.8002000000000001E-3" table:style-name="ce1">
            <text:p>0.0038002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90" table:style-name="ce1">
            <text:p>9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8.6022653499999997" table:style-name="ce1">
            <text:p>8.60226535</text:p>
          </table:table-cell>
          <table:table-cell office:value-type="float" office:value="3.6850400000000001E-3" table:style-name="ce1">
            <text:p>0.00368504</text:p>
          </table:table-cell>
          <table:table-cell table:number-columns-repeated="3" table:style-name="ce1"/>
          <table:table-cell office:value-type="string" table:style-name="ce1">
            <text:p>// <text:s text:c="5"/>Serial.print (mdata.Vic, 8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.4589999999999999E-5" table:style-name="ce1">
            <text:p>0.00001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1.4589999999999999E-5" table:style-name="ce1">
            <text:p>0.00001459</text:p>
          </table:table-cell>
          <table:table-cell office:value-type="float" office:value="0.49517721999999997" table:style-name="ce1">
            <text:p>0.49517722</text:p>
          </table:table-cell>
          <table:table-cell office:value-type="float" office:value="5.0669299999999999E-3" table:style-name="ce1">
            <text:p>0.00506693</text:p>
          </table:table-cell>
          <table:table-cell table:number-columns-repeated="3" table:style-name="ce1"/>
          <table:table-cell office:value-type="string" table:style-name="ce1">
            <text:p>// <text:s text:c="5"/>Serial.print (mdata.Vc, 8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office:value-type="float" office:value="1.4589999999999999E-5" table:style-name="ce1">
            <text:p>0.00001459</text:p>
          </table:table-cell>
          <table:table-cell office:value-type="float" office:value="1.4509844700000001" table:style-name="ce1">
            <text:p>1.45098447</text:p>
          </table:table-cell>
          <table:table-cell office:value-type="float" office:value="5.2972499999999999E-3" table:style-name="ce1">
            <text:p>0.00529725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0" table:style-name="ce1">
            <text:p>3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2.4298233900000001" table:style-name="ce1">
            <text:p>2.42982339</text:p>
          </table:table-cell>
          <table:table-cell office:value-type="float" office:value="5.2972399999999999E-3" table:style-name="ce1">
            <text:p>0.00529724</text:p>
          </table:table-cell>
          <table:table-cell table:number-columns-repeated="3" table:style-name="ce1"/>
          <table:table-cell office:value-type="string" table:style-name="ce1">
            <text:p>// <text:s text:c="5"/>Serial.print (mdata.ib, 8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0" table:style-name="ce1">
            <text:p>4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3.45472526" table:style-name="ce1">
            <text:p>3.45472526</text:p>
          </table:table-cell>
          <table:table-cell office:value-type="float" office:value="5.2972399999999999E-3" table:style-name="ce1">
            <text:p>0.00529724</text:p>
          </table:table-cell>
          <table:table-cell table:number-columns-repeated="3" table:style-name="ce1"/>
          <table:table-cell office:value-type="string" table:style-name="ce1">
            <text:p>// <text:s text:c="5"/>Serial.print (","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0" table:style-name="ce1">
            <text:p>50</text:p>
          </table:table-cell>
          <table:table-cell office:value-type="float" office:value="1.4589999999999999E-5" table:style-name="ce1">
            <text:p>0.00001459</text:p>
          </table:table-cell>
          <table:table-cell office:value-type="float" office:value="4.4335636999999997" table:style-name="ce1">
            <text:p>4.4335637</text:p>
          </table:table-cell>
          <table:table-cell office:value-type="float" office:value="5.4124000000000004E-3" table:style-name="ce1">
            <text:p>0.0054124</text:p>
          </table:table-cell>
          <table:table-cell table:number-columns-repeated="3" table:style-name="ce1"/>
          <table:table-cell office:value-type="string" table:style-name="ce1">
            <text:p>// <text:s text:c="4"/>Serial.println (mdata.ic, 8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0" table:style-name="ce1">
            <text:p>60</text:p>
          </table:table-cell>
          <table:table-cell office:value-type="float" office:value="1.4589999999999999E-5" table:style-name="ce1">
            <text:p>0.00001459</text:p>
          </table:table-cell>
          <table:table-cell office:value-type="float" office:value="5.4239182399999999" table:style-name="ce1">
            <text:p>5.42391824</text:p>
          </table:table-cell>
          <table:table-cell office:value-type="float" office:value="5.4124000000000004E-3" table:style-name="ce1">
            <text:p>0.0054124</text:p>
          </table:table-cell>
          <table:table-cell table:number-columns-repeated="16379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6.4142727800000001" table:style-name="ce1">
            <text:p>6.41427278</text:p>
          </table:table-cell>
          <table:table-cell office:value-type="float" office:value="5.2972499999999999E-3" table:style-name="ce1">
            <text:p>0.00529725</text:p>
          </table:table-cell>
          <table:table-cell table:number-columns-repeated="3" table:style-name="ce1"/>
          <table:table-cell office:value-type="string" table:style-name="ce1">
            <text:p><text:s text:c="6"/>Serial.print (mdata.ib, 8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0" table:style-name="ce1">
            <text:p>80</text:p>
          </table:table-cell>
          <table:table-cell office:value-type="float" office:value="1.382E-5" table:style-name="ce1">
            <text:p>0.00001382</text:p>
          </table:table-cell>
          <table:table-cell office:value-type="float" office:value="7.43917465" table:style-name="ce1">
            <text:p>7.43917465</text:p>
          </table:table-cell>
          <table:table-cell office:value-type="float" office:value="5.4124000000000004E-3" table:style-name="ce1">
            <text:p>0.0054124</text:p>
          </table:table-cell>
          <table:table-cell table:number-columns-repeated="3" table:style-name="ce1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90" table:style-name="ce1">
            <text:p>90</text:p>
          </table:table-cell>
          <table:table-cell office:value-type="float" office:value="1.4589999999999999E-5" table:style-name="ce1">
            <text:p>0.00001459</text:p>
          </table:table-cell>
          <table:table-cell office:value-type="float" office:value="8.4295291900000002" table:style-name="ce1">
            <text:p>8.42952919</text:p>
          </table:table-cell>
          <table:table-cell office:value-type="float" office:value="5.4124000000000004E-3" table:style-name="ce1">
            <text:p>0.0054124</text:p>
          </table:table-cell>
          <table:table-cell table:number-columns-repeated="3" table:style-name="ce1"/>
          <table:table-cell office:value-type="string" table:style-name="ce1">
            <text:p><text:s text:c="6"/>Serial.print (mdata.Vc, 8);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 text:c="6"/>Serial.print (",");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0" table:style-name="ce1">
            <text:p>1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0.21879925" table:style-name="ce1">
            <text:p>0.21879925</text:p>
          </table:table-cell>
          <table:table-cell office:value-type="float" office:value="7.8307099999999994E-3" table:style-name="ce1">
            <text:p>0.00783071</text:p>
          </table:table-cell>
          <table:table-cell table:number-columns-repeated="3" table:style-name="ce1"/>
          <table:table-cell office:value-type="string" table:style-name="ce1">
            <text:p><text:s text:c="6"/>Serial.println (mdata.ic, 8);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" table:style-name="ce1">
            <text:p>2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0.99035443999999995" table:style-name="ce1">
            <text:p>0.99035444</text:p>
          </table:table-cell>
          <table:table-cell office:value-type="float" office:value="9.7883899999999992E-3" table:style-name="ce1">
            <text:p>0.00978839</text:p>
          </table:table-cell>
          <table:table-cell table:number-columns-repeated="3" table:style-name="ce1"/>
          <table:table-cell office:value-type="string" table:style-name="ce1">
            <text:p><text:s text:c="4"/>}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0" table:style-name="ce1">
            <text:p>3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1.95767745" table:style-name="ce1">
            <text:p>1.95767745</text:p>
          </table:table-cell>
          <table:table-cell office:value-type="float" office:value="9.9035400000000006E-3" table:style-name="ce1">
            <text:p>0.00990354</text:p>
          </table:table-cell>
          <table:table-cell table:number-columns-repeated="3" table:style-name="ce1"/>
          <table:table-cell office:value-type="string" table:style-name="ce1">
            <text:p><text:s text:c="2"/>}<text:s text:c="6"/>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0" table:style-name="ce1">
            <text:p>4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2.9825792299999998" table:style-name="ce1">
            <text:p>2.98257923</text:p>
          </table:table-cell>
          <table:table-cell office:value-type="float" office:value="1.00187E-2" table:style-name="ce1">
            <text:p>0.0100187</text:p>
          </table:table-cell>
          <table:table-cell table:number-columns-repeated="16379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0" table:style-name="ce1">
            <text:p>5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3.94990234" table:style-name="ce1">
            <text:p>3.94990234</text:p>
          </table:table-cell>
          <table:table-cell office:value-type="float" office:value="1.00187E-2" table:style-name="ce1">
            <text:p>0.0100187</text:p>
          </table:table-cell>
          <table:table-cell table:number-columns-repeated="16379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0" table:style-name="ce1">
            <text:p>6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4.9517722099999997" table:style-name="ce1">
            <text:p>4.95177221</text:p>
          </table:table-cell>
          <table:table-cell office:value-type="float" office:value="1.001871E-2" table:style-name="ce1">
            <text:p>0.01001871</text:p>
          </table:table-cell>
          <table:table-cell table:number-columns-repeated="16379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5.9190950300000003" table:style-name="ce1">
            <text:p>5.91909503</text:p>
          </table:table-cell>
          <table:table-cell office:value-type="float" office:value="1.0249019999999999E-2" table:style-name="ce1">
            <text:p>0.01024902</text:p>
          </table:table-cell>
          <table:table-cell table:number-columns-repeated="16379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0" table:style-name="ce1">
            <text:p>8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6.9439973799999999" table:style-name="ce1">
            <text:p>6.94399738</text:p>
          </table:table-cell>
          <table:table-cell office:value-type="float" office:value="1.0364170000000001E-2" table:style-name="ce1">
            <text:p>0.01036417</text:p>
          </table:table-cell>
          <table:table-cell table:number-columns-repeated="16379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0" table:style-name="ce1">
            <text:p>90</text:p>
          </table:table-cell>
          <table:table-cell office:value-type="float" office:value="1.535E-5" table:style-name="ce1">
            <text:p>0.00001535</text:p>
          </table:table-cell>
          <table:table-cell office:value-type="float" office:value="7.9343514400000004" table:style-name="ce1">
            <text:p>7.93435144</text:p>
          </table:table-cell>
          <table:table-cell office:value-type="float" office:value="1.0364170000000001E-2" table:style-name="ce1">
            <text:p>0.01036417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0" table:style-name="ce1">
            <text:p>1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0.10364176" table:style-name="ce1">
            <text:p>0.10364176</text:p>
          </table:table-cell>
          <table:table-cell office:value-type="float" office:value="8.8671300000000008E-3" table:style-name="ce1">
            <text:p>0.00886713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0.46062997999999999" table:style-name="ce1">
            <text:p>0.46062998</text:p>
          </table:table-cell>
          <table:table-cell office:value-type="float" office:value="1.5085629999999999E-2" table:style-name="ce1">
            <text:p>0.01508563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0" table:style-name="ce1">
            <text:p>3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1.2667324499999999" table:style-name="ce1">
            <text:p>1.26673245</text:p>
          </table:table-cell>
          <table:table-cell office:value-type="float" office:value="1.6697839999999999E-2" table:style-name="ce1">
            <text:p>0.01669784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0" table:style-name="ce1">
            <text:p>4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2.2686025999999999" table:style-name="ce1">
            <text:p>2.2686026</text:p>
          </table:table-cell>
          <table:table-cell office:value-type="float" office:value="1.7043309999999999E-2" table:style-name="ce1">
            <text:p>0.01704331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0" table:style-name="ce1">
            <text:p>5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3.2244100499999999" table:style-name="ce1">
            <text:p>3.22441005</text:p>
          </table:table-cell>
          <table:table-cell office:value-type="float" office:value="1.738878E-2" table:style-name="ce1">
            <text:p>0.01738878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60" table:style-name="ce1">
            <text:p>6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4.2032489699999998" table:style-name="ce1">
            <text:p>4.20324897</text:p>
          </table:table-cell>
          <table:table-cell office:value-type="float" office:value="1.7503939999999999E-2" table:style-name="ce1">
            <text:p>0.01750394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70" table:style-name="ce1">
            <text:p>7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5.1820874200000002" table:style-name="ce1">
            <text:p>5.18208742</text:p>
          </table:table-cell>
          <table:table-cell office:value-type="float" office:value="1.7503939999999999E-2" table:style-name="ce1">
            <text:p>0.01750394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80" table:style-name="ce1">
            <text:p>8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6.1954736700000002" table:style-name="ce1">
            <text:p>6.19547367</text:p>
          </table:table-cell>
          <table:table-cell office:value-type="float" office:value="1.773425E-2" table:style-name="ce1">
            <text:p>0.0177342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0" table:style-name="ce1">
            <text:p>90</text:p>
          </table:table-cell>
          <table:table-cell office:value-type="float" office:value="1.6120000000000002E-5" table:style-name="ce1">
            <text:p>0.00001612</text:p>
          </table:table-cell>
          <table:table-cell office:value-type="float" office:value="7.16279602" table:style-name="ce1">
            <text:p>7.16279602</text:p>
          </table:table-cell>
          <table:table-cell office:value-type="float" office:value="1.7964569999999999E-2" table:style-name="ce1">
            <text:p>0.01796457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5.7578749999999998E-2" table:style-name="ce1">
            <text:p>0.05757875</text:p>
          </table:table-cell>
          <table:table-cell office:value-type="float" office:value="9.3277599999999992E-3" table:style-name="ce1">
            <text:p>0.00932776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0" table:style-name="ce1">
            <text:p>2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0.19576774" table:style-name="ce1">
            <text:p>0.19576774</text:p>
          </table:table-cell>
          <table:table-cell office:value-type="float" office:value="1.7619099999999999E-2" table:style-name="ce1">
            <text:p>0.0176191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0" table:style-name="ce1">
            <text:p>3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0.55275602000000001" table:style-name="ce1">
            <text:p>0.55275602</text:p>
          </table:table-cell>
          <table:table-cell office:value-type="float" office:value="2.38376E-2" table:style-name="ce1">
            <text:p>0.0238376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0" table:style-name="ce1">
            <text:p>4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1.2782483099999999" table:style-name="ce1">
            <text:p>1.27824831</text:p>
          </table:table-cell>
          <table:table-cell office:value-type="float" office:value="2.6025599999999999E-2" table:style-name="ce1">
            <text:p>0.0260256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0" table:style-name="ce1">
            <text:p>5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1.99222469" table:style-name="ce1">
            <text:p>1.99222469</text:p>
          </table:table-cell>
          <table:table-cell office:value-type="float" office:value="2.637107E-2" table:style-name="ce1">
            <text:p>0.02637107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60" table:style-name="ce1">
            <text:p>6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2.5795280900000002" table:style-name="ce1">
            <text:p>2.57952809</text:p>
          </table:table-cell>
          <table:table-cell office:value-type="float" office:value="2.68317E-2" table:style-name="ce1">
            <text:p>0.0268317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70" table:style-name="ce1">
            <text:p>7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3.25895738" table:style-name="ce1">
            <text:p>3.25895738</text:p>
          </table:table-cell>
          <table:table-cell office:value-type="float" office:value="2.68317E-2" table:style-name="ce1">
            <text:p>0.0268317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80" table:style-name="ce1">
            <text:p>8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3.98444938" table:style-name="ce1">
            <text:p>3.98444938</text:p>
          </table:table-cell>
          <table:table-cell office:value-type="float" office:value="2.671654E-2" table:style-name="ce1">
            <text:p>0.02671654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90" table:style-name="ce1">
            <text:p>90</text:p>
          </table:table-cell>
          <table:table-cell office:value-type="float" office:value="1.6889999999999999E-5" table:style-name="ce1">
            <text:p>0.00001689</text:p>
          </table:table-cell>
          <table:table-cell office:value-type="float" office:value="4.5602369300000003" table:style-name="ce1">
            <text:p>4.56023693</text:p>
          </table:table-cell>
          <table:table-cell office:value-type="float" office:value="2.6946850000000001E-2" table:style-name="ce1">
            <text:p>0.02694685</text:p>
          </table:table-cell>
          <table:table-cell table:number-columns-repeated="16379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Dave Rajnauth</meta:initial-creator>
    <dc:creator>ddr</dc:creator>
    <meta:creation-date>2019-05-29T23:03:28Z</meta:creation-date>
    <dc:date>2019-06-13T02:04:04Z</dc:date>
    <meta:editing-cycles>9</meta:editing-cycles>
    <meta:editing-duration>PT156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03937007874pt" svg:width="452.66393700787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2.$O$7:.$O$21" chart:class="chart:scatter" chart:attached-axis="primary-y" chart:style-name="G0S0">
            <chart:domain table:cell-range-address="Sheet2.$N$7:.$N$21"/>
            <chart:data-point chart:repeated="15"/>
          </chart:series>
          <chart:series chart:values-cell-range-address="Sheet2.$Q$7:.$Q$21" chart:class="chart:scatter" chart:attached-axis="primary-y" chart:style-name="G0S1">
            <chart:domain table:cell-range-address="Sheet2.$P$7:.$P$21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30.3303937007874pt" svg:width="757.8143307086613pt" chart:style-name="Crt0">
        <chart:title chart:style-name="CT00">
          <text:p text:style-name="a0" text:class-names="" text:cond-style-name="">Transistor Trac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llector Curre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llector-Emitter Voltage</text:p>
            </chart:title>
          </chart:axis>
          <chart:series chart:values-cell-range-address="2N22222-Setup.$E$2:.$E$11" chart:class="chart:scatter" chart:attached-axis="primary-y" chart:style-name="G0S0">
            <chart:domain table:cell-range-address="2N22222-Setup.$D$2:.$D$11"/>
            <chart:data-point chart:repeated="10"/>
          </chart:series>
          <chart:series chart:values-cell-range-address="2N22222-Setup.$E$12:.$E$21" chart:class="chart:scatter" chart:attached-axis="primary-y" chart:style-name="G0S1">
            <chart:domain table:cell-range-address="2N22222-Setup.$D$12:.$D$21"/>
            <chart:data-point chart:repeated="10"/>
          </chart:series>
          <chart:series chart:values-cell-range-address="2N22222-Setup.$E$22:.$E$31" chart:class="chart:scatter" chart:attached-axis="primary-y" chart:style-name="G0S2">
            <chart:domain table:cell-range-address="2N22222-Setup.$D$22:.$D$31"/>
            <chart:data-point chart:repeated="10"/>
          </chart:series>
          <chart:series chart:values-cell-range-address="2N22222-Setup.$E$32:.$E$41" chart:class="chart:scatter" chart:attached-axis="primary-y" chart:style-name="G0S3">
            <chart:domain table:cell-range-address="2N22222-Setup.$D$32:.$D$41"/>
            <chart:data-point chart:repeated="10"/>
          </chart:series>
          <chart:series chart:values-cell-range-address="2N22222-Setup.$E$42:.$E$51" chart:class="chart:scatter" chart:attached-axis="primary-y" chart:style-name="G0S4">
            <chart:domain table:cell-range-address="2N22222-Setup.$D$42:.$D$51"/>
            <chart:data-point chart:repeated="10"/>
          </chart:series>
          <chart:series chart:values-cell-range-address="2N22222-Setup.$E$52:.$E$61" chart:class="chart:scatter" chart:attached-axis="primary-y" chart:style-name="G0S5">
            <chart:domain table:cell-range-address="2N22222-Setup.$D$52:.$D$61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30.3303937007874pt" svg:width="757.8143307086613pt" chart:style-name="Crt0">
        <chart:title chart:style-name="CT00">
          <text:p text:style-name="a0" text:class-names="" text:cond-style-name="">2N2222 Transistor Trac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llector Curre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llector-Emitter Voltage</text:p>
            </chart:title>
          </chart:axis>
          <chart:series chart:values-cell-range-address="2N2222.$E$2:.$E$11" chart:class="chart:scatter" chart:attached-axis="primary-y" chart:style-name="G0S0">
            <chart:domain table:cell-range-address="2N2222.$D$2:.$D$11"/>
            <chart:data-point chart:repeated="10"/>
          </chart:series>
          <chart:series chart:values-cell-range-address="2N2222.$E$12:.$E$21" chart:class="chart:scatter" chart:attached-axis="primary-y" chart:style-name="G0S1">
            <chart:domain table:cell-range-address="2N2222.$D$12:.$D$21"/>
            <chart:data-point chart:repeated="10"/>
          </chart:series>
          <chart:series chart:values-cell-range-address="2N2222.$E$22:.$E$31" chart:class="chart:scatter" chart:attached-axis="primary-y" chart:style-name="G0S2">
            <chart:domain table:cell-range-address="2N2222.$D$22:.$D$31"/>
            <chart:data-point chart:repeated="10"/>
          </chart:series>
          <chart:series chart:values-cell-range-address="2N2222.$E$32:.$E$41" chart:class="chart:scatter" chart:attached-axis="primary-y" chart:style-name="G0S3">
            <chart:domain table:cell-range-address="2N2222.$D$32:.$D$41"/>
            <chart:data-point chart:repeated="10"/>
          </chart:series>
          <chart:series chart:values-cell-range-address="2N2222.$E$42:.$E$51" chart:class="chart:scatter" chart:attached-axis="primary-y" chart:style-name="G0S4">
            <chart:domain table:cell-range-address="2N2222.$D$42:.$D$51"/>
            <chart:data-point chart:repeated="10"/>
          </chart:series>
          <chart:series chart:values-cell-range-address="2N2222.$E$52:.$E$61" chart:class="chart:scatter" chart:attached-axis="primary-y" chart:style-name="G0S5">
            <chart:domain table:cell-range-address="2N2222.$D$52:.$D$61"/>
            <chart:data-point chart:repeated="10"/>
          </chart:series>
          <chart:series chart:values-cell-range-address="2N2222.$E$62:.$E$71" chart:class="chart:scatter" chart:attached-axis="primary-y" chart:style-name="G0S6">
            <chart:domain table:cell-range-address="2N2222.$D$62:.$D$71"/>
            <chart:data-point chart:repeated="10"/>
          </chart:series>
          <chart:series chart:values-cell-range-address="2N2222.$E$72:.$E$82" chart:class="chart:scatter" chart:attached-axis="primary-y" chart:style-name="G0S7">
            <chart:domain table:cell-range-address="2N2222.$D$72:.$D$82"/>
            <chart:data-point chart:repeated="11"/>
          </chart:series>
          <chart:series chart:values-cell-range-address="2N2222.$E$83:.$E$92" chart:class="chart:scatter" chart:attached-axis="primary-y" chart:style-name="G0S8">
            <chart:domain table:cell-range-address="2N2222.$D$83:.$D$92"/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30.3303937007874pt" svg:width="757.8143307086613pt" chart:style-name="Crt0">
        <chart:title chart:style-name="CT00">
          <text:p text:style-name="a0" text:class-names="" text:cond-style-name="">2N3904 Transistor Trac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llector Curre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llector-Emitter Voltage</text:p>
            </chart:title>
          </chart:axis>
          <chart:series chart:values-cell-range-address="2N3904.$E$2:.$E$11" chart:class="chart:scatter" chart:attached-axis="primary-y" chart:style-name="G0S0">
            <chart:domain table:cell-range-address="2N3904.$D$2:.$D$11"/>
            <chart:data-point chart:repeated="10"/>
          </chart:series>
          <chart:series chart:values-cell-range-address="2N3904.$E$12:.$E$21" chart:class="chart:scatter" chart:attached-axis="primary-y" chart:style-name="G0S1">
            <chart:domain table:cell-range-address="2N3904.$D$12:.$D$21"/>
            <chart:data-point chart:repeated="10"/>
          </chart:series>
          <chart:series chart:values-cell-range-address="2N3904.$E$22:.$E$31" chart:class="chart:scatter" chart:attached-axis="primary-y" chart:style-name="G0S2">
            <chart:domain table:cell-range-address="2N3904.$D$22:.$D$31"/>
            <chart:data-point chart:repeated="10"/>
          </chart:series>
          <chart:series chart:values-cell-range-address="2N3904.$E$32:.$E$41" chart:class="chart:scatter" chart:attached-axis="primary-y" chart:style-name="G0S3">
            <chart:domain table:cell-range-address="2N3904.$D$32:.$D$41"/>
            <chart:data-point chart:repeated="10"/>
          </chart:series>
          <chart:series chart:values-cell-range-address="2N3904.$E$42:.$E$51" chart:class="chart:scatter" chart:attached-axis="primary-y" chart:style-name="G0S4">
            <chart:domain table:cell-range-address="2N3904.$D$42:.$D$51"/>
            <chart:data-point chart:repeated="10"/>
          </chart:series>
          <chart:series chart:values-cell-range-address="2N3904.$E$52:.$E$61" chart:class="chart:scatter" chart:attached-axis="primary-y" chart:style-name="G0S5">
            <chart:domain table:cell-range-address="2N3904.$D$52:.$D$61"/>
            <chart:data-point chart:repeated="10"/>
          </chart:series>
          <chart:series chart:values-cell-range-address="2N3904.$E$62:.$E$71" chart:class="chart:scatter" chart:attached-axis="primary-y" chart:style-name="G0S6">
            <chart:domain table:cell-range-address="2N3904.$D$62:.$D$71"/>
            <chart:data-point chart:repeated="10"/>
          </chart:series>
          <chart:series chart:values-cell-range-address="2N3904.$E$72:.$E$82" chart:class="chart:scatter" chart:attached-axis="primary-y" chart:style-name="G0S7">
            <chart:domain table:cell-range-address="2N3904.$D$72:.$D$82"/>
            <chart:data-point chart:repeated="11"/>
          </chart:series>
          <chart:series chart:values-cell-range-address="2N3904.$E$83:.$E$92" chart:class="chart:scatter" chart:attached-axis="primary-y" chart:style-name="G0S8">
            <chart:domain table:cell-range-address="2N3904.$D$83:.$D$92"/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0S2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9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30.3303937007874pt" svg:width="757.8143307086613pt" chart:style-name="Crt0">
        <chart:title chart:style-name="CT00">
          <text:p text:style-name="a0" text:class-names="" text:cond-style-name="">2N3053 Transistor Trac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llector Curre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llector-Emitter Voltage</text:p>
            </chart:title>
          </chart:axis>
          <chart:series chart:values-cell-range-address="2N3053.$E$2:.$E$11" chart:class="chart:scatter" chart:attached-axis="primary-y" chart:style-name="G0S0">
            <chart:domain table:cell-range-address="2N3053.$D$2:.$D$11"/>
            <chart:data-point chart:repeated="10"/>
          </chart:series>
          <chart:series chart:values-cell-range-address="2N3053.$E$92:.$E$101" chart:class="chart:scatter" chart:attached-axis="primary-y" chart:style-name="G0S1">
            <chart:domain table:cell-range-address="2N3053.$D$92:.$D$101"/>
            <chart:data-point chart:repeated="10"/>
          </chart:series>
          <chart:series chart:values-cell-range-address="2N3053.$E$12:.$E$21" chart:class="chart:scatter" chart:attached-axis="primary-y" chart:style-name="G0S2">
            <chart:domain table:cell-range-address="2N3053.$D$12:.$D$21"/>
            <chart:data-point chart:repeated="10"/>
          </chart:series>
          <chart:series chart:values-cell-range-address="2N3053.$E$22:.$E$31" chart:class="chart:scatter" chart:attached-axis="primary-y" chart:style-name="G0S3">
            <chart:domain table:cell-range-address="2N3053.$D$22:.$D$31"/>
            <chart:data-point chart:repeated="10"/>
          </chart:series>
          <chart:series chart:values-cell-range-address="2N3053.$E$32:.$E$41" chart:class="chart:scatter" chart:attached-axis="primary-y" chart:style-name="G0S4">
            <chart:domain table:cell-range-address="2N3053.$D$32:.$D$41"/>
            <chart:data-point chart:repeated="10"/>
          </chart:series>
          <chart:series chart:values-cell-range-address="2N3053.$E$42:.$E$51" chart:class="chart:scatter" chart:attached-axis="primary-y" chart:style-name="G0S5">
            <chart:domain table:cell-range-address="2N3053.$D$42:.$D$51"/>
            <chart:data-point chart:repeated="10"/>
          </chart:series>
          <chart:series chart:values-cell-range-address="2N3053.$E$52:.$E$61" chart:class="chart:scatter" chart:attached-axis="primary-y" chart:style-name="G0S6">
            <chart:domain table:cell-range-address="2N3053.$D$52:.$D$61"/>
            <chart:data-point chart:repeated="10"/>
          </chart:series>
          <chart:series chart:values-cell-range-address="2N3053.$E$62:.$E$71" chart:class="chart:scatter" chart:attached-axis="primary-y" chart:style-name="G0S7">
            <chart:domain table:cell-range-address="2N3053.$D$62:.$D$71"/>
            <chart:data-point chart:repeated="10"/>
          </chart:series>
          <chart:series chart:values-cell-range-address="2N3053.$E$72:.$E$81" chart:class="chart:scatter" chart:attached-axis="primary-y" chart:style-name="G0S8">
            <chart:domain table:cell-range-address="2N3053.$D$72:.$D$81"/>
            <chart:data-point chart:repeated="10"/>
          </chart:series>
          <chart:series chart:values-cell-range-address="2N3053.$E$82:.$E$91" chart:class="chart:scatter" chart:attached-axis="primary-y" chart:style-name="G0S9">
            <chart:domain table:cell-range-address="2N3053.$D$82:.$D$91"/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30.3303937007874pt" svg:width="757.8143307086613pt" chart:style-name="Crt0">
        <chart:title chart:style-name="CT00">
          <text:p text:style-name="a0" text:class-names="" text:cond-style-name="">2N7000 MOSFET Trac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ollector Curre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llector-Emitter Voltage</text:p>
            </chart:title>
          </chart:axis>
          <chart:series chart:values-cell-range-address="2N7000.$E$2:.$E$11" chart:class="chart:scatter" chart:attached-axis="primary-y" chart:style-name="G0S0">
            <chart:domain table:cell-range-address="2N7000.$D$2:.$D$11"/>
            <chart:data-point chart:repeated="10"/>
          </chart:series>
          <chart:series chart:values-cell-range-address="2N7000.$E$12:.$E$21" chart:class="chart:scatter" chart:attached-axis="primary-y" chart:style-name="G0S1">
            <chart:domain table:cell-range-address="2N7000.$D$12:.$D$21"/>
            <chart:data-point chart:repeated="10"/>
          </chart:series>
          <chart:series chart:values-cell-range-address="2N7000.$E$22:.$E$31" chart:class="chart:scatter" chart:attached-axis="primary-y" chart:style-name="G0S2">
            <chart:domain table:cell-range-address="2N7000.$D$22:.$D$31"/>
            <chart:data-point chart:repeated="10"/>
          </chart:series>
          <chart:series chart:values-cell-range-address="2N7000.$E$32:.$E$41" chart:class="chart:scatter" chart:attached-axis="primary-y" chart:style-name="G0S3">
            <chart:domain table:cell-range-address="2N7000.$D$32:.$D$41"/>
            <chart:data-point chart:repeated="10"/>
          </chart:series>
          <chart:series chart:values-cell-range-address="2N7000.$E$42:.$E$51" chart:class="chart:scatter" chart:attached-axis="primary-y" chart:style-name="G0S4">
            <chart:domain table:cell-range-address="2N7000.$D$42:.$D$51"/>
            <chart:data-point chart:repeated="10"/>
          </chart:series>
          <chart:series chart:values-cell-range-address="2N7000.$E$52:.$E$61" chart:class="chart:scatter" chart:attached-axis="primary-y" chart:style-name="G0S5">
            <chart:domain table:cell-range-address="2N7000.$D$52:.$D$61"/>
            <chart:data-point chart:repeated="10"/>
          </chart:series>
          <chart:series chart:values-cell-range-address="2N7000.$E$62:.$E$71" chart:class="chart:scatter" chart:attached-axis="primary-y" chart:style-name="G0S6">
            <chart:domain table:cell-range-address="2N7000.$D$62:.$D$71"/>
            <chart:data-point chart:repeated="10"/>
          </chart:series>
          <chart:series chart:values-cell-range-address="2N7000.$E$72:.$E$81" chart:class="chart:scatter" chart:attached-axis="primary-y" chart:style-name="G0S7">
            <chart:domain table:cell-range-address="2N7000.$D$72:.$D$81"/>
            <chart:data-point chart:repeated="10"/>
          </chart:series>
          <chart:series chart:values-cell-range-address="2N7000.$E$82:.$E$91" chart:class="chart:scatter" chart:attached-axis="primary-y" chart:style-name="G0S8">
            <chart:domain table:cell-range-address="2N7000.$D$82:.$D$91"/>
            <chart:data-point chart:repeated="10"/>
          </chart:series>
          <chart:series chart:values-cell-range-address="2N7000.$E$92:.$E$101" chart:class="chart:scatter" chart:attached-axis="primary-y" chart:style-name="G0S9">
            <chart:domain table:cell-range-address="2N7000.$D$92:.$D$101"/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